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292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2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3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24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25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26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85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30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F12]+[.F13]=0)                       OR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AND                        ([.F6]+[.G6]&gt;0))                           OR                           (([.H6]+[.I6]&gt;0)                        AND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1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87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AND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AND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5" style:family="table-cell" style:parent-style-name="Default">
      <style:table-cell-properties fo:border-bottom="0.99pt solid #ffffff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6" style:family="table-cell" style:parent-style-name="Default">
      <style:table-cell-properties fo:border-bottom="2.01pt solid #ffffff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AND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8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2">
      <style:table-cell-properties fo:border-bottom="0.99pt solid #ffffff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1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2">
      <style:table-cell-properties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 style:data-style-name="N2">
      <style:table-cell-properties fo:border-bottom="0.99pt solid #000000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1" style:family="table-cell" style:parent-style-name="Default">
      <style:table-cell-properties fo:background-color="transparent" fo:border="none" style:vertical-align="middle"/>
    </style:style>
    <style:style style:name="ce162" style:family="table-cell" style:parent-style-name="Default">
      <style:table-cell-properties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99pt solid #ffffff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4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5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6" style:family="table-cell" style:parent-style-name="Default">
      <style:table-cell-properties fo:border-bottom="0.99pt solid #ffffff" fo:background-color="transparent" fo:border-left="none" fo:border-right="none" fo:border-top="0.99pt solid #ffffff"/>
    </style:style>
    <style:style style:name="ce167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8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0.99pt solid #ffffff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0" style:family="table-cell" style:parent-style-name="Default" style:data-style-name="N2">
      <style:table-cell-properties fo:border-bottom="0.99pt solid #000000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1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72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73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none" fo:border-right="0.99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80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order-bottom="non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2" style:family="table-cell" style:parent-style-name="Default" style:data-style-name="N2">
      <style:table-cell-properties fo:border-bottom="0.99pt solid #000000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3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0.99pt solid #ffffff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6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7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8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2">
      <style:table-cell-properties fo:border-bottom="0.99pt solid #ffffff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0" style:family="table-cell" style:parent-style-name="Default" style:data-style-name="N2">
      <style:table-cell-properties fo:border-bottom="0.99pt solid #000000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1" style:family="table-cell" style:parent-style-name="Default">
      <style:table-cell-properties fo:border="none" fo:padding-bottom="0.0193in" fo:padding-left="0.0138in" fo:padding-right="0.0138in" fo:padding-top="0.0193in"/>
    </style:style>
    <style:style style:name="ce943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AND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8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2">
      <style:table-cell-properties fo:border-bottom="non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0" style:family="table-cell" style:parent-style-name="Default" style:data-style-name="N2">
      <style:table-cell-properties fo:border-bottom="0.99pt solid #000000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1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AND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2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04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205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206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20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AND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8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2">
      <style:table-cell-properties fo:border-bottom="0.99pt solid #ffffff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10" style:family="table-cell" style:parent-style-name="Default" style:data-style-name="N2">
      <style:table-cell-properties fo:border-bottom="0.99pt solid #000000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11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non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non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3" style:family="table-cell" style:parent-style-name="Default" style:data-style-name="N2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4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25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26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27" style:family="table-cell" style:parent-style-name="Default">
      <style:table-cell-properties fo:border-bottom="0.99pt solid #ffffff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2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30" style:family="table-cell" style:parent-style-name="Default" style:data-style-name="N2">
      <style:table-cell-properties fo:border-bottom="0.99pt solid #ffffff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31" style:family="table-cell" style:parent-style-name="BlackText">
      <style:table-cell-properties fo:border-bottom="0.99pt solid #000000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3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23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35" style:family="table-cell" style:parent-style-name="Default" style:data-style-name="N4">
      <style:table-cell-properties style:cell-protect="none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36" style:family="table-cell" style:parent-style-name="Default" style:data-style-name="N4">
      <style:table-cell-properties fo:border="none" style:shrink-to-fit="true" style:vertical-align="middle"/>
      <style:text-properties style:font-name="Times New Roman2" fo:font-size="10pt" style:font-size-asian="10pt" style:font-size-complex="10pt"/>
    </style:style>
    <style:style style:name="ce2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3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4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45" style:family="table-cell" style:parent-style-name="Default">
      <style:table-cell-properties fo:border-bottom="0.99pt solid #ffffff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7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1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003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54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55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8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9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0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62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6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4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69" style:family="table-cell" style:parent-style-name="Default" style:data-style-name="N4">
      <style:table-cell-properties fo:border-bottom="non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2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3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4" style:family="table-cell" style:parent-style-name="Default" style:data-style-name="N11">
      <style:table-cell-properties fo:border-bottom="0.99pt solid #000000" style:cell-protect="none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5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99pt solid #ffffff" style:cell-protect="none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77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8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9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AA1"/>
    </style:style>
    <style:style style:name="ce28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81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6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AND                     ([.AR8]=0))" style:apply-style-name="Expenses_20_Too_20_High" style:base-cell-address="'Weekly Payroll Report'.AR8"/>
    </style:style>
    <style:style style:name="ce2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9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AND                     ([.AR11]=0))" style:apply-style-name="Expenses_20_Too_20_High" style:base-cell-address="'Weekly Payroll Report'.AR11"/>
    </style:style>
    <style:style style:name="ce290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3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9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95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6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9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9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1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11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1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1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25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8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3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3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3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6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7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33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vertical-align="middle"/>
    </style:style>
    <style:style style:name="ce342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43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344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6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26pt solid #ffffff" fo:border-left="none" fo:border-right="0.26pt solid #ffffff" fo:border-top="none"/>
    </style:style>
    <style:style style:name="ce350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51" style:family="table-cell" style:parent-style-name="Default" style:data-style-name="N2">
      <style:table-cell-properties fo:border="0.26pt solid #ffffff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5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7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60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61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62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63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6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366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7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9" style:family="table-cell" style:parent-style-name="Default">
      <style:text-properties style:font-name="Times New Roman2" fo:font-size="6pt" style:font-size-asian="6pt" style:font-size-complex="6pt"/>
    </style:style>
    <style:style style:name="ce37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7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7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75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6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9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8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84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37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92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94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95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9" style:family="table-cell" style:parent-style-name="Default">
      <style:table-cell-properties fo:border="0.26pt solid #ffffff" fo:padding-bottom="0in" fo:padding-left="0.0555in" fo:padding-right="0in" fo:padding-top="0in"/>
    </style:style>
    <style:style style:name="ce400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401" style:family="table-cell" style:parent-style-name="Default">
      <style:table-cell-properties fo:padding-bottom="0in" fo:padding-left="0.0555in" fo:padding-right="0in" fo:padding-top="0in"/>
    </style:style>
    <style:style style:name="ce402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40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9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0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1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8" style:family="table-cell" style:parent-style-name="Default">
      <style:text-properties fo:font-size="9pt"/>
    </style:style>
    <style:style style:name="ce419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20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22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3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4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9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30" style:family="table-cell" style:parent-style-name="Default">
      <style:table-cell-properties fo:padding-bottom="0.0189in" fo:padding-left="0.0138in" fo:padding-right="0.0555in" fo:padding-top="0.0189in"/>
    </style:style>
    <style:style style:name="ce431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33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34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8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9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40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41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0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5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2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53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8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05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62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63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65" style:family="table-cell" style:parent-style-name="Default"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8" style:family="table-cell" style:parent-style-name="Default">
      <style:table-cell-properties fo:border-bottom="none" fo:border-left="0.26pt solid #ffffff" fo:border-right="none" fo:border-top="none"/>
    </style:style>
    <style:style style:name="ce469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70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71" style:family="table-cell" style:parent-style-name="Default">
      <style:table-cell-properties fo:border-bottom="none" fo:border-left="0.26pt solid #ffffff" fo:border-right="none" fo:border-top="0.26pt solid #ffffff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74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75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8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2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8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4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501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8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10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11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12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1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1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3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4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2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4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548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2pt" style:font-size-asian="12pt" style:font-size-complex="12pt"/>
    </style:style>
    <style:style style:name="ce54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50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5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7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61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2pt" style:font-size-asian="12pt" style:font-size-complex="12pt"/>
    </style:style>
    <style:style style:name="ce56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8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9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0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73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4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5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5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6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8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88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1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2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2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5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6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9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2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2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1370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625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6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2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3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4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6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7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395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8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9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60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07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65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3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4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7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9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8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>
      <style:table-cell-properties style:cell-protect="protected formula-hidden" style:print-content="true" fo:border="0.06pt solid #ffffff"/>
    </style:style>
    <style:style style:name="ce68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84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9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70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4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5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1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11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9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730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</style:style>
    <style:style style:name="ce731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7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9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4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4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5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6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7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8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9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50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51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53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54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5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6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7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9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6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9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70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7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74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77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8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9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80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81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82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83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84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4"/>
        <table:table-column table:style-name="co16" table:default-cell-style-name="ce284"/>
        <table:table-column table:style-name="co17" table:number-columns-repeated="3" table:default-cell-style-name="ce284"/>
        <table:table-column table:style-name="co18" table:number-columns-repeated="2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300"/>
        <table:table-column table:style-name="co21" table:default-cell-style-name="ce300"/>
        <table:table-column table:style-name="co22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4" table:default-cell-style-name="ce305"/>
        <table:table-column table:style-name="co23" table:default-cell-style-name="ce305"/>
        <table:table-column table:style-name="co25" table:default-cell-style-name="ce315"/>
        <table:table-column table:style-name="co23" table:default-cell-style-name="ce315"/>
        <table:table-column table:style-name="co25" table:default-cell-style-name="ce322"/>
        <table:table-column table:style-name="co23" table:default-cell-style-name="ce315"/>
        <table:table-column table:style-name="co22" table:default-cell-style-name="ce315"/>
        <table:table-column table:style-name="co23" table:default-cell-style-name="ce315"/>
        <table:table-column table:style-name="co26" table:default-cell-style-name="ce315"/>
        <table:table-column table:style-name="co27" table:default-cell-style-name="ce315"/>
        <table:table-column table:style-name="co26" table:default-cell-style-name="ce322"/>
        <table:table-column table:style-name="co21" table:default-cell-style-name="ce315"/>
        <table:table-column table:style-name="co26" table:default-cell-style-name="ce315"/>
        <table:table-column table:style-name="co21" table:default-cell-style-name="ce315"/>
        <table:table-column table:style-name="co28" table:default-cell-style-name="ce329"/>
        <table:table-column table:style-name="co23" table:default-cell-style-name="ce315"/>
        <table:table-column table:style-name="co29" table:default-cell-style-name="ce338"/>
        <table:table-column table:style-name="co23" table:default-cell-style-name="ce338"/>
        <table:table-column table:style-name="co30" table:default-cell-style-name="ce338"/>
        <table:table-column table:style-name="co21" table:default-cell-style-name="ce338"/>
        <table:table-column table:style-name="co31" table:default-cell-style-name="ce343"/>
        <table:table-column table:style-name="co32" table:default-cell-style-name="ce343"/>
        <table:table-column table:style-name="co33" table:default-cell-style-name="ce343"/>
        <table:table-column table:style-name="co21" table:default-cell-style-name="ce343"/>
        <table:table-column table:style-name="co29" table:default-cell-style-name="ce343"/>
        <table:table-column table:style-name="co21" table:default-cell-style-name="ce343"/>
        <table:table-column table:style-name="co30" table:default-cell-style-name="ce343"/>
        <table:table-column table:style-name="co34" table:default-cell-style-name="ce343"/>
        <table:table-column table:style-name="co35" table:default-cell-style-name="ce281"/>
        <table:table-column table:style-name="co36" table:default-cell-style-name="ce281"/>
        <table:table-column table:style-name="co37" table:default-cell-style-name="ce354"/>
        <table:table-column table:style-name="co27" table:default-cell-style-name="ce281"/>
        <table:table-column table:style-name="co38" table:default-cell-style-name="ce281"/>
        <table:table-column table:style-name="co21" table:default-cell-style-name="ce281"/>
        <table:table-column table:style-name="co39" table:default-cell-style-name="ce281"/>
        <table:table-column table:style-name="co19" table:default-cell-style-name="ce281"/>
        <table:table-column table:style-name="co40" table:default-cell-style-name="ce281"/>
        <table:table-column table:style-name="co21" table:default-cell-style-name="ce281"/>
        <table:table-column table:style-name="co41" table:default-cell-style-name="ce232"/>
        <table:table-column table:style-name="co21" table:default-cell-style-name="ce232"/>
        <table:table-column table:style-name="co42" table:number-columns-repeated="108" table:default-cell-style-name="ce232"/>
        <table:table-column table:style-name="co42" table:default-cell-style-name="ce365"/>
        <table:table-column table:style-name="co42" table:number-columns-repeated="810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71" table:number-columns-repeated="3"/>
            <table:table-cell table:style-name="ce24"/>
            <table:table-cell table:style-name="ce251"/>
            <table:table-cell table:style-name="ce264" office:value-type="string" calcext:value-type="string">
              <text:p>American National Skyline, Inc.</text:p>
            </table:table-cell>
            <table:table-cell table:style-name="ce280" table:number-columns-repeated="9"/>
            <table:table-cell table:style-name="ce299" table:number-columns-repeated="2"/>
            <table:table-cell table:style-name="ce304" table:number-columns-repeated="6"/>
            <table:table-cell table:style-name="ce314" table:number-columns-repeated="2"/>
            <table:table-cell table:style-name="ce321"/>
            <table:table-cell table:style-name="ce314" table:number-columns-repeated="5"/>
            <table:table-cell table:style-name="ce321"/>
            <table:table-cell table:style-name="ce314" table:number-columns-repeated="3"/>
            <table:table-cell table:style-name="ce328"/>
            <table:table-cell table:style-name="ce314"/>
            <table:table-cell table:style-name="ce337" table:number-columns-repeated="4"/>
            <table:table-cell table:style-name="ce342" table:number-columns-repeated="8"/>
            <table:table-cell table:style-name="ce280" table:number-columns-repeated="2"/>
            <table:table-cell table:style-name="ce353"/>
            <table:table-cell table:style-name="ce280" table:number-columns-repeated="7"/>
            <table:table-cell table:style-name="ce334" table:number-columns-repeated="111"/>
            <table:table-cell table:style-name="ce24" table:number-columns-repeated="810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1" office:value-type="string" calcext:value-type="string" table:number-columns-spanned="2" table:number-rows-spanned="1">
              <text:p>VOL:</text:p>
            </table:table-cell>
            <table:covered-table-cell table:style-name="ce873"/>
            <table:table-cell table:style-name="ce123" office:value-type="float" office:value="20209" calcext:value-type="float" table:number-columns-spanned="3" table:number-rows-spanned="1">
              <text:p>20,209.00</text:p>
            </table:table-cell>
            <table:covered-table-cell table:style-name="ce125"/>
            <table:covered-table-cell table:style-name="ce873"/>
            <table:table-cell table:style-name="ce873"/>
            <table:table-cell table:style-name="ce871" office:value-type="string" calcext:value-type="string" table:number-columns-spanned="2" table:number-rows-spanned="1">
              <text:p>PAY:</text:p>
            </table:table-cell>
            <table:covered-table-cell table:style-name="ce873"/>
            <table:table-cell table:style-name="ce123" table:formula="of:=[Summary.X38]" office:value-type="float" office:value="6823" calcext:value-type="float" table:number-columns-spanned="3" table:number-rows-spanned="1">
              <text:p>6,823.00</text:p>
            </table:table-cell>
            <table:covered-table-cell table:number-columns-repeated="2" table:style-name="ce125"/>
            <table:table-cell table:style-name="ce87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37621851650255" calcext:value-type="percentage" table:number-columns-spanned="3" table:number-rows-spanned="1">
              <text:p>33.76%</text:p>
            </table:table-cell>
            <table:covered-table-cell table:number-columns-repeated="2" table:style-name="ce125"/>
            <table:table-cell table:style-name="ce172" table:number-columns-spanned="2" table:number-rows-spanned="1"/>
            <table:covered-table-cell table:style-name="ce191"/>
            <table:table-cell table:style-name="ce211"/>
            <table:table-cell table:style-name="ce232" table:number-columns-repeated="3"/>
            <table:table-cell table:style-name="ce281" table:number-columns-repeated="9"/>
            <table:table-cell table:number-columns-repeated="154"/>
            <table:table-cell table:style-name="ce232"/>
            <table:table-cell table:style-name="ce25" table:number-columns-repeated="810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30"/>
            <table:table-cell table:style-name="ce88" table:content-validation-name="val5" office:value-type="float" office:value="77" calcext:value-type="float" table:number-columns-spanned="2" table:number-rows-spanned="1">
              <text:p>77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30"/>
            <table:table-cell table:style-name="ce151"/>
            <table:table-cell table:style-name="ce173" table:number-columns-repeated="2"/>
            <table:table-cell table:style-name="ce212" office:value-type="string" calcext:value-type="string">
              <text:p>WEEK ENDING :</text:p>
            </table:table-cell>
            <table:table-cell table:style-name="ce233" table:content-validation-name="val11" office:value-type="date" office:date-value="2021-09-24" calcext:value-type="date" table:number-columns-spanned="3" table:number-rows-spanned="1">
              <text:p>09/24/21</text:p>
            </table:table-cell>
            <table:covered-table-cell table:style-name="ce118"/>
            <table:covered-table-cell table:style-name="ce265"/>
            <table:table-cell table:style-name="ce281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6" table:number-columns-repeated="810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66"/>
            <table:table-cell table:style-name="ce282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7" table:number-columns-repeated="810"/>
          </table:table-row>
          <table:table-row table:style-name="ro5">
            <table:table-cell table:style-name="ce4"/>
            <table:table-cell table:style-name="ce192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1-09-20" calcext:value-type="date" table:number-columns-spanned="4" table:number-rows-spanned="1">
              <text:p>Mon - 09/20</text:p>
            </table:table-cell>
            <table:covered-table-cell table:number-columns-repeated="3" table:style-name="ce65"/>
            <table:table-cell table:style-name="ce49" table:formula="of:=[.V5]-1" office:value-type="date" office:date-value="2021-09-21" calcext:value-type="date" table:number-columns-spanned="4" table:number-rows-spanned="1">
              <text:p>Tue - 09/21</text:p>
            </table:table-cell>
            <table:covered-table-cell table:number-columns-repeated="3" table:style-name="ce65"/>
            <table:table-cell table:style-name="ce49" table:formula="of:=[.Z5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2"/>
            <table:covered-table-cell table:style-name="ce174"/>
            <table:table-cell table:style-name="ce943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13"/>
            <table:table-cell table:style-name="ce943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1003"/>
            <table:table-cell table:style-name="ce283" table:number-columns-repeated="7"/>
            <table:table-cell table:style-name="ce297" office:value-type="string" calcext:value-type="string">
              <text:p>Row</text:p>
            </table:table-cell>
            <table:table-cell table:style-name="ce283"/>
            <table:table-cell table:style-name="ce301" office:value-type="string" calcext:value-type="string">
              <text:p>Employee Name </text:p>
            </table:table-cell>
            <table:table-cell table:style-name="ce303"/>
            <table:table-cell table:style-name="ce306" office:value-type="string" calcext:value-type="string">
              <text:p>Reg Hrs</text:p>
            </table:table-cell>
            <table:table-cell table:style-name="ce98"/>
            <table:table-cell table:style-name="ce306" office:value-type="string" calcext:value-type="string">
              <text:p>Reg Pay</text:p>
            </table:table-cell>
            <table:table-cell table:style-name="ce98"/>
            <table:table-cell table:style-name="ce306" office:value-type="string" calcext:value-type="string">
              <text:p>Expenses</text:p>
            </table:table-cell>
            <table:table-cell table:style-name="ce98"/>
            <table:table-cell table:style-name="ce316" office:value-type="string" calcext:value-type="string">
              <text:p>OT Hrs</text:p>
            </table:table-cell>
            <table:table-cell table:style-name="ce320"/>
            <table:table-cell table:style-name="ce306" office:value-type="string" calcext:value-type="string">
              <text:p>OT Pay</text:p>
            </table:table-cell>
            <table:table-cell table:style-name="ce98"/>
            <table:table-cell table:style-name="ce316" office:value-type="string" calcext:value-type="string">
              <text:p>Vac Hrs</text:p>
            </table:table-cell>
            <table:table-cell table:style-name="ce320"/>
            <table:table-cell table:style-name="ce306" office:value-type="string" calcext:value-type="string">
              <text:p>Vac Pay</text:p>
            </table:table-cell>
            <table:table-cell table:style-name="ce320"/>
            <table:table-cell table:style-name="ce316" office:value-type="string" calcext:value-type="string">
              <text:p>Hol Hrs</text:p>
            </table:table-cell>
            <table:table-cell table:style-name="ce320"/>
            <table:table-cell table:style-name="ce326" office:value-type="string" calcext:value-type="string">
              <text:p>Hol Pay</text:p>
            </table:table-cell>
            <table:table-cell table:style-name="ce327"/>
            <table:table-cell table:style-name="ce330" office:value-type="string" calcext:value-type="string">
              <text:p>Gross</text:p>
            </table:table-cell>
            <table:table-cell table:style-name="ce334"/>
            <table:table-cell table:style-name="ce326" office:value-type="string" calcext:value-type="string">
              <text:p>Expenses Submitted</text:p>
            </table:table-cell>
            <table:table-cell table:style-name="ce340"/>
            <table:table-cell table:style-name="ce306" office:value-type="string" calcext:value-type="string">
              <text:p>Expenses Allowed</text:p>
            </table:table-cell>
            <table:table-cell table:style-name="Default"/>
            <table:table-cell table:style-name="ce326" office:value-type="string" calcext:value-type="string">
              <text:p>VOL</text:p>
            </table:table-cell>
            <table:table-cell table:style-name="ce348"/>
            <table:table-cell table:style-name="ce326" office:value-type="string" calcext:value-type="string">
              <text:p>D/L</text:p>
            </table:table-cell>
            <table:table-cell table:style-name="ce349"/>
            <table:table-cell table:style-name="ce306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8"/>
            <table:table-cell table:style-name="ce24"/>
            <table:table-cell table:style-name="ce357" table:number-columns-repeated="3"/>
            <table:table-cell table:style-name="ce359" table:number-columns-repeated="110"/>
            <table:table-cell table:style-name="ce362"/>
            <table:table-cell table:style-name="ce1003" table:number-columns-repeated="810"/>
          </table:table-row>
        </table:table-header-rows>
        <table:table-row table:style-name="ro6">
          <table:table-cell table:style-name="ce5"/>
          <table:table-cell table:style-name="ce292" table:content-validation-name="val1" office:value-type="string" calcext:value-type="string" table:number-columns-spanned="2" table:number-rows-spanned="8">
            <text:p>TYLER CORRADI</text:p>
          </table:table-cell>
          <table:covered-table-cell table:style-name="ce722"/>
          <table:table-cell table:style-name="ce722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540" calcext:value-type="float" table:number-columns-spanned="3" table:number-rows-spanned="2">
            <text:p>54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6]" office:value-type="float" office:value="540" calcext:value-type="float" table:number-columns-spanned="3" table:number-rows-spanned="3">
            <text:p>54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]" office:value-type="float" office:value="1" calcext:value-type="float">
            <text:p>1</text:p>
          </table:table-cell>
          <table:table-cell table:style-name="ce281"/>
          <table:table-cell table:style-name="ce302" table:formula="of:=[.B6]" office:value-type="string" office:string-value="TYLER CORRADI" calcext:value-type="string">
            <text:p>TYLER CORRADI</text:p>
          </table:table-cell>
          <table:table-cell table:style-name="ce302"/>
          <table:table-cell table:style-name="ce307" table:formula="of:=[.$F6]+[.$J6]+[.$N6]+[.$R6]+[.$V6]+[.$Z6]+[.$AD6]" office:value-type="float" office:value="24" calcext:value-type="float">
            <text:p>24.00</text:p>
          </table:table-cell>
          <table:table-cell table:style-name="ce310"/>
          <table:table-cell table:style-name="ce312" table:formula="of:=IF([.$BG6]=0;[.$CA6]; IF([.$BG6]&gt;0; [.$CA6]/([.$BA6]+([.$BG6]*1.5)))*[.$BA6])-[.$BE6]" office:value-type="float" office:value="540" calcext:value-type="float">
            <text:p>540.00</text:p>
          </table:table-cell>
          <table:table-cell table:style-name="ce310"/>
          <table:table-cell table:style-name="ce313" table:formula="of:=[.BU6]" office:value-type="float" office:value="0" calcext:value-type="float">
            <text:p>0.00</text:p>
          </table:table-cell>
          <table:table-cell table:style-name="ce310"/>
          <table:table-cell table:style-name="ce317" table:formula="of:=[.$G6]+[.$K6]+[.$O6]+[.$S6]+[.$W6]+[.$AA6]+[.$AE6]" office:value-type="float" office:value="0" calcext:value-type="float">
            <text:p>0</text:p>
          </table:table-cell>
          <table:table-cell table:style-name="ce312"/>
          <table:table-cell table:style-name="ce312" table:formula="of:=IF([.$BA6]&gt;0;[.$BG6]*[.$CA6]/([.$BA6]+([.$BG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]+[.$L6]+[.$P6]+[.$T6]+[.$X6]+[.$AB6]+[.$AF6]" office:value-type="float" office:value="0" calcext:value-type="float">
            <text:p>0</text:p>
          </table:table-cell>
          <table:table-cell table:style-name="ce312"/>
          <table:table-cell table:style-name="ce312" table:formula="of:=[.$BK6]*([.$AR8]/8)" office:value-type="float" office:value="0" calcext:value-type="float">
            <text:p>0.00</text:p>
          </table:table-cell>
          <table:table-cell table:style-name="ce312"/>
          <table:table-cell table:style-name="ce317" table:formula="of:=[.$I6]+[.$M6]+[.$Q6]+[.$U6]+[.$Y6]+[.$AC6]+[.$AG6]" office:value-type="float" office:value="0" calcext:value-type="float">
            <text:p>0</text:p>
          </table:table-cell>
          <table:table-cell table:style-name="ce312"/>
          <table:table-cell table:style-name="ce312" table:formula="of:=[.$BO6]*([.$AR11]/8)" office:value-type="float" office:value="0" calcext:value-type="float">
            <text:p>0.00</text:p>
          </table:table-cell>
          <table:table-cell table:style-name="ce310"/>
          <table:table-cell table:style-name="ce331" table:formula="of:=[.$BC6]+[.$BI6]+[.$BM6]+[.$BQ6]+[.$BE6]" office:value-type="float" office:value="540" calcext:value-type="float">
            <text:p>540.00</text:p>
          </table:table-cell>
          <table:table-cell table:style-name="ce335"/>
          <table:table-cell table:style-name="ce313" table:formula="of:=[.$AM10]" office:value-type="float" office:value="0" calcext:value-type="float">
            <text:p>0.00</text:p>
          </table:table-cell>
          <table:table-cell table:style-name="ce313"/>
          <table:table-cell table:style-name="ce313" table:formula="of:=IF([.$BU6] &lt;= [.$CA6]* 0.2; [.$BU6]; [.$CA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:.$AD12])" office:value-type="float" office:value="0" calcext:value-type="float">
            <text:p>0.00</text:p>
          </table:table-cell>
          <table:table-cell table:style-name="ce345"/>
          <table:table-cell table:style-name="ce345" table:formula="of:=VALUE([.F13])+VALUE([.J13])+VALUE([.N13])+VALUE([.R13])+VALUE([.V13])+VALUE([.Z13])+VALUE([.AD13])" office:value-type="float" office:value="540" calcext:value-type="float">
            <text:p>540.00</text:p>
          </table:table-cell>
          <table:table-cell table:style-name="ce350"/>
          <table:table-cell table:style-name="ce25" table:formula="of:=[.BC6]+[.BE6]" office:value-type="float" office:value="540" calcext:value-type="float">
            <text:p>540</text:p>
          </table:table-cell>
          <table:table-cell table:style-name="ce25" table:number-columns-repeated="8"/>
          <table:table-cell table:style-name="ce346"/>
          <table:table-cell table:style-name="ce25"/>
          <table:table-cell table:style-name="ce352" table:number-columns-repeated="3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5"/>
          <table:covered-table-cell table:style-name="ce723"/>
          <table:table-cell table:style-name="ce723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16"/>
          <table:covered-table-cell table:style-name="ce723"/>
          <table:table-cell table:style-name="ce723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540-Expense" calcext:value-type="string" table:number-columns-spanned="3" table:number-rows-spanned="1">
            <text:p>54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17"/>
          <table:covered-table-cell table:style-name="ce723"/>
          <table:table-cell table:style-name="ce723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6])" office:value-type="string" office:string-value="REG = 24" calcext:value-type="string">
            <text:p>REG = 24</text:p>
          </table:table-cell>
          <table:table-cell table:style-name="ce220" table:formula="of:=CONCATENATE(&quot;OT = &quot;; [.BG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18"/>
          <table:covered-table-cell table:style-name="ce724"/>
          <table:table-cell table:style-name="ce724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R12];[.R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13:.AD13])" office:value-type="float" office:value="540" calcext:value-type="float" table:number-columns-spanned="3" table:number-rows-spanned="1">
            <text:p>540.00</text:p>
          </table:table-cell>
          <table:covered-table-cell table:style-name="ce160"/>
          <table:covered-table-cell table:style-name="ce182"/>
          <table:table-cell table:style-name="ce200" table:formula="of:=CONCATENATE(&quot;VAC = &quot;;[.BK6])" office:value-type="string" office:string-value="VAC = 0" calcext:value-type="string">
            <text:p>VAC = 0</text:p>
          </table:table-cell>
          <table:table-cell table:style-name="ce221" table:formula="of:=CONCATENATE(&quot;HOL = &quot;; [.BO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AARON CROPPER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[.BC14]" office:value-type="float" office:value="246" calcext:value-type="float" table:number-columns-spanned="3" table:number-rows-spanned="2">
            <text:p>24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14]" office:value-type="float" office:value="256" calcext:value-type="float" table:number-columns-spanned="3" table:number-rows-spanned="3">
            <text:p>25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]" office:value-type="float" office:value="2" calcext:value-type="float">
            <text:p>2</text:p>
          </table:table-cell>
          <table:table-cell table:style-name="ce281"/>
          <table:table-cell table:style-name="ce302" table:formula="of:=[.B14]" office:value-type="string" office:string-value="AARON CROPPER" calcext:value-type="string">
            <text:p>AARON CROPPER</text:p>
          </table:table-cell>
          <table:table-cell table:style-name="ce302"/>
          <table:table-cell table:style-name="ce307" table:formula="of:=[.$F14]+[.$J14]+[.$N14]+[.$R14]+[.$V14]+[.$Z14]+[.$AD14]" office:value-type="float" office:value="16" calcext:value-type="float">
            <text:p>16.00</text:p>
          </table:table-cell>
          <table:table-cell table:style-name="ce310"/>
          <table:table-cell table:style-name="ce312" table:formula="of:=IF([.$BG14]=0;[.$CA14]; IF([.$BG14]&gt;0; [.$CA14]/([.$BA14]+([.$BG14]*1.5)))*[.$BA14])-[.$BE14]" office:value-type="float" office:value="246" calcext:value-type="float">
            <text:p>246.00</text:p>
          </table:table-cell>
          <table:table-cell table:style-name="ce310"/>
          <table:table-cell table:style-name="ce313" table:formula="of:=[.BU14]" office:value-type="float" office:value="10" calcext:value-type="float">
            <text:p>10.00</text:p>
          </table:table-cell>
          <table:table-cell table:style-name="ce310"/>
          <table:table-cell table:style-name="ce317" table:formula="of:=[.$G14]+[.$K14]+[.$O14]+[.$S14]+[.$W14]+[.$AA14]+[.$AE14]" office:value-type="float" office:value="0" calcext:value-type="float">
            <text:p>0</text:p>
          </table:table-cell>
          <table:table-cell table:style-name="ce312"/>
          <table:table-cell table:style-name="ce312" table:formula="of:=IF([.$BA14]&gt;0;[.$BG14]*[.$CA14]/([.$BA14]+([.$BG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]+[.$L14]+[.$P14]+[.$T14]+[.$X14]+[.$AB14]+[.$AF14]" office:value-type="float" office:value="0" calcext:value-type="float">
            <text:p>0</text:p>
          </table:table-cell>
          <table:table-cell table:style-name="ce312"/>
          <table:table-cell table:style-name="ce312" table:formula="of:=[.$BK14]*([.$AR16]/8)" office:value-type="float" office:value="0" calcext:value-type="float">
            <text:p>0.00</text:p>
          </table:table-cell>
          <table:table-cell table:style-name="ce312"/>
          <table:table-cell table:style-name="ce317" table:formula="of:=[.$I14]+[.$M14]+[.$Q14]+[.$U14]+[.$Y14]+[.$AC14]+[.$AG14]" office:value-type="float" office:value="0" calcext:value-type="float">
            <text:p>0</text:p>
          </table:table-cell>
          <table:table-cell table:style-name="ce312"/>
          <table:table-cell table:style-name="ce312" table:formula="of:=[.$BO14]*([.$AR19]/8)" office:value-type="float" office:value="0" calcext:value-type="float">
            <text:p>0.00</text:p>
          </table:table-cell>
          <table:table-cell table:style-name="ce310"/>
          <table:table-cell table:style-name="ce331" table:formula="of:=[.$BC14]+[.$BI14]+[.$BM14]+[.$BQ14]+[.$BE14]" office:value-type="float" office:value="256" calcext:value-type="float">
            <text:p>256.00</text:p>
          </table:table-cell>
          <table:table-cell table:style-name="ce335"/>
          <table:table-cell table:style-name="ce313" table:formula="of:=[.$AM18]" office:value-type="float" office:value="10" calcext:value-type="float">
            <text:p>10.00</text:p>
          </table:table-cell>
          <table:table-cell table:style-name="ce313"/>
          <table:table-cell table:style-name="ce313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45" table:formula="of:=SUM([.$F20:.$AD20])" office:value-type="float" office:value="0" calcext:value-type="float">
            <text:p>0.00</text:p>
          </table:table-cell>
          <table:table-cell table:style-name="ce345"/>
          <table:table-cell table:style-name="ce345" table:formula="of:=SUM([.$F21:.$AD21])" office:value-type="float" office:value="256" calcext:value-type="float">
            <text:p>256.00</text:p>
          </table:table-cell>
          <table:table-cell table:style-name="ce350"/>
          <table:table-cell table:style-name="ce25" table:formula="of:=[.BC14]+[.BE14]" office:value-type="float" office:value="256" calcext:value-type="float">
            <text:p>256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256-Expense" calcext:value-type="string" table:number-columns-spanned="3" table:number-rows-spanned="1">
            <text:p>25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2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61"/>
          <table:covered-table-cell table:style-name="ce183"/>
          <table:table-cell table:style-name="ce20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22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3"/>
          <table:covered-table-cell table:style-name="ce162"/>
          <table:covered-table-cell table:style-name="ce184"/>
          <table:covered-table-cell table:style-name="ce202"/>
          <table:covered-table-cell table:style-name="ce223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14])" office:value-type="string" office:string-value="REG = 16" calcext:value-type="string">
            <text:p>REG = 16</text:p>
          </table:table-cell>
          <table:table-cell table:style-name="ce220" table:formula="of:=CONCATENATE(&quot;OT = &quot;; [.BG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140" table:formula="of:=SUM([.F21:.AD21])" office:value-type="float" office:value="256" calcext:value-type="float" table:number-columns-spanned="3" table:number-rows-spanned="1">
            <text:p>256.00</text:p>
          </table:table-cell>
          <table:covered-table-cell table:style-name="ce160"/>
          <table:covered-table-cell table:style-name="ce182"/>
          <table:table-cell table:style-name="ce200" table:formula="of:=CONCATENATE(&quot;VAC = &quot;;[.BK14])" office:value-type="string" office:string-value="VAC = 0" calcext:value-type="string">
            <text:p>VAC = 0</text:p>
          </table:table-cell>
          <table:table-cell table:style-name="ce221" table:formula="of:=CONCATENATE(&quot;HOL = &quot;; [.BO1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ANTHONY DEARTH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576" calcext:value-type="float" table:number-columns-spanned="3" table:number-rows-spanned="2">
            <text:p>57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22]" office:value-type="float" office:value="576" calcext:value-type="float" table:number-columns-spanned="3" table:number-rows-spanned="3">
            <text:p>57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6]" office:value-type="float" office:value="3" calcext:value-type="float">
            <text:p>3</text:p>
          </table:table-cell>
          <table:table-cell table:style-name="ce281"/>
          <table:table-cell table:style-name="ce302" table:formula="of:=[.B22]" office:value-type="string" office:string-value="ANTHONY DEARTH" calcext:value-type="string">
            <text:p>ANTHONY DEARTH</text:p>
          </table:table-cell>
          <table:table-cell table:style-name="ce302"/>
          <table:table-cell table:style-name="ce309" table:formula="of:=[.$F22]+[.$J22]+[.$N22]+[.$R22]+[.$V22]+[.$Z22]+[.$AD22]" office:value-type="float" office:value="32" calcext:value-type="float">
            <text:p>32.00</text:p>
          </table:table-cell>
          <table:table-cell table:style-name="ce311"/>
          <table:table-cell table:style-name="ce312" table:formula="of:=IF([.$BG22]=0;[.$CA22]; IF([.$BG22]&gt;0; [.$CA22]/([.$BA22]+([.$BG22]*1.5)))*[.$BA22])-[.$BE22]" office:value-type="float" office:value="576" calcext:value-type="float">
            <text:p>576.00</text:p>
          </table:table-cell>
          <table:table-cell table:style-name="ce311"/>
          <table:table-cell table:style-name="ce313" table:formula="of:=[.BU22]" office:value-type="float" office:value="0" calcext:value-type="float">
            <text:p>0.00</text:p>
          </table:table-cell>
          <table:table-cell table:style-name="ce311"/>
          <table:table-cell table:style-name="ce319" table:formula="of:=[.$G22]+[.$K22]+[.$O22]+[.$S22]+[.$W22]+[.$AA22]+[.$AE22]" office:value-type="float" office:value="0" calcext:value-type="float">
            <text:p>0</text:p>
          </table:table-cell>
          <table:table-cell table:style-name="ce312"/>
          <table:table-cell table:style-name="ce312" table:formula="of:=IF([.$BA22]&gt;0;[.$BG22]*[.$CA22]/([.$BA22]+([.$BG22]*1.5))*1.5;0)" office:value-type="float" office:value="0" calcext:value-type="float">
            <text:p>0.00</text:p>
          </table:table-cell>
          <table:table-cell table:style-name="ce311"/>
          <table:table-cell table:style-name="ce325" table:formula="of:=[.$H22]+[.$L22]+[.$P22]+[.$T22]+[.$X22]+[.$AB22]+[.$AF22]" office:value-type="float" office:value="0" calcext:value-type="float">
            <text:p>0</text:p>
          </table:table-cell>
          <table:table-cell table:style-name="ce312"/>
          <table:table-cell table:style-name="ce312" table:formula="of:=[.$BK22]*([.$AR24]/8)" office:value-type="float" office:value="0" calcext:value-type="float">
            <text:p>0.00</text:p>
          </table:table-cell>
          <table:table-cell table:style-name="ce312"/>
          <table:table-cell table:style-name="ce319" table:formula="of:=[.$I22]+[.$M22]+[.$Q22]+[.$U22]+[.$Y22]+[.$AC22]+[.$AG22]" office:value-type="float" office:value="0" calcext:value-type="float">
            <text:p>0</text:p>
          </table:table-cell>
          <table:table-cell table:style-name="ce312"/>
          <table:table-cell table:style-name="ce312" table:formula="of:=[.$BO22]*([.$AR27]/8)" office:value-type="float" office:value="0" calcext:value-type="float">
            <text:p>0.00</text:p>
          </table:table-cell>
          <table:table-cell table:style-name="ce311"/>
          <table:table-cell table:style-name="ce333" table:formula="of:=[.$BC22]+[.$BI22]+[.$BM22]+[.$BQ22]+[.$BE22]" office:value-type="float" office:value="576" calcext:value-type="float">
            <text:p>576.00</text:p>
          </table:table-cell>
          <table:table-cell table:style-name="ce336"/>
          <table:table-cell table:style-name="ce313" table:formula="of:=[.$AM26]" office:value-type="float" office:value="0" calcext:value-type="float">
            <text:p>0.00</text:p>
          </table:table-cell>
          <table:table-cell table:style-name="ce313"/>
          <table:table-cell table:style-name="ce313" table:formula="of:=IF([.$BU22] &lt;= [.$CA22]* 0.25; [.$BU22]; [.$CA22]* 0.25)" office:value-type="float" office:value="0" calcext:value-type="float">
            <text:p>0.00</text:p>
          </table:table-cell>
          <table:table-cell table:style-name="ce341"/>
          <table:table-cell table:style-name="ce347" table:formula="of:=SUM([.$F28:.$AD28])" office:value-type="float" office:value="0" calcext:value-type="float">
            <text:p>0.00</text:p>
          </table:table-cell>
          <table:table-cell table:style-name="ce347"/>
          <table:table-cell table:style-name="ce347" table:formula="of:=SUM([.$F29:.$AD29])" office:value-type="float" office:value="576" calcext:value-type="float">
            <text:p>576.00</text:p>
          </table:table-cell>
          <table:table-cell table:style-name="ce350"/>
          <table:table-cell table:style-name="ce351" table:formula="of:=[.BC22]+[.BE22]" office:value-type="float" office:value="576" calcext:value-type="float">
            <text:p>576.0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10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10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576-Expense" calcext:value-type="string" table:number-columns-spanned="3" table:number-rows-spanned="1">
            <text:p>57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22])" office:value-type="string" office:string-value="REG = 32" calcext:value-type="string">
            <text:p>REG = 32</text:p>
          </table:table-cell>
          <table:table-cell table:style-name="ce220" table:formula="of:=CONCATENATE(&quot;OT = &quot;; [.BG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140" table:formula="of:=SUM([.F29:.AD29])" office:value-type="float" office:value="576" calcext:value-type="float" table:number-columns-spanned="3" table:number-rows-spanned="1">
            <text:p>576.00</text:p>
          </table:table-cell>
          <table:covered-table-cell table:style-name="ce160"/>
          <table:covered-table-cell table:style-name="ce182"/>
          <table:table-cell table:style-name="ce200" table:formula="of:=CONCATENATE(&quot;VAC = &quot;;[.BK22])" office:value-type="string" office:string-value="VAC = 0" calcext:value-type="string">
            <text:p>VAC = 0</text:p>
          </table:table-cell>
          <table:table-cell table:style-name="ce221" table:formula="of:=CONCATENATE(&quot;HOL = &quot;; [.BO22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OMAR DIAZ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221.77" calcext:value-type="float" table:number-columns-spanned="3" table:number-rows-spanned="2">
            <text:p>1,221.77</text:p>
          </table:table-cell>
          <table:covered-table-cell table:style-name="ce153"/>
          <table:covered-table-cell table:style-name="ce175"/>
          <table:table-cell table:style-name="ce193" table:content-validation-name="val9" table:formula="of:=[.BI30]" office:value-type="float" office:value="381" calcext:value-type="float" table:number-columns-spanned="2" table:number-rows-spanned="2">
            <text:p>381.00</text:p>
          </table:table-cell>
          <table:covered-table-cell table:style-name="ce214"/>
          <table:table-cell table:style-name="ce234" table:content-validation-name="val12" table:formula="of:=[.BS30]" office:value-type="float" office:value="1651" calcext:value-type="float" table:number-columns-spanned="3" table:number-rows-spanned="3">
            <text:p>1,651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34]" office:value-type="float" office:value="4" calcext:value-type="float">
            <text:p>4</text:p>
          </table:table-cell>
          <table:table-cell table:style-name="ce281"/>
          <table:table-cell table:style-name="ce302" table:formula="of:=[.B30]" office:value-type="string" office:string-value="OMAR DIAZ" calcext:value-type="string">
            <text:p>OMAR DIAZ</text:p>
          </table:table-cell>
          <table:table-cell table:style-name="ce302"/>
          <table:table-cell table:style-name="ce307" table:formula="of:=[.$F30]+[.$J30]+[.$N30]+[.$R30]+[.$V30]+[.$Z30]+[.$AD30]" office:value-type="float" office:value="40" calcext:value-type="float">
            <text:p>40.00</text:p>
          </table:table-cell>
          <table:table-cell table:style-name="ce310"/>
          <table:table-cell table:style-name="ce312" table:formula="of:=IF([.$BG30]=0;[.$CA30]; IF([.$BG30]&gt;0; [.$CA30]/([.$BA30]+([.$BG30]*1.5)))*[.$BA30])-[.$BE30]" office:value-type="float" office:value="1221.77" calcext:value-type="float">
            <text:p>1,221.77</text:p>
          </table:table-cell>
          <table:table-cell table:style-name="ce310"/>
          <table:table-cell table:style-name="ce313" table:formula="of:=[.BU30]" office:value-type="float" office:value="48.23" calcext:value-type="float">
            <text:p>48.23</text:p>
          </table:table-cell>
          <table:table-cell table:style-name="ce310"/>
          <table:table-cell table:style-name="ce317" table:formula="of:=[.$G30]+[.$K30]+[.$O30]+[.$S30]+[.$W30]+[.$AA30]+[.$AE30]" office:value-type="float" office:value="8" calcext:value-type="float">
            <text:p>8</text:p>
          </table:table-cell>
          <table:table-cell table:style-name="ce312"/>
          <table:table-cell table:style-name="ce312" table:formula="of:=IF([.$BA30]&gt;0;[.$BG30]*[.$CA30]/([.$BA30]+([.$BG30]*1.5))*1.5;0)" office:value-type="float" office:value="381" calcext:value-type="float">
            <text:p>381.00</text:p>
          </table:table-cell>
          <table:table-cell table:style-name="ce310"/>
          <table:table-cell table:style-name="ce324" table:formula="of:=[.$H30]+[.$L30]+[.$P30]+[.$T30]+[.$X30]+[.$AB30]+[.$AF30]" office:value-type="float" office:value="0" calcext:value-type="float">
            <text:p>0</text:p>
          </table:table-cell>
          <table:table-cell table:style-name="ce312"/>
          <table:table-cell table:style-name="ce312" table:formula="of:=[.$BK30]*([.$AR32]/8)" office:value-type="float" office:value="0" calcext:value-type="float">
            <text:p>0.00</text:p>
          </table:table-cell>
          <table:table-cell table:style-name="ce312"/>
          <table:table-cell table:style-name="ce317" table:formula="of:=[.$I30]+[.$M30]+[.$Q30]+[.$U30]+[.$Y30]+[.$AC30]+[.$AG30]" office:value-type="float" office:value="0" calcext:value-type="float">
            <text:p>0</text:p>
          </table:table-cell>
          <table:table-cell table:style-name="ce312"/>
          <table:table-cell table:style-name="ce312" table:formula="of:=[.$BO30]*([.$AR35]/8)" office:value-type="float" office:value="0" calcext:value-type="float">
            <text:p>0.00</text:p>
          </table:table-cell>
          <table:table-cell table:style-name="ce310"/>
          <table:table-cell table:style-name="ce331" table:formula="of:=[.$BC30]+[.$BI30]+[.$BM30]+[.$BQ30]+[.$BE30]" office:value-type="float" office:value="1651" calcext:value-type="float">
            <text:p>1,651.00</text:p>
          </table:table-cell>
          <table:table-cell table:style-name="ce335"/>
          <table:table-cell table:style-name="ce313" table:formula="of:=[.$AM34]" office:value-type="float" office:value="48.23" calcext:value-type="float">
            <text:p>48.23</text:p>
          </table:table-cell>
          <table:table-cell table:style-name="ce313"/>
          <table:table-cell table:style-name="ce313" table:formula="of:=IF([.$BU30] &lt;= [.$CA30]* 0.25; [.$BU30]; [.$CA30]* 0.25)" office:value-type="float" office:value="48.23" calcext:value-type="float">
            <text:p>48.23</text:p>
          </table:table-cell>
          <table:table-cell table:style-name="Default"/>
          <table:table-cell table:style-name="ce345" table:formula="of:=SUM([.$F36:.$AD36])" office:value-type="float" office:value="0" calcext:value-type="float">
            <text:p>0.00</text:p>
          </table:table-cell>
          <table:table-cell table:style-name="ce345"/>
          <table:table-cell table:style-name="ce345" table:formula="of:=SUM([.$F37:.$AD37])" office:value-type="float" office:value="1651" calcext:value-type="float">
            <text:p>1,651.00</text:p>
          </table:table-cell>
          <table:table-cell table:style-name="ce350"/>
          <table:table-cell table:style-name="ce25" table:formula="of:=[.BC30]+[.BE30]" office:value-type="float" office:value="1270" calcext:value-type="float">
            <text:p>127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J DA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/J DAY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270-Expense" calcext:value-type="string" table:number-columns-spanned="3" table:number-rows-spanned="1">
            <text:p>127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30])" office:value-type="string" office:string-value="REG = 40" calcext:value-type="string">
            <text:p>REG = 40</text:p>
          </table:table-cell>
          <table:table-cell table:style-name="ce220" table:formula="of:=CONCATENATE(&quot;OT = &quot;; [.BG30])" office:value-type="string" office:string-value="OT = 8" calcext:value-type="string">
            <text:p>OT = 8</text:p>
          </table:table-cell>
          <table:table-cell table:style-name="ce242" office:value-type="string" calcext:value-type="string" table:number-columns-spanned="1" table:number-rows-spanned="2">
            <text:p>Prod <text:s/>% =</text:p>
          </table:table-cell>
          <table:table-cell table:style-name="ce258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140" table:formula="of:=SUM([.F37:.AD37])" office:value-type="float" office:value="1651" calcext:value-type="float" table:number-columns-spanned="3" table:number-rows-spanned="1">
            <text:p>1651.00</text:p>
          </table:table-cell>
          <table:covered-table-cell table:style-name="ce160"/>
          <table:covered-table-cell table:style-name="ce182"/>
          <table:table-cell table:style-name="ce200" table:formula="of:=CONCATENATE(&quot;VAC = &quot;;[.BK30])" office:value-type="string" office:string-value="VAC = 0" calcext:value-type="string">
            <text:p>VAC = 0</text:p>
          </table:table-cell>
          <table:table-cell table:style-name="ce221" table:formula="of:=CONCATENATE(&quot;HOL = &quot;; [.BO30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ADRIANNA KAMPMAN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38]&gt;0; [.BC38];&quot;&quot;)" office:value-type="float" office:value="552" calcext:value-type="float" table:number-columns-spanned="3" table:number-rows-spanned="2">
            <text:p>552.00</text:p>
          </table:table-cell>
          <table:covered-table-cell table:style-name="ce163"/>
          <table:covered-table-cell table:style-name="ce185"/>
          <table:table-cell table:style-name="ce193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38]" office:value-type="float" office:value="552" calcext:value-type="float" table:number-columns-spanned="3" table:number-rows-spanned="3">
            <text:p>55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42]" office:value-type="float" office:value="5" calcext:value-type="float">
            <text:p>5</text:p>
          </table:table-cell>
          <table:table-cell table:style-name="ce281"/>
          <table:table-cell table:style-name="ce302" table:formula="of:=[.B38]" office:value-type="string" office:string-value="ADRIANNA KAMPMAN" calcext:value-type="string">
            <text:p>ADRIANNA KAMPMAN</text:p>
          </table:table-cell>
          <table:table-cell table:style-name="ce302"/>
          <table:table-cell table:style-name="ce307" table:formula="of:=[.$F38]+[.$J38]+[.$N38]+[.$R38]+[.$V38]+[.$Z38]+[.$AD38]" office:value-type="float" office:value="32" calcext:value-type="float">
            <text:p>32.00</text:p>
          </table:table-cell>
          <table:table-cell table:style-name="ce310"/>
          <table:table-cell table:style-name="ce312" table:formula="of:=IF([.$BG38]=0;[.$CA38]; IF([.$BG38]&gt;0; [.$CA38]/([.$BA38]+([.$BG38]*1.5)))*[.$BA38])-[.$BE38]" office:value-type="float" office:value="552" calcext:value-type="float">
            <text:p>552.00</text:p>
          </table:table-cell>
          <table:table-cell table:style-name="ce310"/>
          <table:table-cell table:style-name="ce313" table:formula="of:=[.BU38]" office:value-type="float" office:value="0" calcext:value-type="float">
            <text:p>0.00</text:p>
          </table:table-cell>
          <table:table-cell table:style-name="ce310"/>
          <table:table-cell table:style-name="ce317" table:formula="of:=[.$G38]+[.$K38]+[.$O38]+[.$S38]+[.$W38]+[.$AA38]+[.$AE38]" office:value-type="float" office:value="0" calcext:value-type="float">
            <text:p>0</text:p>
          </table:table-cell>
          <table:table-cell table:style-name="ce312"/>
          <table:table-cell table:style-name="ce312" table:formula="of:=IF([.$BA38]&gt;0;[.$BG38]*[.$CA38]/([.$BA38]+([.$BG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38]+[.$L38]+[.$P38]+[.$T38]+[.$X38]+[.$AB38]+[.$AF38]" office:value-type="float" office:value="0" calcext:value-type="float">
            <text:p>0</text:p>
          </table:table-cell>
          <table:table-cell table:style-name="ce312"/>
          <table:table-cell table:style-name="ce312" table:formula="of:=[.$BK38]*([.$AR40]/8)" office:value-type="float" office:value="0" calcext:value-type="float">
            <text:p>0.00</text:p>
          </table:table-cell>
          <table:table-cell table:style-name="ce312"/>
          <table:table-cell table:style-name="ce317" table:formula="of:=[.$I38]+[.$M38]+[.$Q38]+[.$U38]+[.$Y38]+[.$AC38]+[.$AG38]" office:value-type="float" office:value="0" calcext:value-type="float">
            <text:p>0</text:p>
          </table:table-cell>
          <table:table-cell table:style-name="ce312"/>
          <table:table-cell table:style-name="ce312" table:formula="of:=[.$BO38]*([.$AR43]/8)" office:value-type="float" office:value="0" calcext:value-type="float">
            <text:p>0.00</text:p>
          </table:table-cell>
          <table:table-cell table:style-name="ce310"/>
          <table:table-cell table:style-name="ce331" table:formula="of:=[.$BC38]+[.$BI38]+[.$BM38]+[.$BQ38]+[.$BE38]" office:value-type="float" office:value="552" calcext:value-type="float">
            <text:p>552.00</text:p>
          </table:table-cell>
          <table:table-cell table:style-name="ce335"/>
          <table:table-cell table:style-name="ce313" table:formula="of:=[.$AM42]" office:value-type="float" office:value="0" calcext:value-type="float">
            <text:p>0.00</text:p>
          </table:table-cell>
          <table:table-cell table:style-name="ce313"/>
          <table:table-cell table:style-name="ce313" table:formula="of:=IF([.$BU38] &lt;= [.$CA38]* 0.25; [.$BU38]; [.$CA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44:.$AD44])" office:value-type="float" office:value="0" calcext:value-type="float">
            <text:p>0.00</text:p>
          </table:table-cell>
          <table:table-cell table:style-name="ce345"/>
          <table:table-cell table:style-name="ce345" table:formula="of:=SUM([.$F45:.$AD45])" office:value-type="float" office:value="552" calcext:value-type="float">
            <text:p>552.00</text:p>
          </table:table-cell>
          <table:table-cell table:style-name="ce350"/>
          <table:table-cell table:style-name="ce25" table:formula="of:=[.BC38]+[.BE38]" office:value-type="float" office:value="552" calcext:value-type="float">
            <text:p>55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38]&gt;0;CONCATENATE(TEXT([.CC38];&quot;####.##&quot;);&quot;-Expense&quot;);&quot;&quot;)" office:value-type="string" office:string-value="552-Expense" calcext:value-type="string" table:number-columns-spanned="3" table:number-rows-spanned="1">
            <text:p>552-Expense</text:p>
          </table:table-cell>
          <table:covered-table-cell table:style-name="ce165"/>
          <table:covered-table-cell table:style-name="ce18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197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199" table:formula="of:=CONCATENATE(&quot;REG = &quot;;[.BA38])" office:value-type="string" office:string-value="REG = 32" calcext:value-type="string">
            <text:p>REG = 32</text:p>
          </table:table-cell>
          <table:table-cell table:style-name="ce220" table:formula="of:=CONCATENATE(&quot;OT = &quot;; [.BG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150" table:formula="of:=SUM([.F45:.AD45])" office:value-type="float" office:value="552" calcext:value-type="float" table:number-columns-spanned="3" table:number-rows-spanned="1">
            <text:p>552.00</text:p>
          </table:table-cell>
          <table:covered-table-cell table:style-name="ce170"/>
          <table:covered-table-cell table:style-name="ce190"/>
          <table:table-cell table:style-name="ce200" table:formula="of:=CONCATENATE(&quot;VAC = &quot;;[.BK38])" office:value-type="string" office:string-value="VAC = 0" calcext:value-type="string">
            <text:p>VAC = 0</text:p>
          </table:table-cell>
          <table:table-cell table:style-name="ce221" table:formula="of:=CONCATENATE(&quot;HOL = &quot;; [.BO38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LEE KOCH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470" calcext:value-type="float" table:number-columns-spanned="3" table:number-rows-spanned="2">
            <text:p>47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46]" office:value-type="float" office:value="480" calcext:value-type="float" table:number-columns-spanned="3" table:number-rows-spanned="3">
            <text:p>48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0]" office:value-type="float" office:value="6" calcext:value-type="float">
            <text:p>6</text:p>
          </table:table-cell>
          <table:table-cell table:style-name="ce281"/>
          <table:table-cell table:style-name="ce302" table:formula="of:=[.B46]" office:value-type="string" office:string-value="LEE KOCH" calcext:value-type="string">
            <text:p>LEE KOCH</text:p>
          </table:table-cell>
          <table:table-cell table:style-name="ce302"/>
          <table:table-cell table:style-name="ce307" table:formula="of:=[.$F46]+[.$J46]+[.$N46]+[.$R46]+[.$V46]+[.$Z46]+[.$AD46]" office:value-type="float" office:value="24" calcext:value-type="float">
            <text:p>24.00</text:p>
          </table:table-cell>
          <table:table-cell table:style-name="ce310"/>
          <table:table-cell table:style-name="ce312" table:formula="of:=IF([.$BG46]=0;[.$CA46]; IF([.$BG46]&gt;0; [.$CA46]/([.$BA46]+([.$BG46]*1.5)))*[.$BA46])-[.$BE46]" office:value-type="float" office:value="470" calcext:value-type="float">
            <text:p>470.00</text:p>
          </table:table-cell>
          <table:table-cell table:style-name="ce310"/>
          <table:table-cell table:style-name="ce313" table:formula="of:=[.BU46]" office:value-type="float" office:value="10" calcext:value-type="float">
            <text:p>10.00</text:p>
          </table:table-cell>
          <table:table-cell table:style-name="ce310"/>
          <table:table-cell table:style-name="ce317" table:formula="of:=[.$G46]+[.$K46]+[.$O46]+[.$S46]+[.$W46]+[.$AA46]+[.$AE46]" office:value-type="float" office:value="0" calcext:value-type="float">
            <text:p>0</text:p>
          </table:table-cell>
          <table:table-cell table:style-name="ce312"/>
          <table:table-cell table:style-name="ce312" table:formula="of:=IF([.$BA46]&gt;0;[.$BG46]*[.$CA46]/([.$BA46]+([.$BG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46]+[.$L46]+[.$P46]+[.$T46]+[.$X46]+[.$AB46]+[.$AF46]" office:value-type="float" office:value="0" calcext:value-type="float">
            <text:p>0</text:p>
          </table:table-cell>
          <table:table-cell table:style-name="ce312"/>
          <table:table-cell table:style-name="ce312" table:formula="of:=[.$BK46]*([.$AR48]/8)" office:value-type="float" office:value="0" calcext:value-type="float">
            <text:p>0.00</text:p>
          </table:table-cell>
          <table:table-cell table:style-name="ce312"/>
          <table:table-cell table:style-name="ce317" table:formula="of:=[.$I46]+[.$M46]+[.$Q46]+[.$U46]+[.$Y46]+[.$AC46]+[.$AG46]" office:value-type="float" office:value="0" calcext:value-type="float">
            <text:p>0</text:p>
          </table:table-cell>
          <table:table-cell table:style-name="ce312"/>
          <table:table-cell table:style-name="ce312" table:formula="of:=[.$BO46]*([.$AR51]/8)" office:value-type="float" office:value="0" calcext:value-type="float">
            <text:p>0.00</text:p>
          </table:table-cell>
          <table:table-cell table:style-name="ce310"/>
          <table:table-cell table:style-name="ce331" table:formula="of:=[.$BC46]+[.$BI46]+[.$BM46]+[.$BQ46]+[.$BE46]" office:value-type="float" office:value="480" calcext:value-type="float">
            <text:p>480.00</text:p>
          </table:table-cell>
          <table:table-cell table:style-name="ce335"/>
          <table:table-cell table:style-name="ce313" table:formula="of:=[.$AM50]" office:value-type="float" office:value="10" calcext:value-type="float">
            <text:p>10.00</text:p>
          </table:table-cell>
          <table:table-cell table:style-name="ce313"/>
          <table:table-cell table:style-name="ce313" table:formula="of:=IF([.$BU46] &lt;= [.$CA46]* 0.25; [.$BU46]; [.$CA4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52:.$AD52])" office:value-type="float" office:value="0" calcext:value-type="float">
            <text:p>0.00</text:p>
          </table:table-cell>
          <table:table-cell table:style-name="ce345"/>
          <table:table-cell table:style-name="ce345" table:formula="of:=SUM([.$F53:.$AD53])" office:value-type="float" office:value="480" calcext:value-type="float">
            <text:p>480.00</text:p>
          </table:table-cell>
          <table:table-cell table:style-name="ce350"/>
          <table:table-cell table:style-name="ce25" table:formula="of:=[.BC46]+[.BE46]" office:value-type="float" office:value="480" calcext:value-type="float">
            <text:p>48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480-Expense" calcext:value-type="string" table:number-columns-spanned="3" table:number-rows-spanned="1">
            <text:p>48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46])" office:value-type="string" office:string-value="REG = 24" calcext:value-type="string">
            <text:p>REG = 24</text:p>
          </table:table-cell>
          <table:table-cell table:style-name="ce220" table:formula="of:=CONCATENATE(&quot;OT = &quot;; [.BG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53:.AD53])" office:value-type="float" office:value="480" calcext:value-type="float" table:number-columns-spanned="3" table:number-rows-spanned="1">
            <text:p>480.00</text:p>
          </table:table-cell>
          <table:covered-table-cell table:style-name="ce160"/>
          <table:covered-table-cell table:style-name="ce182"/>
          <table:table-cell table:style-name="ce200" table:formula="of:=CONCATENATE(&quot;VAC = &quot;;[.BK46])" office:value-type="string" office:string-value="VAC = 0" calcext:value-type="string">
            <text:p>VAC = 0</text:p>
          </table:table-cell>
          <table:table-cell table:style-name="ce221" table:formula="of:=CONCATENATE(&quot;HOL = &quot;; [.BO4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JONATHAN PERRY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28" calcext:value-type="float" table:number-columns-spanned="3" table:number-rows-spanned="2">
            <text:p>128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54]" office:value-type="float" office:value="128" calcext:value-type="float" table:number-columns-spanned="3" table:number-rows-spanned="3">
            <text:p>12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8]" office:value-type="float" office:value="7" calcext:value-type="float">
            <text:p>7</text:p>
          </table:table-cell>
          <table:table-cell table:style-name="ce281"/>
          <table:table-cell table:style-name="ce302" table:formula="of:=[.B54]" office:value-type="string" office:string-value="JONATHAN PERRY" calcext:value-type="string">
            <text:p>JONATHAN PERRY</text:p>
          </table:table-cell>
          <table:table-cell table:style-name="ce302"/>
          <table:table-cell table:style-name="ce307" table:formula="of:=[.$F54]+[.$J54]+[.$N54]+[.$R54]+[.$V54]+[.$Z54]+[.$AD54]" office:value-type="float" office:value="8" calcext:value-type="float">
            <text:p>8.00</text:p>
          </table:table-cell>
          <table:table-cell table:style-name="ce310"/>
          <table:table-cell table:style-name="ce312" table:formula="of:=IF([.$BG54]=0;[.$CA54]; IF([.$BG54]&gt;0; [.$CA54]/([.$BA54]+([.$BG54]*1.5)))*[.$BA54])-[.$BE54]" office:value-type="float" office:value="128" calcext:value-type="float">
            <text:p>128.00</text:p>
          </table:table-cell>
          <table:table-cell table:style-name="ce310"/>
          <table:table-cell table:style-name="ce313" table:formula="of:=[.BU54]" office:value-type="float" office:value="0" calcext:value-type="float">
            <text:p>0.00</text:p>
          </table:table-cell>
          <table:table-cell table:style-name="ce310"/>
          <table:table-cell table:style-name="ce317" table:formula="of:=[.$G54]+[.$K54]+[.$O54]+[.$S54]+[.$W54]+[.$AA54]+[.$AE54]" office:value-type="float" office:value="0" calcext:value-type="float">
            <text:p>0</text:p>
          </table:table-cell>
          <table:table-cell table:style-name="ce312"/>
          <table:table-cell table:style-name="ce312" table:formula="of:=IF([.$BA54]&gt;0;[.$BG54]*[.$CA54]/([.$BA54]+([.$BG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54]+[.$L54]+[.$P54]+[.$T54]+[.$X54]+[.$AB54]+[.$AF54]" office:value-type="float" office:value="0" calcext:value-type="float">
            <text:p>0</text:p>
          </table:table-cell>
          <table:table-cell table:style-name="ce312"/>
          <table:table-cell table:style-name="ce312" table:formula="of:=[.$BK54]*([.$AR56]/8)" office:value-type="float" office:value="0" calcext:value-type="float">
            <text:p>0.00</text:p>
          </table:table-cell>
          <table:table-cell table:style-name="ce312"/>
          <table:table-cell table:style-name="ce317" table:formula="of:=[.$I54]+[.$M54]+[.$Q54]+[.$U54]+[.$Y54]+[.$AC54]+[.$AG54]" office:value-type="float" office:value="0" calcext:value-type="float">
            <text:p>0</text:p>
          </table:table-cell>
          <table:table-cell table:style-name="ce312"/>
          <table:table-cell table:style-name="ce312" table:formula="of:=[.$BO54]*([.$AR59]/8)" office:value-type="float" office:value="0" calcext:value-type="float">
            <text:p>0.00</text:p>
          </table:table-cell>
          <table:table-cell table:style-name="ce310"/>
          <table:table-cell table:style-name="ce331" table:formula="of:=[.$BC54]+[.$BI54]+[.$BM54]+[.$BQ54]+[.$BE54]" office:value-type="float" office:value="128" calcext:value-type="float">
            <text:p>128.00</text:p>
          </table:table-cell>
          <table:table-cell table:style-name="ce335"/>
          <table:table-cell table:style-name="ce313" table:formula="of:=[.$AM58]" office:value-type="float" office:value="0" calcext:value-type="float">
            <text:p>0.00</text:p>
          </table:table-cell>
          <table:table-cell table:style-name="ce313"/>
          <table:table-cell table:style-name="ce313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0:.$AD60])" office:value-type="float" office:value="0" calcext:value-type="float">
            <text:p>0.00</text:p>
          </table:table-cell>
          <table:table-cell table:style-name="ce345"/>
          <table:table-cell table:style-name="ce345" table:formula="of:=SUM([.$F61:.$AD61])" office:value-type="float" office:value="128" calcext:value-type="float">
            <text:p>128.00</text:p>
          </table:table-cell>
          <table:table-cell table:style-name="ce350"/>
          <table:table-cell table:style-name="ce25" table:formula="of:=[.BC54]+[.BE54]" office:value-type="float" office:value="128" calcext:value-type="float">
            <text:p>12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28-Expense" calcext:value-type="string" table:number-columns-spanned="3" table:number-rows-spanned="1">
            <text:p>128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54])" office:value-type="string" office:string-value="REG = 8" calcext:value-type="string">
            <text:p>REG = 8</text:p>
          </table:table-cell>
          <table:table-cell table:style-name="ce220" table:formula="of:=CONCATENATE(&quot;OT = &quot;; [.BG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128" calcext:value-type="float" table:number-columns-spanned="3" table:number-rows-spanned="1">
            <text:p>128.00</text:p>
          </table:table-cell>
          <table:covered-table-cell table:style-name="ce160"/>
          <table:covered-table-cell table:style-name="ce182"/>
          <table:table-cell table:style-name="ce200" table:formula="of:=CONCATENATE(&quot;VAC = &quot;;[.BK54])" office:value-type="string" office:string-value="VAC = 0" calcext:value-type="string">
            <text:p>VAC = 0</text:p>
          </table:table-cell>
          <table:table-cell table:style-name="ce221" table:formula="of:=CONCATENATE(&quot;HOL = &quot;; [.BO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BRENNAN RASMUSSEN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.5" calcext:value-type="float">
            <text:p>3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62]&gt;0; [.BC62];&quot;&quot;)" office:value-type="float" office:value="478" calcext:value-type="float" table:number-columns-spanned="3" table:number-rows-spanned="2">
            <text:p>47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62]" office:value-type="float" office:value="478" calcext:value-type="float" table:number-columns-spanned="3" table:number-rows-spanned="3">
            <text:p>47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66]" office:value-type="float" office:value="8" calcext:value-type="float">
            <text:p>8</text:p>
          </table:table-cell>
          <table:table-cell table:style-name="ce281"/>
          <table:table-cell table:style-name="ce302" table:formula="of:=[.B62]" office:value-type="string" office:string-value="BRENNAN RASMUSSEN" calcext:value-type="string">
            <text:p>BRENNAN RASMUSSEN</text:p>
          </table:table-cell>
          <table:table-cell table:style-name="ce302"/>
          <table:table-cell table:style-name="ce307" table:formula="of:=[.$F62]+[.$J62]+[.$N62]+[.$R62]+[.$V62]+[.$Z62]+[.$AD62]" office:value-type="float" office:value="27.5" calcext:value-type="float">
            <text:p>27.50</text:p>
          </table:table-cell>
          <table:table-cell table:style-name="ce310"/>
          <table:table-cell table:style-name="ce312" table:formula="of:=IF([.$BG62]=0;[.$CA62]; IF([.$BG62]&gt;0; [.$CA62]/([.$BA62]+([.$BG62]*1.5)))*[.$BA62])-[.$BE62]" office:value-type="float" office:value="478" calcext:value-type="float">
            <text:p>478.00</text:p>
          </table:table-cell>
          <table:table-cell table:style-name="ce310"/>
          <table:table-cell table:style-name="ce313" table:formula="of:=[.BU62]" office:value-type="float" office:value="0" calcext:value-type="float">
            <text:p>0.00</text:p>
          </table:table-cell>
          <table:table-cell table:style-name="ce310"/>
          <table:table-cell table:style-name="ce317" table:formula="of:=[.$G62]+[.$K62]+[.$O62]+[.$S62]+[.$W62]+[.$AA62]+[.$AE62]" office:value-type="float" office:value="0" calcext:value-type="float">
            <text:p>0</text:p>
          </table:table-cell>
          <table:table-cell table:style-name="ce312"/>
          <table:table-cell table:style-name="ce312" table:formula="of:=IF([.$BA62]&gt;0;[.$BG62]*[.$CA62]/([.$BA62]+([.$BG6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2]+[.$L62]+[.$P62]+[.$T62]+[.$X62]+[.$AB62]+[.$AF62]" office:value-type="float" office:value="0" calcext:value-type="float">
            <text:p>0</text:p>
          </table:table-cell>
          <table:table-cell table:style-name="ce312"/>
          <table:table-cell table:style-name="ce312" table:formula="of:=[.$BK62]*([.$AR64]/8)" office:value-type="float" office:value="0" calcext:value-type="float">
            <text:p>0.00</text:p>
          </table:table-cell>
          <table:table-cell table:style-name="ce312"/>
          <table:table-cell table:style-name="ce317" table:formula="of:=[.$I62]+[.$M62]+[.$Q62]+[.$U62]+[.$Y62]+[.$AC62]+[.$AG62]" office:value-type="float" office:value="0" calcext:value-type="float">
            <text:p>0</text:p>
          </table:table-cell>
          <table:table-cell table:style-name="ce312"/>
          <table:table-cell table:style-name="ce312" table:formula="of:=[.$BO62]*([.$AR67]/8)" office:value-type="float" office:value="0" calcext:value-type="float">
            <text:p>0.00</text:p>
          </table:table-cell>
          <table:table-cell table:style-name="ce310"/>
          <table:table-cell table:style-name="ce331" table:formula="of:=[.$BC62]+[.$BI62]+[.$BM62]+[.$BQ62]+[.$BE62]" office:value-type="float" office:value="478" calcext:value-type="float">
            <text:p>478.00</text:p>
          </table:table-cell>
          <table:table-cell table:style-name="ce335"/>
          <table:table-cell table:style-name="ce313" table:formula="of:=[.$AM66]" office:value-type="float" office:value="0" calcext:value-type="float">
            <text:p>0.00</text:p>
          </table:table-cell>
          <table:table-cell table:style-name="ce313"/>
          <table:table-cell table:style-name="ce313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8:.$AD68])" office:value-type="float" office:value="0" calcext:value-type="float">
            <text:p>0.00</text:p>
          </table:table-cell>
          <table:table-cell table:style-name="ce345"/>
          <table:table-cell table:style-name="ce345" table:formula="of:=SUM([.$F69:.$AD69])" office:value-type="float" office:value="478" calcext:value-type="float">
            <text:p>478.00</text:p>
          </table:table-cell>
          <table:table-cell table:style-name="ce350"/>
          <table:table-cell table:style-name="ce25" table:formula="of:=[.BC62]+[.BE62]" office:value-type="float" office:value="478" calcext:value-type="float">
            <text:p>47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62]&gt;0;CONCATENATE(TEXT([.CC62];&quot;####.##&quot;);&quot;-Expense&quot;);&quot;&quot;)" office:value-type="string" office:string-value="478-Expense" calcext:value-type="string" table:number-columns-spanned="3" table:number-rows-spanned="1">
            <text:p>47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62])" office:value-type="string" office:string-value="REG = 27.5" calcext:value-type="string">
            <text:p>REG = 27.5</text:p>
          </table:table-cell>
          <table:table-cell table:style-name="ce230" table:formula="of:=CONCATENATE(&quot;OT = &quot;; [.BG62])" office:value-type="string" office:string-value="OT = 0" calcext:value-type="string">
            <text:p>OT = 0</text:p>
          </table:table-cell>
          <table:table-cell table:style-name="ce246" office:value-type="string" calcext:value-type="string" table:number-columns-spanned="1" table:number-rows-spanned="2">
            <text:p>Prod <text:s/>% =</text:p>
          </table:table-cell>
          <table:table-cell table:style-name="ce262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70" calcext:value-type="float" table:number-columns-spanned="4" table:number-rows-spanned="1">
            <text:p>70.00</text:p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150" table:formula="of:=SUM([.F69:.AD69])" office:value-type="float" office:value="478" calcext:value-type="float" table:number-columns-spanned="3" table:number-rows-spanned="1">
            <text:p>478.00</text:p>
          </table:table-cell>
          <table:covered-table-cell table:style-name="ce170"/>
          <table:covered-table-cell table:style-name="ce190"/>
          <table:table-cell table:style-name="ce210" table:formula="of:=CONCATENATE(&quot;VAC = &quot;;[.BK62])" office:value-type="string" office:string-value="VAC = 0" calcext:value-type="string">
            <text:p>VAC = 0</text:p>
          </table:table-cell>
          <table:table-cell table:style-name="ce231" table:formula="of:=CONCATENATE(&quot;HOL = &quot;; [.BO6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TED SOVEY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0]&gt;0; [.BC70];&quot;&quot;)" office:value-type="float" office:value="438" calcext:value-type="float" table:number-columns-spanned="3" table:number-rows-spanned="2">
            <text:p>43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0]" office:value-type="float" office:value="438" calcext:value-type="float" table:number-columns-spanned="3" table:number-rows-spanned="3">
            <text:p>43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74]" office:value-type="float" office:value="9" calcext:value-type="float">
            <text:p>9</text:p>
          </table:table-cell>
          <table:table-cell table:style-name="ce281"/>
          <table:table-cell table:style-name="ce302" table:formula="of:=[.B70]" office:value-type="string" office:string-value="TED SOVEY" calcext:value-type="string">
            <text:p>TED SOVEY</text:p>
          </table:table-cell>
          <table:table-cell table:style-name="ce302"/>
          <table:table-cell table:style-name="ce307" table:formula="of:=[.$F70]+[.$J70]+[.$N70]+[.$R70]+[.$V70]+[.$Z70]+[.$AD70]" office:value-type="float" office:value="24" calcext:value-type="float">
            <text:p>24.00</text:p>
          </table:table-cell>
          <table:table-cell table:style-name="ce310"/>
          <table:table-cell table:style-name="ce312" table:formula="of:=IF([.$BG70]=0;[.$CA70]; IF([.$BG70]&gt;0; [.$CA70]/([.$BA70]+([.$BG70]*1.5)))*[.$BA70])-[.$BE70]" office:value-type="float" office:value="438" calcext:value-type="float">
            <text:p>438.00</text:p>
          </table:table-cell>
          <table:table-cell table:style-name="ce310"/>
          <table:table-cell table:style-name="ce313" table:formula="of:=[.BU70]" office:value-type="float" office:value="0" calcext:value-type="float">
            <text:p>0.00</text:p>
          </table:table-cell>
          <table:table-cell table:style-name="ce310"/>
          <table:table-cell table:style-name="ce317" table:formula="of:=[.$G70]+[.$K70]+[.$O70]+[.$S70]+[.$W70]+[.$AA70]+[.$AE70]" office:value-type="float" office:value="0" calcext:value-type="float">
            <text:p>0</text:p>
          </table:table-cell>
          <table:table-cell table:style-name="ce312"/>
          <table:table-cell table:style-name="ce312" table:formula="of:=IF([.$BA70]&gt;0;[.$BG70]*[.$CA70]/([.$BA70]+([.$BG7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0]+[.$L70]+[.$P70]+[.$T70]+[.$X70]+[.$AB70]+[.$AF70]" office:value-type="float" office:value="0" calcext:value-type="float">
            <text:p>0</text:p>
          </table:table-cell>
          <table:table-cell table:style-name="ce312"/>
          <table:table-cell table:style-name="ce312" table:formula="of:=[.$BK70]*([.$AR72]/8)" office:value-type="float" office:value="0" calcext:value-type="float">
            <text:p>0.00</text:p>
          </table:table-cell>
          <table:table-cell table:style-name="ce312"/>
          <table:table-cell table:style-name="ce317" table:formula="of:=[.$I70]+[.$M70]+[.$Q70]+[.$U70]+[.$Y70]+[.$AC70]+[.$AG70]" office:value-type="float" office:value="0" calcext:value-type="float">
            <text:p>0</text:p>
          </table:table-cell>
          <table:table-cell table:style-name="ce312"/>
          <table:table-cell table:style-name="ce312" table:formula="of:=[.$BO70]*([.$AR75]/8)" office:value-type="float" office:value="0" calcext:value-type="float">
            <text:p>0.00</text:p>
          </table:table-cell>
          <table:table-cell table:style-name="ce310"/>
          <table:table-cell table:style-name="ce331" table:formula="of:=[.$BC70]+[.$BI70]+[.$BM70]+[.$BQ70]+[.$BE70]" office:value-type="float" office:value="438" calcext:value-type="float">
            <text:p>438.00</text:p>
          </table:table-cell>
          <table:table-cell table:style-name="ce335"/>
          <table:table-cell table:style-name="ce313" table:formula="of:=[.$AM74]" office:value-type="float" office:value="0" calcext:value-type="float">
            <text:p>0.00</text:p>
          </table:table-cell>
          <table:table-cell table:style-name="ce313"/>
          <table:table-cell table:style-name="ce313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76:.$AD76])" office:value-type="float" office:value="0" calcext:value-type="float">
            <text:p>0.00</text:p>
          </table:table-cell>
          <table:table-cell table:style-name="ce345"/>
          <table:table-cell table:style-name="ce345" table:formula="of:=SUM([.$F77:.$AD77])" office:value-type="float" office:value="438" calcext:value-type="float">
            <text:p>438.00</text:p>
          </table:table-cell>
          <table:table-cell table:style-name="ce350"/>
          <table:table-cell table:style-name="ce25" table:formula="of:=[.BC70]+[.BE70]" office:value-type="float" office:value="438" calcext:value-type="float">
            <text:p>43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0]&gt;0;CONCATENATE(TEXT([.CC70];&quot;####.##&quot;);&quot;-Expense&quot;);&quot;&quot;)" office:value-type="string" office:string-value="438-Expense" calcext:value-type="string" table:number-columns-spanned="3" table:number-rows-spanned="1">
            <text:p>43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0])" office:value-type="string" office:string-value="REG = 24" calcext:value-type="string">
            <text:p>REG = 24</text:p>
          </table:table-cell>
          <table:table-cell table:style-name="ce230" table:formula="of:=CONCATENATE(&quot;OT = &quot;; [.BG7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77:.AD77])" office:value-type="float" office:value="438" calcext:value-type="float" table:number-columns-spanned="3" table:number-rows-spanned="1">
            <text:p>438.00</text:p>
          </table:table-cell>
          <table:covered-table-cell table:style-name="ce170"/>
          <table:covered-table-cell table:style-name="ce190"/>
          <table:table-cell table:style-name="ce210" table:formula="of:=CONCATENATE(&quot;VAC = &quot;;[.BK70])" office:value-type="string" office:string-value="VAC = 0" calcext:value-type="string">
            <text:p>VAC = 0</text:p>
          </table:table-cell>
          <table:table-cell table:style-name="ce231" table:formula="of:=CONCATENATE(&quot;HOL = &quot;; [.BO7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STEVEN THOMAS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6.5" calcext:value-type="float">
            <text:p>6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8]&gt;0; [.BC78];&quot;&quot;)" office:value-type="float" office:value="914" calcext:value-type="float" table:number-columns-spanned="3" table:number-rows-spanned="2">
            <text:p>914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8]" office:value-type="float" office:value="288" calcext:value-type="float" table:number-columns-spanned="2" table:number-rows-spanned="2">
            <text:p>288.00</text:p>
          </table:table-cell>
          <table:covered-table-cell table:style-name="ce224"/>
          <table:table-cell table:style-name="ce234" table:content-validation-name="val12" table:formula="of:=[.BS78]" office:value-type="float" office:value="1212" calcext:value-type="float" table:number-columns-spanned="3" table:number-rows-spanned="3">
            <text:p>1,2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82]" office:value-type="float" office:value="10" calcext:value-type="float">
            <text:p>10</text:p>
          </table:table-cell>
          <table:table-cell table:style-name="ce281"/>
          <table:table-cell table:style-name="ce302" table:formula="of:=[.B78]" office:value-type="string" office:string-value="STEVEN THOMAS" calcext:value-type="string">
            <text:p>STEVEN THOMAS</text:p>
          </table:table-cell>
          <table:table-cell table:style-name="ce302"/>
          <table:table-cell table:style-name="ce307" table:formula="of:=[.$F78]+[.$J78]+[.$N78]+[.$R78]+[.$V78]+[.$Z78]+[.$AD78]" office:value-type="float" office:value="38.5" calcext:value-type="float">
            <text:p>38.50</text:p>
          </table:table-cell>
          <table:table-cell table:style-name="ce310"/>
          <table:table-cell table:style-name="ce312" table:formula="of:=IF([.$BG78]=0;[.$CA78]; IF([.$BG78]&gt;0; [.$CA78]/([.$BA78]+([.$BG78]*1.5)))*[.$BA78])-[.$BE78]" office:value-type="float" office:value="914" calcext:value-type="float">
            <text:p>914.00</text:p>
          </table:table-cell>
          <table:table-cell table:style-name="ce310"/>
          <table:table-cell table:style-name="ce313" table:formula="of:=[.BU78]" office:value-type="float" office:value="10" calcext:value-type="float">
            <text:p>10.00</text:p>
          </table:table-cell>
          <table:table-cell table:style-name="ce310"/>
          <table:table-cell table:style-name="ce317" table:formula="of:=[.$G78]+[.$K78]+[.$O78]+[.$S78]+[.$W78]+[.$AA78]+[.$AE78]" office:value-type="float" office:value="8" calcext:value-type="float">
            <text:p>8</text:p>
          </table:table-cell>
          <table:table-cell table:style-name="ce312"/>
          <table:table-cell table:style-name="ce312" table:formula="of:=IF([.$BA78]&gt;0;[.$BG78]*[.$CA78]/([.$BA78]+([.$BG78]*1.5))*1.5;0)" office:value-type="float" office:value="288" calcext:value-type="float">
            <text:p>288.00</text:p>
          </table:table-cell>
          <table:table-cell table:style-name="ce310"/>
          <table:table-cell table:style-name="ce324" table:formula="of:=[.$H78]+[.$L78]+[.$P78]+[.$T78]+[.$X78]+[.$AB78]+[.$AF78]" office:value-type="float" office:value="0" calcext:value-type="float">
            <text:p>0</text:p>
          </table:table-cell>
          <table:table-cell table:style-name="ce312"/>
          <table:table-cell table:style-name="ce312" table:formula="of:=[.$BK78]*([.$AR80]/8)" office:value-type="float" office:value="0" calcext:value-type="float">
            <text:p>0.00</text:p>
          </table:table-cell>
          <table:table-cell table:style-name="ce312"/>
          <table:table-cell table:style-name="ce317" table:formula="of:=[.$I78]+[.$M78]+[.$Q78]+[.$U78]+[.$Y78]+[.$AC78]+[.$AG78]" office:value-type="float" office:value="0" calcext:value-type="float">
            <text:p>0</text:p>
          </table:table-cell>
          <table:table-cell table:style-name="ce312"/>
          <table:table-cell table:style-name="ce312" table:formula="of:=[.$BO78]*([.$AR83]/8)" office:value-type="float" office:value="0" calcext:value-type="float">
            <text:p>0.00</text:p>
          </table:table-cell>
          <table:table-cell table:style-name="ce310"/>
          <table:table-cell table:style-name="ce331" table:formula="of:=[.$BC78]+[.$BI78]+[.$BM78]+[.$BQ78]+[.$BE78]" office:value-type="float" office:value="1212" calcext:value-type="float">
            <text:p>1,212.00</text:p>
          </table:table-cell>
          <table:table-cell table:style-name="ce335"/>
          <table:table-cell table:style-name="ce313" table:formula="of:=[.$AM82]" office:value-type="float" office:value="10" calcext:value-type="float">
            <text:p>10.00</text:p>
          </table:table-cell>
          <table:table-cell table:style-name="ce313"/>
          <table:table-cell table:style-name="ce313" table:formula="of:=IF([.$BU78] &lt;= [.$CA78]* 0.25; [.$BU78]; [.$CA78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84:.$AD84])" office:value-type="float" office:value="0" calcext:value-type="float">
            <text:p>0.00</text:p>
          </table:table-cell>
          <table:table-cell table:style-name="ce345"/>
          <table:table-cell table:style-name="ce345" table:formula="of:=SUM([.$F85:.$AD85])" office:value-type="float" office:value="1212" calcext:value-type="float">
            <text:p>1,212.00</text:p>
          </table:table-cell>
          <table:table-cell table:style-name="ce350"/>
          <table:table-cell table:style-name="ce25" table:formula="of:=[.BC78]+[.BE78]" office:value-type="float" office:value="924" calcext:value-type="float">
            <text:p>924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J DAY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TE/J DAY</text:p>
          </table:table-cell>
          <table:covered-table-cell table:number-columns-repeated="2" table:style-name="ce74"/>
          <table:covered-table-cell table:style-name="ce93"/>
          <table:table-cell table:style-name="ce146" table:formula="of:=IF([.AH78]&gt;0;CONCATENATE(TEXT([.CC78];&quot;####.##&quot;);&quot;-Expense&quot;);&quot;&quot;)" office:value-type="string" office:string-value="924-Expense" calcext:value-type="string" table:number-columns-spanned="3" table:number-rows-spanned="1">
            <text:p>924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8])" office:value-type="string" office:string-value="REG = 38.5" calcext:value-type="string">
            <text:p>REG = 38.5</text:p>
          </table:table-cell>
          <table:table-cell table:style-name="ce230" table:formula="of:=CONCATENATE(&quot;OT = &quot;; [.BG78])" office:value-type="string" office:string-value="OT = 8" calcext:value-type="string">
            <text:p>OT = 8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85:.AD85])" office:value-type="float" office:value="1212" calcext:value-type="float" table:number-columns-spanned="3" table:number-rows-spanned="1">
            <text:p>1212.00</text:p>
          </table:table-cell>
          <table:covered-table-cell table:style-name="ce170"/>
          <table:covered-table-cell table:style-name="ce190"/>
          <table:table-cell table:style-name="ce210" table:formula="of:=CONCATENATE(&quot;VAC = &quot;;[.BK78])" office:value-type="string" office:string-value="VAC = 0" calcext:value-type="string">
            <text:p>VAC = 0</text:p>
          </table:table-cell>
          <table:table-cell table:style-name="ce231" table:formula="of:=CONCATENATE(&quot;HOL = &quot;; [.BO7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JIM WATTS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86]&gt;0; [.BC86];&quot;&quot;)" office:value-type="float" office:value="512" calcext:value-type="float" table:number-columns-spanned="3" table:number-rows-spanned="2">
            <text:p>512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86]" office:value-type="float" office:value="512" calcext:value-type="float" table:number-columns-spanned="3" table:number-rows-spanned="3">
            <text:p>5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0]" office:value-type="float" office:value="11" calcext:value-type="float">
            <text:p>11</text:p>
          </table:table-cell>
          <table:table-cell table:style-name="ce281"/>
          <table:table-cell table:style-name="ce302" table:formula="of:=[.B86]" office:value-type="string" office:string-value="JIM WATTS" calcext:value-type="string">
            <text:p>JIM WATTS</text:p>
          </table:table-cell>
          <table:table-cell table:style-name="ce302"/>
          <table:table-cell table:style-name="ce307" table:formula="of:=[.$F86]+[.$J86]+[.$N86]+[.$R86]+[.$V86]+[.$Z86]+[.$AD86]" office:value-type="float" office:value="32" calcext:value-type="float">
            <text:p>32.00</text:p>
          </table:table-cell>
          <table:table-cell table:style-name="ce310"/>
          <table:table-cell table:style-name="ce312" table:formula="of:=IF([.$BG86]=0;[.$CA86]; IF([.$BG86]&gt;0; [.$CA86]/([.$BA86]+([.$BG86]*1.5)))*[.$BA86])-[.$BE86]" office:value-type="float" office:value="512" calcext:value-type="float">
            <text:p>512.00</text:p>
          </table:table-cell>
          <table:table-cell table:style-name="ce310"/>
          <table:table-cell table:style-name="ce313" table:formula="of:=[.BU86]" office:value-type="float" office:value="0" calcext:value-type="float">
            <text:p>0.00</text:p>
          </table:table-cell>
          <table:table-cell table:style-name="ce310"/>
          <table:table-cell table:style-name="ce317" table:formula="of:=[.$G86]+[.$K86]+[.$O86]+[.$S86]+[.$W86]+[.$AA86]+[.$AE86]" office:value-type="float" office:value="0" calcext:value-type="float">
            <text:p>0</text:p>
          </table:table-cell>
          <table:table-cell table:style-name="ce312"/>
          <table:table-cell table:style-name="ce312" table:formula="of:=IF([.$BA86]&gt;0;[.$BG86]*[.$CA86]/([.$BA86]+([.$BG8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86]+[.$L86]+[.$P86]+[.$T86]+[.$X86]+[.$AB86]+[.$AF86]" office:value-type="float" office:value="0" calcext:value-type="float">
            <text:p>0</text:p>
          </table:table-cell>
          <table:table-cell table:style-name="ce312"/>
          <table:table-cell table:style-name="ce312" table:formula="of:=[.$BK86]*([.$AR88]/8)" office:value-type="float" office:value="0" calcext:value-type="float">
            <text:p>0.00</text:p>
          </table:table-cell>
          <table:table-cell table:style-name="ce312"/>
          <table:table-cell table:style-name="ce317" table:formula="of:=[.$I86]+[.$M86]+[.$Q86]+[.$U86]+[.$Y86]+[.$AC86]+[.$AG86]" office:value-type="float" office:value="0" calcext:value-type="float">
            <text:p>0</text:p>
          </table:table-cell>
          <table:table-cell table:style-name="ce312"/>
          <table:table-cell table:style-name="ce312" table:formula="of:=[.$BO86]*([.$AR91]/8)" office:value-type="float" office:value="0" calcext:value-type="float">
            <text:p>0.00</text:p>
          </table:table-cell>
          <table:table-cell table:style-name="ce310"/>
          <table:table-cell table:style-name="ce331" table:formula="of:=[.$BC86]+[.$BI86]+[.$BM86]+[.$BQ86]+[.$BE86]" office:value-type="float" office:value="512" calcext:value-type="float">
            <text:p>512.00</text:p>
          </table:table-cell>
          <table:table-cell table:style-name="ce335"/>
          <table:table-cell table:style-name="ce313" table:formula="of:=[.$AM90]" office:value-type="float" office:value="0" calcext:value-type="float">
            <text:p>0.00</text:p>
          </table:table-cell>
          <table:table-cell table:style-name="ce313"/>
          <table:table-cell table:style-name="ce313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92:.$AD92])" office:value-type="float" office:value="0" calcext:value-type="float">
            <text:p>0.00</text:p>
          </table:table-cell>
          <table:table-cell table:style-name="ce345"/>
          <table:table-cell table:style-name="ce345" table:formula="of:=SUM([.$F93:.$AD93])" office:value-type="float" office:value="512" calcext:value-type="float">
            <text:p>512.00</text:p>
          </table:table-cell>
          <table:table-cell table:style-name="ce350"/>
          <table:table-cell table:style-name="ce25" table:formula="of:=[.BC86]+[.BE86]" office:value-type="float" office:value="512" calcext:value-type="float">
            <text:p>51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E</text:p>
          </table:table-cell>
          <table:covered-table-cell table:number-columns-repeated="2" table:style-name="ce74"/>
          <table:covered-table-cell table:style-name="ce93"/>
          <table:table-cell table:style-name="ce146" table:formula="of:=IF([.AH86]&gt;0;CONCATENATE(TEXT([.CC86];&quot;####.##&quot;);&quot;-Expense&quot;);&quot;&quot;)" office:value-type="string" office:string-value="512-Expense" calcext:value-type="string" table:number-columns-spanned="3" table:number-rows-spanned="1">
            <text:p>512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86])" office:value-type="string" office:string-value="REG = 32" calcext:value-type="string">
            <text:p>REG = 32</text:p>
          </table:table-cell>
          <table:table-cell table:style-name="ce230" table:formula="of:=CONCATENATE(&quot;OT = &quot;; [.BG8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93:.AD93])" office:value-type="float" office:value="512" calcext:value-type="float" table:number-columns-spanned="3" table:number-rows-spanned="1">
            <text:p>512.00</text:p>
          </table:table-cell>
          <table:covered-table-cell table:style-name="ce170"/>
          <table:covered-table-cell table:style-name="ce190"/>
          <table:table-cell table:style-name="ce210" table:formula="of:=CONCATENATE(&quot;VAC = &quot;;[.BK86])" office:value-type="string" office:string-value="VAC = 0" calcext:value-type="string">
            <text:p>VAC = 0</text:p>
          </table:table-cell>
          <table:table-cell table:style-name="ce231" table:formula="of:=CONCATENATE(&quot;HOL = &quot;; [.BO8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94]&gt;0; [.BC9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8]" office:value-type="float" office:value="12" calcext:value-type="float">
            <text:p>12</text:p>
          </table:table-cell>
          <table:table-cell table:style-name="ce281"/>
          <table:table-cell table:style-name="ce302" table:formula="of:=[.B94]" office:value-type="float" office:value="0" calcext:value-type="float">
            <text:p>0</text:p>
          </table:table-cell>
          <table:table-cell table:style-name="ce302"/>
          <table:table-cell table:style-name="ce307" table:formula="of:=[.$F94]+[.$J94]+[.$N94]+[.$R94]+[.$V94]+[.$Z94]+[.$AD94]" office:value-type="float" office:value="0" calcext:value-type="float">
            <text:p>0.00</text:p>
          </table:table-cell>
          <table:table-cell table:style-name="ce310"/>
          <table:table-cell table:style-name="ce312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10"/>
          <table:table-cell table:style-name="ce313" table:formula="of:=[.BU94]" office:value-type="float" office:value="0" calcext:value-type="float">
            <text:p>0.00</text:p>
          </table:table-cell>
          <table:table-cell table:style-name="ce310"/>
          <table:table-cell table:style-name="ce317" table:formula="of:=[.$G94]+[.$K94]+[.$O94]+[.$S94]+[.$W94]+[.$AA94]+[.$AE94]" office:value-type="float" office:value="0" calcext:value-type="float">
            <text:p>0</text:p>
          </table:table-cell>
          <table:table-cell table:style-name="ce312"/>
          <table:table-cell table:style-name="ce312" table:formula="of:=IF([.$BA94]&gt;0;[.$BG94]*[.$CA94]/([.$BA94]+([.$BG9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94]+[.$L94]+[.$P94]+[.$T94]+[.$X94]+[.$AB94]+[.$AF94]" office:value-type="float" office:value="0" calcext:value-type="float">
            <text:p>0</text:p>
          </table:table-cell>
          <table:table-cell table:style-name="ce312"/>
          <table:table-cell table:style-name="ce312" table:formula="of:=[.$BK94]*([.$AR96]/8)" office:value-type="float" office:value="0" calcext:value-type="float">
            <text:p>0.00</text:p>
          </table:table-cell>
          <table:table-cell table:style-name="ce312"/>
          <table:table-cell table:style-name="ce317" table:formula="of:=[.$I94]+[.$M94]+[.$Q94]+[.$U94]+[.$Y94]+[.$AC94]+[.$AG94]" office:value-type="float" office:value="0" calcext:value-type="float">
            <text:p>0</text:p>
          </table:table-cell>
          <table:table-cell table:style-name="ce312"/>
          <table:table-cell table:style-name="ce312" table:formula="of:=[.$BO94]*([.$AR99]/8)" office:value-type="float" office:value="0" calcext:value-type="float">
            <text:p>0.00</text:p>
          </table:table-cell>
          <table:table-cell table:style-name="ce310"/>
          <table:table-cell table:style-name="ce331" table:formula="of:=[.$BC94]+[.$BI94]+[.$BM94]+[.$BQ94]+[.$BE94]" office:value-type="float" office:value="0" calcext:value-type="float">
            <text:p>0.00</text:p>
          </table:table-cell>
          <table:table-cell table:style-name="ce335"/>
          <table:table-cell table:style-name="ce313" table:formula="of:=[.$AM98]" office:value-type="float" office:value="0" calcext:value-type="float">
            <text:p>0.00</text:p>
          </table:table-cell>
          <table:table-cell table:style-name="ce313"/>
          <table:table-cell table:style-name="ce313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0:.$AD100])" office:value-type="float" office:value="0" calcext:value-type="float">
            <text:p>0.00</text:p>
          </table:table-cell>
          <table:table-cell table:style-name="ce345"/>
          <table:table-cell table:style-name="ce345" table:formula="of:=SUM([.$F101:.$AD101])" office:value-type="float" office:value="0" calcext:value-type="float">
            <text:p>0.00</text:p>
          </table:table-cell>
          <table:table-cell table:style-name="ce350"/>
          <table:table-cell table:style-name="ce25" table:formula="of:=[.BC94]+[.BE9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94])" office:value-type="string" office:string-value="REG = 0" calcext:value-type="string">
            <text:p>REG = 0</text:p>
          </table:table-cell>
          <table:table-cell table:style-name="ce230" table:formula="of:=CONCATENATE(&quot;OT = &quot;; [.BG94])" office:value-type="string" office:string-value="OT = 0" calcext:value-type="string">
            <text:p>OT = 0</text:p>
          </table:table-cell>
          <table:table-cell table:style-name="ce248" office:value-type="string" calcext:value-type="string" table:number-columns-spanned="1" table:number-rows-spanned="2">
            <text:p>Prod <text:s/>% =</text:p>
          </table:table-cell>
          <table:table-cell table:style-name="ce262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94])" office:value-type="string" office:string-value="VAC = 0" calcext:value-type="string">
            <text:p>VAC = 0</text:p>
          </table:table-cell>
          <table:table-cell table:style-name="ce231" table:formula="of:=CONCATENATE(&quot;HOL = &quot;; [.BO9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02]&gt;0; [.BC10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6]" office:value-type="float" office:value="13" calcext:value-type="float">
            <text:p>13</text:p>
          </table:table-cell>
          <table:table-cell table:style-name="ce281"/>
          <table:table-cell table:style-name="ce302" table:formula="of:=[.B102]" office:value-type="float" office:value="0" calcext:value-type="float">
            <text:p>0</text:p>
          </table:table-cell>
          <table:table-cell table:style-name="ce302"/>
          <table:table-cell table:style-name="ce307" table:formula="of:=[.$F102]+[.$J102]+[.$N102]+[.$R102]+[.$V102]+[.$Z102]+[.$AD102]" office:value-type="float" office:value="0" calcext:value-type="float">
            <text:p>0.00</text:p>
          </table:table-cell>
          <table:table-cell table:style-name="ce310"/>
          <table:table-cell table:style-name="ce312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10"/>
          <table:table-cell table:style-name="ce313" table:formula="of:=[.BU102]" office:value-type="float" office:value="0" calcext:value-type="float">
            <text:p>0.00</text:p>
          </table:table-cell>
          <table:table-cell table:style-name="ce310"/>
          <table:table-cell table:style-name="ce317" table:formula="of:=[.$G102]+[.$K102]+[.$O102]+[.$S102]+[.$W102]+[.$AA102]+[.$AE102]" office:value-type="float" office:value="0" calcext:value-type="float">
            <text:p>0</text:p>
          </table:table-cell>
          <table:table-cell table:style-name="ce312"/>
          <table:table-cell table:style-name="ce312" table:formula="of:=IF([.$BA102]&gt;0;[.$BG102]*[.$CA102]/([.$BA102]+([.$BG10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02]+[.$L102]+[.$P102]+[.$T102]+[.$X102]+[.$AB102]+[.$AF102]" office:value-type="float" office:value="0" calcext:value-type="float">
            <text:p>0</text:p>
          </table:table-cell>
          <table:table-cell table:style-name="ce312"/>
          <table:table-cell table:style-name="ce312" table:formula="of:=[.$BK102]*([.$AR104]/8)" office:value-type="float" office:value="0" calcext:value-type="float">
            <text:p>0.00</text:p>
          </table:table-cell>
          <table:table-cell table:style-name="ce312"/>
          <table:table-cell table:style-name="ce317" table:formula="of:=[.$I102]+[.$M102]+[.$Q102]+[.$U102]+[.$Y102]+[.$AC102]+[.$AG102]" office:value-type="float" office:value="0" calcext:value-type="float">
            <text:p>0</text:p>
          </table:table-cell>
          <table:table-cell table:style-name="ce312"/>
          <table:table-cell table:style-name="ce312" table:formula="of:=[.$BO102]*([.$AR107]/8)" office:value-type="float" office:value="0" calcext:value-type="float">
            <text:p>0.00</text:p>
          </table:table-cell>
          <table:table-cell table:style-name="ce310"/>
          <table:table-cell table:style-name="ce331" table:formula="of:=[.$BC102]+[.$BI102]+[.$BM102]+[.$BQ102]+[.$BE102]" office:value-type="float" office:value="0" calcext:value-type="float">
            <text:p>0.00</text:p>
          </table:table-cell>
          <table:table-cell table:style-name="ce335"/>
          <table:table-cell table:style-name="ce313" table:formula="of:=[.$AM106]" office:value-type="float" office:value="0" calcext:value-type="float">
            <text:p>0.00</text:p>
          </table:table-cell>
          <table:table-cell table:style-name="ce313"/>
          <table:table-cell table:style-name="ce313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8:.$AD108])" office:value-type="float" office:value="0" calcext:value-type="float">
            <text:p>0.00</text:p>
          </table:table-cell>
          <table:table-cell table:style-name="ce345"/>
          <table:table-cell table:style-name="ce345" table:formula="of:=SUM([.$F109:.$AD109])" office:value-type="float" office:value="0" calcext:value-type="float">
            <text:p>0.00</text:p>
          </table:table-cell>
          <table:table-cell table:style-name="ce350"/>
          <table:table-cell table:style-name="ce25" table:formula="of:=[.BC102]+[.BE10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02])" office:value-type="string" office:string-value="REG = 0" calcext:value-type="string">
            <text:p>REG = 0</text:p>
          </table:table-cell>
          <table:table-cell table:style-name="ce230" table:formula="of:=CONCATENATE(&quot;OT = &quot;; [.BG10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02])" office:value-type="string" office:string-value="VAC = 0" calcext:value-type="string">
            <text:p>VAC = 0</text:p>
          </table:table-cell>
          <table:table-cell table:style-name="ce231" table:formula="of:=CONCATENATE(&quot;HOL = &quot;; [.BO10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0]&gt;0; [.BC11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14]" office:value-type="float" office:value="14" calcext:value-type="float">
            <text:p>14</text:p>
          </table:table-cell>
          <table:table-cell table:style-name="ce281"/>
          <table:table-cell table:style-name="ce302" table:formula="of:=[.B110]" office:value-type="float" office:value="0" calcext:value-type="float">
            <text:p>0</text:p>
          </table:table-cell>
          <table:table-cell table:style-name="ce302"/>
          <table:table-cell table:style-name="ce307" table:formula="of:=[.$F110]+[.$J110]+[.$N110]+[.$R110]+[.$V110]+[.$Z110]+[.$AD110]" office:value-type="float" office:value="0" calcext:value-type="float">
            <text:p>0.00</text:p>
          </table:table-cell>
          <table:table-cell table:style-name="ce310"/>
          <table:table-cell table:style-name="ce312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10"/>
          <table:table-cell table:style-name="ce313" table:formula="of:=[.BU110]" office:value-type="float" office:value="0" calcext:value-type="float">
            <text:p>0.00</text:p>
          </table:table-cell>
          <table:table-cell table:style-name="ce310"/>
          <table:table-cell table:style-name="ce317" table:formula="of:=[.$G110]+[.$K110]+[.$O110]+[.$S110]+[.$W110]+[.$AA110]+[.$AE110]" office:value-type="float" office:value="0" calcext:value-type="float">
            <text:p>0</text:p>
          </table:table-cell>
          <table:table-cell table:style-name="ce312"/>
          <table:table-cell table:style-name="ce312" table:formula="of:=IF([.$BA110]&gt;0;[.$BG110]*[.$CA110]/([.$BA110]+([.$BG11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0]+[.$L110]+[.$P110]+[.$T110]+[.$X110]+[.$AB110]+[.$AF110]" office:value-type="float" office:value="0" calcext:value-type="float">
            <text:p>0</text:p>
          </table:table-cell>
          <table:table-cell table:style-name="ce312"/>
          <table:table-cell table:style-name="ce312" table:formula="of:=[.$BK110]*([.$AR112]/8)" office:value-type="float" office:value="0" calcext:value-type="float">
            <text:p>0.00</text:p>
          </table:table-cell>
          <table:table-cell table:style-name="ce312"/>
          <table:table-cell table:style-name="ce317" table:formula="of:=[.$I110]+[.$M110]+[.$Q110]+[.$U110]+[.$Y110]+[.$AC110]+[.$AG110]" office:value-type="float" office:value="0" calcext:value-type="float">
            <text:p>0</text:p>
          </table:table-cell>
          <table:table-cell table:style-name="ce312"/>
          <table:table-cell table:style-name="ce312" table:formula="of:=[.$BO110]*([.$AR115]/8)" office:value-type="float" office:value="0" calcext:value-type="float">
            <text:p>0.00</text:p>
          </table:table-cell>
          <table:table-cell table:style-name="ce310"/>
          <table:table-cell table:style-name="ce331" table:formula="of:=[.$BC110]+[.$BI110]+[.$BM110]+[.$BQ110]+[.$BE110]" office:value-type="float" office:value="0" calcext:value-type="float">
            <text:p>0.00</text:p>
          </table:table-cell>
          <table:table-cell table:style-name="ce335"/>
          <table:table-cell table:style-name="ce313" table:formula="of:=[.$AM114]" office:value-type="float" office:value="0" calcext:value-type="float">
            <text:p>0.00</text:p>
          </table:table-cell>
          <table:table-cell table:style-name="ce313"/>
          <table:table-cell table:style-name="ce313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16:.$AD116])" office:value-type="float" office:value="0" calcext:value-type="float">
            <text:p>0.00</text:p>
          </table:table-cell>
          <table:table-cell table:style-name="ce345"/>
          <table:table-cell table:style-name="ce345" table:formula="of:=SUM([.$F117:.$AD117])" office:value-type="float" office:value="0" calcext:value-type="float">
            <text:p>0.00</text:p>
          </table:table-cell>
          <table:table-cell table:style-name="ce350"/>
          <table:table-cell table:style-name="ce25" table:formula="of:=[.BC110]+[.BE11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0])" office:value-type="string" office:string-value="REG = 0" calcext:value-type="string">
            <text:p>REG = 0</text:p>
          </table:table-cell>
          <table:table-cell table:style-name="ce230" table:formula="of:=CONCATENATE(&quot;OT = &quot;; [.BG11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0])" office:value-type="string" office:string-value="VAC = 0" calcext:value-type="string">
            <text:p>VAC = 0</text:p>
          </table:table-cell>
          <table:table-cell table:style-name="ce231" table:formula="of:=CONCATENATE(&quot;HOL = &quot;; [.BO11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8]&gt;0; [.BC11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22]" office:value-type="float" office:value="15" calcext:value-type="float">
            <text:p>15</text:p>
          </table:table-cell>
          <table:table-cell table:style-name="ce281"/>
          <table:table-cell table:style-name="ce302" table:formula="of:=[.B118]" office:value-type="float" office:value="0" calcext:value-type="float">
            <text:p>0</text:p>
          </table:table-cell>
          <table:table-cell table:style-name="ce302"/>
          <table:table-cell table:style-name="ce307" table:formula="of:=[.$F118]+[.$J118]+[.$N118]+[.$R118]+[.$V118]+[.$Z118]+[.$AD118]" office:value-type="float" office:value="0" calcext:value-type="float">
            <text:p>0.00</text:p>
          </table:table-cell>
          <table:table-cell table:style-name="ce310"/>
          <table:table-cell table:style-name="ce312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10"/>
          <table:table-cell table:style-name="ce313" table:formula="of:=[.BU118]" office:value-type="float" office:value="0" calcext:value-type="float">
            <text:p>0.00</text:p>
          </table:table-cell>
          <table:table-cell table:style-name="ce310"/>
          <table:table-cell table:style-name="ce317" table:formula="of:=[.$G118]+[.$K118]+[.$O118]+[.$S118]+[.$W118]+[.$AA118]+[.$AE118]" office:value-type="float" office:value="0" calcext:value-type="float">
            <text:p>0</text:p>
          </table:table-cell>
          <table:table-cell table:style-name="ce312"/>
          <table:table-cell table:style-name="ce312" table:formula="of:=IF([.$BA118]&gt;0;[.$BG118]*[.$CA118]/([.$BA118]+([.$BG11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8]+[.$L118]+[.$P118]+[.$T118]+[.$X118]+[.$AB118]+[.$AF118]" office:value-type="float" office:value="0" calcext:value-type="float">
            <text:p>0</text:p>
          </table:table-cell>
          <table:table-cell table:style-name="ce312"/>
          <table:table-cell table:style-name="ce312" table:formula="of:=[.$BK118]*([.$AR120]/8)" office:value-type="float" office:value="0" calcext:value-type="float">
            <text:p>0.00</text:p>
          </table:table-cell>
          <table:table-cell table:style-name="ce312"/>
          <table:table-cell table:style-name="ce317" table:formula="of:=[.$I118]+[.$M118]+[.$Q118]+[.$U118]+[.$Y118]+[.$AC118]+[.$AG118]" office:value-type="float" office:value="0" calcext:value-type="float">
            <text:p>0</text:p>
          </table:table-cell>
          <table:table-cell table:style-name="ce312"/>
          <table:table-cell table:style-name="ce312" table:formula="of:=[.$BO118]*([.$AR123]/8)" office:value-type="float" office:value="0" calcext:value-type="float">
            <text:p>0.00</text:p>
          </table:table-cell>
          <table:table-cell table:style-name="ce310"/>
          <table:table-cell table:style-name="ce331" table:formula="of:=[.$BC118]+[.$BI118]+[.$BM118]+[.$BQ118]+[.$BE118]" office:value-type="float" office:value="0" calcext:value-type="float">
            <text:p>0.00</text:p>
          </table:table-cell>
          <table:table-cell table:style-name="ce335"/>
          <table:table-cell table:style-name="ce313" table:formula="of:=[.$AM122]" office:value-type="float" office:value="0" calcext:value-type="float">
            <text:p>0.00</text:p>
          </table:table-cell>
          <table:table-cell table:style-name="ce313"/>
          <table:table-cell table:style-name="ce313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4:.$AD124])" office:value-type="float" office:value="0" calcext:value-type="float">
            <text:p>0.00</text:p>
          </table:table-cell>
          <table:table-cell table:style-name="ce345"/>
          <table:table-cell table:style-name="ce345" table:formula="of:=SUM([.$F125:.$AD125])" office:value-type="float" office:value="0" calcext:value-type="float">
            <text:p>0.00</text:p>
          </table:table-cell>
          <table:table-cell table:style-name="ce350"/>
          <table:table-cell table:style-name="ce25" table:formula="of:=[.BC118]+[.BE11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8])" office:value-type="string" office:string-value="REG = 0" calcext:value-type="string">
            <text:p>REG = 0</text:p>
          </table:table-cell>
          <table:table-cell table:style-name="ce230" table:formula="of:=CONCATENATE(&quot;OT = &quot;; [.BG11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8])" office:value-type="string" office:string-value="VAC = 0" calcext:value-type="string">
            <text:p>VAC = 0</text:p>
          </table:table-cell>
          <table:table-cell table:style-name="ce231" table:formula="of:=CONCATENATE(&quot;HOL = &quot;; [.BO11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26]&gt;0; [.BC12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0]" office:value-type="float" office:value="16" calcext:value-type="float">
            <text:p>16</text:p>
          </table:table-cell>
          <table:table-cell table:style-name="ce281"/>
          <table:table-cell table:style-name="ce302" table:formula="of:=[.B126]" office:value-type="float" office:value="0" calcext:value-type="float">
            <text:p>0</text:p>
          </table:table-cell>
          <table:table-cell table:style-name="ce302"/>
          <table:table-cell table:style-name="ce307" table:formula="of:=[.$F126]+[.$J126]+[.$N126]+[.$R126]+[.$V126]+[.$Z126]+[.$AD126]" office:value-type="float" office:value="0" calcext:value-type="float">
            <text:p>0.00</text:p>
          </table:table-cell>
          <table:table-cell table:style-name="ce310"/>
          <table:table-cell table:style-name="ce312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10"/>
          <table:table-cell table:style-name="ce313" table:formula="of:=[.BU126]" office:value-type="float" office:value="0" calcext:value-type="float">
            <text:p>0.00</text:p>
          </table:table-cell>
          <table:table-cell table:style-name="ce310"/>
          <table:table-cell table:style-name="ce317" table:formula="of:=[.$G126]+[.$K126]+[.$O126]+[.$S126]+[.$W126]+[.$AA126]+[.$AE126]" office:value-type="float" office:value="0" calcext:value-type="float">
            <text:p>0</text:p>
          </table:table-cell>
          <table:table-cell table:style-name="ce312"/>
          <table:table-cell table:style-name="ce312" table:formula="of:=IF([.$BA126]&gt;0;[.$BG126]*[.$CA126]/([.$BA126]+([.$BG12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26]+[.$L126]+[.$P126]+[.$T126]+[.$X126]+[.$AB126]+[.$AF126]" office:value-type="float" office:value="0" calcext:value-type="float">
            <text:p>0</text:p>
          </table:table-cell>
          <table:table-cell table:style-name="ce312"/>
          <table:table-cell table:style-name="ce312" table:formula="of:=[.$BK126]*([.$AR128]/8)" office:value-type="float" office:value="0" calcext:value-type="float">
            <text:p>0.00</text:p>
          </table:table-cell>
          <table:table-cell table:style-name="ce312"/>
          <table:table-cell table:style-name="ce317" table:formula="of:=[.$I126]+[.$M126]+[.$Q126]+[.$U126]+[.$Y126]+[.$AC126]+[.$AG126]" office:value-type="float" office:value="0" calcext:value-type="float">
            <text:p>0</text:p>
          </table:table-cell>
          <table:table-cell table:style-name="ce312"/>
          <table:table-cell table:style-name="ce312" table:formula="of:=[.$BO126]*([.$AR131]/8)" office:value-type="float" office:value="0" calcext:value-type="float">
            <text:p>0.00</text:p>
          </table:table-cell>
          <table:table-cell table:style-name="ce310"/>
          <table:table-cell table:style-name="ce331" table:formula="of:=[.$BC126]+[.$BI126]+[.$BM126]+[.$BQ126]+[.$BE126]" office:value-type="float" office:value="0" calcext:value-type="float">
            <text:p>0.00</text:p>
          </table:table-cell>
          <table:table-cell table:style-name="ce335"/>
          <table:table-cell table:style-name="ce313" table:formula="of:=[.$AM130]" office:value-type="float" office:value="0" calcext:value-type="float">
            <text:p>0.00</text:p>
          </table:table-cell>
          <table:table-cell table:style-name="ce313"/>
          <table:table-cell table:style-name="ce313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32:.$AD132])" office:value-type="float" office:value="0" calcext:value-type="float">
            <text:p>0.00</text:p>
          </table:table-cell>
          <table:table-cell table:style-name="ce345"/>
          <table:table-cell table:style-name="ce345" table:formula="of:=SUM([.$F133:.$AD133])" office:value-type="float" office:value="0" calcext:value-type="float">
            <text:p>0.00</text:p>
          </table:table-cell>
          <table:table-cell table:style-name="ce350"/>
          <table:table-cell table:style-name="ce25" table:formula="of:=[.BC126]+[.BE12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26])" office:value-type="string" office:string-value="REG = 0" calcext:value-type="string">
            <text:p>REG = 0</text:p>
          </table:table-cell>
          <table:table-cell table:style-name="ce230" table:formula="of:=CONCATENATE(&quot;OT = &quot;; [.BG126])" office:value-type="string" office:string-value="OT = 0" calcext:value-type="string">
            <text:p>OT = 0</text:p>
          </table:table-cell>
          <table:table-cell table:style-name="ce249" office:value-type="string" calcext:value-type="string" table:number-columns-spanned="1" table:number-rows-spanned="2">
            <text:p>Prod <text:s/>% =</text:p>
          </table:table-cell>
          <table:table-cell table:style-name="ce262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26])" office:value-type="string" office:string-value="VAC = 0" calcext:value-type="string">
            <text:p>VAC = 0</text:p>
          </table:table-cell>
          <table:table-cell table:style-name="ce231" table:formula="of:=CONCATENATE(&quot;HOL = &quot;; [.BO12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34]&gt;0; [.BC13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8]" office:value-type="float" office:value="17" calcext:value-type="float">
            <text:p>17</text:p>
          </table:table-cell>
          <table:table-cell table:style-name="ce281"/>
          <table:table-cell table:style-name="ce302" table:formula="of:=[.B134]" office:value-type="float" office:value="0" calcext:value-type="float">
            <text:p>0</text:p>
          </table:table-cell>
          <table:table-cell table:style-name="ce302"/>
          <table:table-cell table:style-name="ce307" table:formula="of:=[.$F134]+[.$J134]+[.$N134]+[.$R134]+[.$V134]+[.$Z134]+[.$AD134]" office:value-type="float" office:value="0" calcext:value-type="float">
            <text:p>0.00</text:p>
          </table:table-cell>
          <table:table-cell table:style-name="ce310"/>
          <table:table-cell table:style-name="ce312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10"/>
          <table:table-cell table:style-name="ce313" table:formula="of:=[.BU134]" office:value-type="float" office:value="0" calcext:value-type="float">
            <text:p>0.00</text:p>
          </table:table-cell>
          <table:table-cell table:style-name="ce310"/>
          <table:table-cell table:style-name="ce317" table:formula="of:=[.$G134]+[.$K134]+[.$O134]+[.$S134]+[.$W134]+[.$AA134]+[.$AE134]" office:value-type="float" office:value="0" calcext:value-type="float">
            <text:p>0</text:p>
          </table:table-cell>
          <table:table-cell table:style-name="ce312"/>
          <table:table-cell table:style-name="ce312" table:formula="of:=IF([.$BA134]&gt;0;[.$BG134]*[.$CA134]/([.$BA134]+([.$BG13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34]+[.$L134]+[.$P134]+[.$T134]+[.$X134]+[.$AB134]+[.$AF134]" office:value-type="float" office:value="0" calcext:value-type="float">
            <text:p>0</text:p>
          </table:table-cell>
          <table:table-cell table:style-name="ce312"/>
          <table:table-cell table:style-name="ce312" table:formula="of:=[.$BK134]*([.$AR136]/8)" office:value-type="float" office:value="0" calcext:value-type="float">
            <text:p>0.00</text:p>
          </table:table-cell>
          <table:table-cell table:style-name="ce312"/>
          <table:table-cell table:style-name="ce317" table:formula="of:=[.$I134]+[.$M134]+[.$Q134]+[.$U134]+[.$Y134]+[.$AC134]+[.$AG134]" office:value-type="float" office:value="0" calcext:value-type="float">
            <text:p>0</text:p>
          </table:table-cell>
          <table:table-cell table:style-name="ce312"/>
          <table:table-cell table:style-name="ce312" table:formula="of:=[.$BO134]*([.$AR139]/8)" office:value-type="float" office:value="0" calcext:value-type="float">
            <text:p>0.00</text:p>
          </table:table-cell>
          <table:table-cell table:style-name="ce310"/>
          <table:table-cell table:style-name="ce331" table:formula="of:=[.$BC134]+[.$BI134]+[.$BM134]+[.$BQ134]+[.$BE134]" office:value-type="float" office:value="0" calcext:value-type="float">
            <text:p>0.00</text:p>
          </table:table-cell>
          <table:table-cell table:style-name="ce335"/>
          <table:table-cell table:style-name="ce313" table:formula="of:=[.$AM138]" office:value-type="float" office:value="0" calcext:value-type="float">
            <text:p>0.00</text:p>
          </table:table-cell>
          <table:table-cell table:style-name="ce313"/>
          <table:table-cell table:style-name="ce313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0:.$AD140])" office:value-type="float" office:value="0" calcext:value-type="float">
            <text:p>0.00</text:p>
          </table:table-cell>
          <table:table-cell table:style-name="ce345"/>
          <table:table-cell table:style-name="ce345" table:formula="of:=SUM([.$F141:.$AD141])" office:value-type="float" office:value="0" calcext:value-type="float">
            <text:p>0.00</text:p>
          </table:table-cell>
          <table:table-cell table:style-name="ce350"/>
          <table:table-cell table:style-name="ce25" table:formula="of:=[.BC134]+[.BE13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34])" office:value-type="string" office:string-value="REG = 0" calcext:value-type="string">
            <text:p>REG = 0</text:p>
          </table:table-cell>
          <table:table-cell table:style-name="ce230" table:formula="of:=CONCATENATE(&quot;OT = &quot;; [.BG13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34])" office:value-type="string" office:string-value="VAC = 0" calcext:value-type="string">
            <text:p>VAC = 0</text:p>
          </table:table-cell>
          <table:table-cell table:style-name="ce231" table:formula="of:=CONCATENATE(&quot;HOL = &quot;; [.BO13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42]&gt;0; [.BC14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46]" office:value-type="float" office:value="18" calcext:value-type="float">
            <text:p>18</text:p>
          </table:table-cell>
          <table:table-cell table:style-name="ce281"/>
          <table:table-cell table:style-name="ce302" table:formula="of:=[.B142]" office:value-type="float" office:value="0" calcext:value-type="float">
            <text:p>0</text:p>
          </table:table-cell>
          <table:table-cell table:style-name="ce302"/>
          <table:table-cell table:style-name="ce307" table:formula="of:=[.$F142]+[.$J142]+[.$N142]+[.$R142]+[.$V142]+[.$Z142]+[.$AD142]" office:value-type="float" office:value="0" calcext:value-type="float">
            <text:p>0.00</text:p>
          </table:table-cell>
          <table:table-cell table:style-name="ce310"/>
          <table:table-cell table:style-name="ce312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10"/>
          <table:table-cell table:style-name="ce313" table:formula="of:=[.BU142]" office:value-type="float" office:value="0" calcext:value-type="float">
            <text:p>0.00</text:p>
          </table:table-cell>
          <table:table-cell table:style-name="ce310"/>
          <table:table-cell table:style-name="ce317" table:formula="of:=[.$G142]+[.$K142]+[.$O142]+[.$S142]+[.$W142]+[.$AA142]+[.$AE142]" office:value-type="float" office:value="0" calcext:value-type="float">
            <text:p>0</text:p>
          </table:table-cell>
          <table:table-cell table:style-name="ce312"/>
          <table:table-cell table:style-name="ce312" table:formula="of:=IF([.$BA142]&gt;0;[.$BG142]*[.$CA142]/([.$BA142]+([.$BG14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2]+[.$L142]+[.$P142]+[.$T142]+[.$X142]+[.$AB142]+[.$AF142]" office:value-type="float" office:value="0" calcext:value-type="float">
            <text:p>0</text:p>
          </table:table-cell>
          <table:table-cell table:style-name="ce312"/>
          <table:table-cell table:style-name="ce312" table:formula="of:=[.$BK142]*([.$AR144]/8)" office:value-type="float" office:value="0" calcext:value-type="float">
            <text:p>0.00</text:p>
          </table:table-cell>
          <table:table-cell table:style-name="ce312"/>
          <table:table-cell table:style-name="ce317" table:formula="of:=[.$I142]+[.$M142]+[.$Q142]+[.$U142]+[.$Y142]+[.$AC142]+[.$AG142]" office:value-type="float" office:value="0" calcext:value-type="float">
            <text:p>0</text:p>
          </table:table-cell>
          <table:table-cell table:style-name="ce312"/>
          <table:table-cell table:style-name="ce312" table:formula="of:=[.$BO142]*([.$AR147]/8)" office:value-type="float" office:value="0" calcext:value-type="float">
            <text:p>0.00</text:p>
          </table:table-cell>
          <table:table-cell table:style-name="ce310"/>
          <table:table-cell table:style-name="ce331" table:formula="of:=[.$BC142]+[.$BI142]+[.$BM142]+[.$BQ142]+[.$BE142]" office:value-type="float" office:value="0" calcext:value-type="float">
            <text:p>0.00</text:p>
          </table:table-cell>
          <table:table-cell table:style-name="ce335"/>
          <table:table-cell table:style-name="ce313" table:formula="of:=[.$AM146]" office:value-type="float" office:value="0" calcext:value-type="float">
            <text:p>0.00</text:p>
          </table:table-cell>
          <table:table-cell table:style-name="ce313"/>
          <table:table-cell table:style-name="ce313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8:.$AD148])" office:value-type="float" office:value="0" calcext:value-type="float">
            <text:p>0.00</text:p>
          </table:table-cell>
          <table:table-cell table:style-name="ce345"/>
          <table:table-cell table:style-name="ce345" table:formula="of:=SUM([.$F149:.$AD149])" office:value-type="float" office:value="0" calcext:value-type="float">
            <text:p>0.00</text:p>
          </table:table-cell>
          <table:table-cell table:style-name="ce350"/>
          <table:table-cell table:style-name="ce25" table:formula="of:=[.BC142]+[.BE14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42])" office:value-type="string" office:string-value="REG = 0" calcext:value-type="string">
            <text:p>REG = 0</text:p>
          </table:table-cell>
          <table:table-cell table:style-name="ce230" table:formula="of:=CONCATENATE(&quot;OT = &quot;; [.BG14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42])" office:value-type="string" office:string-value="VAC = 0" calcext:value-type="string">
            <text:p>VAC = 0</text:p>
          </table:table-cell>
          <table:table-cell table:style-name="ce231" table:formula="of:=CONCATENATE(&quot;HOL = &quot;; [.BO14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0]&gt;0; [.BC15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54]" office:value-type="float" office:value="19" calcext:value-type="float">
            <text:p>19</text:p>
          </table:table-cell>
          <table:table-cell table:style-name="ce281"/>
          <table:table-cell table:style-name="ce302" table:formula="of:=[.B150]" office:value-type="float" office:value="0" calcext:value-type="float">
            <text:p>0</text:p>
          </table:table-cell>
          <table:table-cell table:style-name="ce302"/>
          <table:table-cell table:style-name="ce307" table:formula="of:=[.$F150]+[.$J150]+[.$N150]+[.$R150]+[.$V150]+[.$Z150]+[.$AD150]" office:value-type="float" office:value="0" calcext:value-type="float">
            <text:p>0.00</text:p>
          </table:table-cell>
          <table:table-cell table:style-name="ce310"/>
          <table:table-cell table:style-name="ce312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10"/>
          <table:table-cell table:style-name="ce313" table:formula="of:=[.BU150]" office:value-type="float" office:value="0" calcext:value-type="float">
            <text:p>0.00</text:p>
          </table:table-cell>
          <table:table-cell table:style-name="ce310"/>
          <table:table-cell table:style-name="ce317" table:formula="of:=[.$G150]+[.$K150]+[.$O150]+[.$S150]+[.$W150]+[.$AA150]+[.$AE150]" office:value-type="float" office:value="0" calcext:value-type="float">
            <text:p>0</text:p>
          </table:table-cell>
          <table:table-cell table:style-name="ce312"/>
          <table:table-cell table:style-name="ce312" table:formula="of:=IF([.$BA150]&gt;0;[.$BG150]*[.$CA150]/([.$BA150]+([.$BG15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0]+[.$L150]+[.$P150]+[.$T150]+[.$X150]+[.$AB150]+[.$AF150]" office:value-type="float" office:value="0" calcext:value-type="float">
            <text:p>0</text:p>
          </table:table-cell>
          <table:table-cell table:style-name="ce312"/>
          <table:table-cell table:style-name="ce312" table:formula="of:=[.$BK150]*([.$AR152]/8)" office:value-type="float" office:value="0" calcext:value-type="float">
            <text:p>0.00</text:p>
          </table:table-cell>
          <table:table-cell table:style-name="ce312"/>
          <table:table-cell table:style-name="ce317" table:formula="of:=[.$I150]+[.$M150]+[.$Q150]+[.$U150]+[.$Y150]+[.$AC150]+[.$AG150]" office:value-type="float" office:value="0" calcext:value-type="float">
            <text:p>0</text:p>
          </table:table-cell>
          <table:table-cell table:style-name="ce312"/>
          <table:table-cell table:style-name="ce312" table:formula="of:=[.$BO150]*([.$AR155]/8)" office:value-type="float" office:value="0" calcext:value-type="float">
            <text:p>0.00</text:p>
          </table:table-cell>
          <table:table-cell table:style-name="ce310"/>
          <table:table-cell table:style-name="ce331" table:formula="of:=[.$BC150]+[.$BI150]+[.$BM150]+[.$BQ150]+[.$BE150]" office:value-type="float" office:value="0" calcext:value-type="float">
            <text:p>0.00</text:p>
          </table:table-cell>
          <table:table-cell table:style-name="ce335"/>
          <table:table-cell table:style-name="ce313" table:formula="of:=[.$AM154]" office:value-type="float" office:value="0" calcext:value-type="float">
            <text:p>0.00</text:p>
          </table:table-cell>
          <table:table-cell table:style-name="ce313"/>
          <table:table-cell table:style-name="ce313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56:.$AD156])" office:value-type="float" office:value="0" calcext:value-type="float">
            <text:p>0.00</text:p>
          </table:table-cell>
          <table:table-cell table:style-name="ce345"/>
          <table:table-cell table:style-name="ce345" table:formula="of:=SUM([.$F157:.$AD157])" office:value-type="float" office:value="0" calcext:value-type="float">
            <text:p>0.00</text:p>
          </table:table-cell>
          <table:table-cell table:style-name="ce350"/>
          <table:table-cell table:style-name="ce25" table:formula="of:=[.BC150]+[.BE15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0])" office:value-type="string" office:string-value="REG = 0" calcext:value-type="string">
            <text:p>REG = 0</text:p>
          </table:table-cell>
          <table:table-cell table:style-name="ce230" table:formula="of:=CONCATENATE(&quot;OT = &quot;; [.BG15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0])" office:value-type="string" office:string-value="VAC = 0" calcext:value-type="string">
            <text:p>VAC = 0</text:p>
          </table:table-cell>
          <table:table-cell table:style-name="ce231" table:formula="of:=CONCATENATE(&quot;HOL = &quot;; [.BO15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8]&gt;0; [.BC15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62]" office:value-type="float" office:value="20" calcext:value-type="float">
            <text:p>20</text:p>
          </table:table-cell>
          <table:table-cell table:style-name="ce281"/>
          <table:table-cell table:style-name="ce302" table:formula="of:=[.B158]" office:value-type="float" office:value="0" calcext:value-type="float">
            <text:p>0</text:p>
          </table:table-cell>
          <table:table-cell table:style-name="ce302"/>
          <table:table-cell table:style-name="ce307" table:formula="of:=[.$F158]+[.$J158]+[.$N158]+[.$R158]+[.$V158]+[.$Z158]+[.$AD158]" office:value-type="float" office:value="0" calcext:value-type="float">
            <text:p>0.00</text:p>
          </table:table-cell>
          <table:table-cell table:style-name="ce310"/>
          <table:table-cell table:style-name="ce312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10"/>
          <table:table-cell table:style-name="ce313" table:formula="of:=[.BU158]" office:value-type="float" office:value="0" calcext:value-type="float">
            <text:p>0.00</text:p>
          </table:table-cell>
          <table:table-cell table:style-name="ce310"/>
          <table:table-cell table:style-name="ce317" table:formula="of:=[.$G158]+[.$K158]+[.$O158]+[.$S158]+[.$W158]+[.$AA158]+[.$AE158]" office:value-type="float" office:value="0" calcext:value-type="float">
            <text:p>0</text:p>
          </table:table-cell>
          <table:table-cell table:style-name="ce312"/>
          <table:table-cell table:style-name="ce312" table:formula="of:=IF([.$BA158]&gt;0;[.$BG158]*[.$CA158]/([.$BA158]+([.$BG15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8]+[.$L158]+[.$P158]+[.$T158]+[.$X158]+[.$AB158]+[.$AF158]" office:value-type="float" office:value="0" calcext:value-type="float">
            <text:p>0</text:p>
          </table:table-cell>
          <table:table-cell table:style-name="ce312"/>
          <table:table-cell table:style-name="ce312" table:formula="of:=[.$BK158]*([.$AR160]/8)" office:value-type="float" office:value="0" calcext:value-type="float">
            <text:p>0.00</text:p>
          </table:table-cell>
          <table:table-cell table:style-name="ce312"/>
          <table:table-cell table:style-name="ce317" table:formula="of:=[.$I158]+[.$M158]+[.$Q158]+[.$U158]+[.$Y158]+[.$AC158]+[.$AG158]" office:value-type="float" office:value="0" calcext:value-type="float">
            <text:p>0</text:p>
          </table:table-cell>
          <table:table-cell table:style-name="ce312"/>
          <table:table-cell table:style-name="ce312" table:formula="of:=[.$BO158]*([.$AR163]/8)" office:value-type="float" office:value="0" calcext:value-type="float">
            <text:p>0.00</text:p>
          </table:table-cell>
          <table:table-cell table:style-name="ce310"/>
          <table:table-cell table:style-name="ce331" table:formula="of:=[.$BC158]+[.$BI158]+[.$BM158]+[.$BQ158]+[.$BE158]" office:value-type="float" office:value="0" calcext:value-type="float">
            <text:p>0.00</text:p>
          </table:table-cell>
          <table:table-cell table:style-name="ce335"/>
          <table:table-cell table:style-name="ce313" table:formula="of:=[.$AM162]" office:value-type="float" office:value="0" calcext:value-type="float">
            <text:p>0.00</text:p>
          </table:table-cell>
          <table:table-cell table:style-name="ce313"/>
          <table:table-cell table:style-name="ce313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64:.$AD164])" office:value-type="float" office:value="0" calcext:value-type="float">
            <text:p>0.00</text:p>
          </table:table-cell>
          <table:table-cell table:style-name="ce345"/>
          <table:table-cell table:style-name="ce345" table:formula="of:=SUM([.$F165:.$AD165])" office:value-type="float" office:value="0" calcext:value-type="float">
            <text:p>0.00</text:p>
          </table:table-cell>
          <table:table-cell table:style-name="ce350"/>
          <table:table-cell table:style-name="ce25" table:formula="of:=[.BC158]+[.BE15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8])" office:value-type="string" office:string-value="REG = 0" calcext:value-type="string">
            <text:p>REG = 0</text:p>
          </table:table-cell>
          <table:table-cell table:style-name="ce230" table:formula="of:=CONCATENATE(&quot;OT = &quot;; [.BG15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8])" office:value-type="string" office:string-value="VAC = 0" calcext:value-type="string">
            <text:p>VAC = 0</text:p>
          </table:table-cell>
          <table:table-cell table:style-name="ce231" table:formula="of:=CONCATENATE(&quot;HOL = &quot;; [.BO15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66]&gt;0; [.BC16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0]" office:value-type="float" office:value="21" calcext:value-type="float">
            <text:p>21</text:p>
          </table:table-cell>
          <table:table-cell table:style-name="ce281"/>
          <table:table-cell table:style-name="ce302" table:formula="of:=[.B166]" office:value-type="float" office:value="0" calcext:value-type="float">
            <text:p>0</text:p>
          </table:table-cell>
          <table:table-cell table:style-name="ce302"/>
          <table:table-cell table:style-name="ce307" table:formula="of:=[.$F166]+[.$J166]+[.$N166]+[.$R166]+[.$V166]+[.$Z166]+[.$AD166]" office:value-type="float" office:value="0" calcext:value-type="float">
            <text:p>0.00</text:p>
          </table:table-cell>
          <table:table-cell table:style-name="ce310"/>
          <table:table-cell table:style-name="ce312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10"/>
          <table:table-cell table:style-name="ce313" table:formula="of:=[.BU166]" office:value-type="float" office:value="0" calcext:value-type="float">
            <text:p>0.00</text:p>
          </table:table-cell>
          <table:table-cell table:style-name="ce310"/>
          <table:table-cell table:style-name="ce317" table:formula="of:=[.$G166]+[.$K166]+[.$O166]+[.$S166]+[.$W166]+[.$AA166]+[.$AE166]" office:value-type="float" office:value="0" calcext:value-type="float">
            <text:p>0</text:p>
          </table:table-cell>
          <table:table-cell table:style-name="ce312"/>
          <table:table-cell table:style-name="ce312" table:formula="of:=IF([.$BA166]&gt;0;[.$BG166]*[.$CA166]/([.$BA166]+([.$BG16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66]+[.$L166]+[.$P166]+[.$T166]+[.$X166]+[.$AB166]+[.$AF166]" office:value-type="float" office:value="0" calcext:value-type="float">
            <text:p>0</text:p>
          </table:table-cell>
          <table:table-cell table:style-name="ce312"/>
          <table:table-cell table:style-name="ce312" table:formula="of:=[.$BK166]*([.$AR168]/8)" office:value-type="float" office:value="0" calcext:value-type="float">
            <text:p>0.00</text:p>
          </table:table-cell>
          <table:table-cell table:style-name="ce312"/>
          <table:table-cell table:style-name="ce317" table:formula="of:=[.$I166]+[.$M166]+[.$Q166]+[.$U166]+[.$Y166]+[.$AC166]+[.$AG166]" office:value-type="float" office:value="0" calcext:value-type="float">
            <text:p>0</text:p>
          </table:table-cell>
          <table:table-cell table:style-name="ce312"/>
          <table:table-cell table:style-name="ce312" table:formula="of:=[.$BO166]*([.$AR171]/8)" office:value-type="float" office:value="0" calcext:value-type="float">
            <text:p>0.00</text:p>
          </table:table-cell>
          <table:table-cell table:style-name="ce310"/>
          <table:table-cell table:style-name="ce331" table:formula="of:=[.$BC166]+[.$BI166]+[.$BM166]+[.$BQ166]+[.$BE166]" office:value-type="float" office:value="0" calcext:value-type="float">
            <text:p>0.00</text:p>
          </table:table-cell>
          <table:table-cell table:style-name="ce335"/>
          <table:table-cell table:style-name="ce313" table:formula="of:=[.$AM170]" office:value-type="float" office:value="0" calcext:value-type="float">
            <text:p>0.00</text:p>
          </table:table-cell>
          <table:table-cell table:style-name="ce313"/>
          <table:table-cell table:style-name="ce313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72:.$AD172])" office:value-type="float" office:value="0" calcext:value-type="float">
            <text:p>0.00</text:p>
          </table:table-cell>
          <table:table-cell table:style-name="ce345"/>
          <table:table-cell table:style-name="ce345" table:formula="of:=SUM([.$F173:.$AD173])" office:value-type="float" office:value="0" calcext:value-type="float">
            <text:p>0.00</text:p>
          </table:table-cell>
          <table:table-cell table:style-name="ce350"/>
          <table:table-cell table:style-name="ce25" table:formula="of:=[.BC166]+[.BE16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66])" office:value-type="string" office:string-value="REG = 0" calcext:value-type="string">
            <text:p>REG = 0</text:p>
          </table:table-cell>
          <table:table-cell table:style-name="ce230" table:formula="of:=CONCATENATE(&quot;OT = &quot;; [.BG16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66])" office:value-type="string" office:string-value="VAC = 0" calcext:value-type="string">
            <text:p>VAC = 0</text:p>
          </table:table-cell>
          <table:table-cell table:style-name="ce231" table:formula="of:=CONCATENATE(&quot;HOL = &quot;; [.BO16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74]&gt;0; [.BC17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8]" office:value-type="float" office:value="22" calcext:value-type="float">
            <text:p>22</text:p>
          </table:table-cell>
          <table:table-cell table:style-name="ce281"/>
          <table:table-cell table:style-name="ce302" table:formula="of:=[.B174]" office:value-type="float" office:value="0" calcext:value-type="float">
            <text:p>0</text:p>
          </table:table-cell>
          <table:table-cell table:style-name="ce302"/>
          <table:table-cell table:style-name="ce307" table:formula="of:=[.$F174]+[.$J174]+[.$N174]+[.$R174]+[.$V174]+[.$Z174]+[.$AD174]" office:value-type="float" office:value="0" calcext:value-type="float">
            <text:p>0.00</text:p>
          </table:table-cell>
          <table:table-cell table:style-name="ce310"/>
          <table:table-cell table:style-name="ce312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10"/>
          <table:table-cell table:style-name="ce313" table:formula="of:=[.BU174]" office:value-type="float" office:value="0" calcext:value-type="float">
            <text:p>0.00</text:p>
          </table:table-cell>
          <table:table-cell table:style-name="ce310"/>
          <table:table-cell table:style-name="ce317" table:formula="of:=[.$G174]+[.$K174]+[.$O174]+[.$S174]+[.$W174]+[.$AA174]+[.$AE174]" office:value-type="float" office:value="0" calcext:value-type="float">
            <text:p>0</text:p>
          </table:table-cell>
          <table:table-cell table:style-name="ce312"/>
          <table:table-cell table:style-name="ce312" table:formula="of:=IF([.$BA174]&gt;0;[.$BG174]*[.$CA174]/([.$BA174]+([.$BG17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74]+[.$L174]+[.$P174]+[.$T174]+[.$X174]+[.$AB174]+[.$AF174]" office:value-type="float" office:value="0" calcext:value-type="float">
            <text:p>0</text:p>
          </table:table-cell>
          <table:table-cell table:style-name="ce312"/>
          <table:table-cell table:style-name="ce312" table:formula="of:=[.$BK174]*([.$AR176]/8)" office:value-type="float" office:value="0" calcext:value-type="float">
            <text:p>0.00</text:p>
          </table:table-cell>
          <table:table-cell table:style-name="ce312"/>
          <table:table-cell table:style-name="ce317" table:formula="of:=[.$I174]+[.$M174]+[.$Q174]+[.$U174]+[.$Y174]+[.$AC174]+[.$AG174]" office:value-type="float" office:value="0" calcext:value-type="float">
            <text:p>0</text:p>
          </table:table-cell>
          <table:table-cell table:style-name="ce312"/>
          <table:table-cell table:style-name="ce312" table:formula="of:=[.$BO174]*([.$AR179]/8)" office:value-type="float" office:value="0" calcext:value-type="float">
            <text:p>0.00</text:p>
          </table:table-cell>
          <table:table-cell table:style-name="ce310"/>
          <table:table-cell table:style-name="ce331" table:formula="of:=[.$BC174]+[.$BI174]+[.$BM174]+[.$BQ174]+[.$BE174]" office:value-type="float" office:value="0" calcext:value-type="float">
            <text:p>0.00</text:p>
          </table:table-cell>
          <table:table-cell table:style-name="ce335"/>
          <table:table-cell table:style-name="ce313" table:formula="of:=[.$AM178]" office:value-type="float" office:value="0" calcext:value-type="float">
            <text:p>0.00</text:p>
          </table:table-cell>
          <table:table-cell table:style-name="ce313"/>
          <table:table-cell table:style-name="ce313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0:.$AD180])" office:value-type="float" office:value="0" calcext:value-type="float">
            <text:p>0.00</text:p>
          </table:table-cell>
          <table:table-cell table:style-name="ce345"/>
          <table:table-cell table:style-name="ce345" table:formula="of:=SUM([.$F181:.$AD181])" office:value-type="float" office:value="0" calcext:value-type="float">
            <text:p>0.00</text:p>
          </table:table-cell>
          <table:table-cell table:style-name="ce350"/>
          <table:table-cell table:style-name="ce25" table:formula="of:=[.BC174]+[.BE17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74])" office:value-type="string" office:string-value="REG = 0" calcext:value-type="string">
            <text:p>REG = 0</text:p>
          </table:table-cell>
          <table:table-cell table:style-name="ce230" table:formula="of:=CONCATENATE(&quot;OT = &quot;; [.BG17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74])" office:value-type="string" office:string-value="VAC = 0" calcext:value-type="string">
            <text:p>VAC = 0</text:p>
          </table:table-cell>
          <table:table-cell table:style-name="ce231" table:formula="of:=CONCATENATE(&quot;HOL = &quot;; [.BO17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82]&gt;0; [.BC18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6]" office:value-type="float" office:value="23" calcext:value-type="float">
            <text:p>23</text:p>
          </table:table-cell>
          <table:table-cell table:style-name="ce281"/>
          <table:table-cell table:style-name="ce302" table:formula="of:=[.B182]" office:value-type="float" office:value="0" calcext:value-type="float">
            <text:p>0</text:p>
          </table:table-cell>
          <table:table-cell table:style-name="ce302"/>
          <table:table-cell table:style-name="ce307" table:formula="of:=[.$F182]+[.$J182]+[.$N182]+[.$R182]+[.$V182]+[.$Z182]+[.$AD182]" office:value-type="float" office:value="0" calcext:value-type="float">
            <text:p>0.00</text:p>
          </table:table-cell>
          <table:table-cell table:style-name="ce310"/>
          <table:table-cell table:style-name="ce312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10"/>
          <table:table-cell table:style-name="ce313" table:formula="of:=[.BU182]" office:value-type="float" office:value="0" calcext:value-type="float">
            <text:p>0.00</text:p>
          </table:table-cell>
          <table:table-cell table:style-name="ce310"/>
          <table:table-cell table:style-name="ce317" table:formula="of:=[.$G182]+[.$K182]+[.$O182]+[.$S182]+[.$W182]+[.$AA182]+[.$AE182]" office:value-type="float" office:value="0" calcext:value-type="float">
            <text:p>0</text:p>
          </table:table-cell>
          <table:table-cell table:style-name="ce312"/>
          <table:table-cell table:style-name="ce312" table:formula="of:=IF([.$BA182]&gt;0;[.$BG182]*[.$CA182]/([.$BA182]+([.$BG18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82]+[.$L182]+[.$P182]+[.$T182]+[.$X182]+[.$AB182]+[.$AF182]" office:value-type="float" office:value="0" calcext:value-type="float">
            <text:p>0</text:p>
          </table:table-cell>
          <table:table-cell table:style-name="ce312"/>
          <table:table-cell table:style-name="ce312" table:formula="of:=[.$BK182]*([.$AR184]/8)" office:value-type="float" office:value="0" calcext:value-type="float">
            <text:p>0.00</text:p>
          </table:table-cell>
          <table:table-cell table:style-name="ce312"/>
          <table:table-cell table:style-name="ce317" table:formula="of:=[.$I182]+[.$M182]+[.$Q182]+[.$U182]+[.$Y182]+[.$AC182]+[.$AG182]" office:value-type="float" office:value="0" calcext:value-type="float">
            <text:p>0</text:p>
          </table:table-cell>
          <table:table-cell table:style-name="ce312"/>
          <table:table-cell table:style-name="ce312" table:formula="of:=[.$BO182]*([.$AR187]/8)" office:value-type="float" office:value="0" calcext:value-type="float">
            <text:p>0.00</text:p>
          </table:table-cell>
          <table:table-cell table:style-name="ce310"/>
          <table:table-cell table:style-name="ce331" table:formula="of:=[.$BC182]+[.$BI182]+[.$BM182]+[.$BQ182]+[.$BE182]" office:value-type="float" office:value="0" calcext:value-type="float">
            <text:p>0.00</text:p>
          </table:table-cell>
          <table:table-cell table:style-name="ce335"/>
          <table:table-cell table:style-name="ce313" table:formula="of:=[.$AM186]" office:value-type="float" office:value="0" calcext:value-type="float">
            <text:p>0.00</text:p>
          </table:table-cell>
          <table:table-cell table:style-name="ce313"/>
          <table:table-cell table:style-name="ce313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8:.$AD188])" office:value-type="float" office:value="0" calcext:value-type="float">
            <text:p>0.00</text:p>
          </table:table-cell>
          <table:table-cell table:style-name="ce345"/>
          <table:table-cell table:style-name="ce345" table:formula="of:=SUM([.$F189:.$AD189])" office:value-type="float" office:value="0" calcext:value-type="float">
            <text:p>0.00</text:p>
          </table:table-cell>
          <table:table-cell table:style-name="ce350"/>
          <table:table-cell table:style-name="ce25" table:formula="of:=[.BC182]+[.BE18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82])" office:value-type="string" office:string-value="REG = 0" calcext:value-type="string">
            <text:p>REG = 0</text:p>
          </table:table-cell>
          <table:table-cell table:style-name="ce230" table:formula="of:=CONCATENATE(&quot;OT = &quot;; [.BG18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82])" office:value-type="string" office:string-value="VAC = 0" calcext:value-type="string">
            <text:p>VAC = 0</text:p>
          </table:table-cell>
          <table:table-cell table:style-name="ce231" table:formula="of:=CONCATENATE(&quot;HOL = &quot;; [.BO18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0]&gt;0; [.BC19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94]" office:value-type="float" office:value="24" calcext:value-type="float">
            <text:p>24</text:p>
          </table:table-cell>
          <table:table-cell table:style-name="ce281"/>
          <table:table-cell table:style-name="ce302" table:formula="of:=[.B190]" office:value-type="float" office:value="0" calcext:value-type="float">
            <text:p>0</text:p>
          </table:table-cell>
          <table:table-cell table:style-name="ce302"/>
          <table:table-cell table:style-name="ce307" table:formula="of:=[.$F190]+[.$J190]+[.$N190]+[.$R190]+[.$V190]+[.$Z190]+[.$AD190]" office:value-type="float" office:value="0" calcext:value-type="float">
            <text:p>0.00</text:p>
          </table:table-cell>
          <table:table-cell table:style-name="ce310"/>
          <table:table-cell table:style-name="ce312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10"/>
          <table:table-cell table:style-name="ce313" table:formula="of:=[.BU190]" office:value-type="float" office:value="0" calcext:value-type="float">
            <text:p>0.00</text:p>
          </table:table-cell>
          <table:table-cell table:style-name="ce310"/>
          <table:table-cell table:style-name="ce317" table:formula="of:=[.$G190]+[.$K190]+[.$O190]+[.$S190]+[.$W190]+[.$AA190]+[.$AE190]" office:value-type="float" office:value="0" calcext:value-type="float">
            <text:p>0</text:p>
          </table:table-cell>
          <table:table-cell table:style-name="ce312"/>
          <table:table-cell table:style-name="ce312" table:formula="of:=IF([.$BA190]&gt;0;[.$BG190]*[.$CA190]/([.$BA190]+([.$BG19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0]+[.$L190]+[.$P190]+[.$T190]+[.$X190]+[.$AB190]+[.$AF190]" office:value-type="float" office:value="0" calcext:value-type="float">
            <text:p>0</text:p>
          </table:table-cell>
          <table:table-cell table:style-name="ce312"/>
          <table:table-cell table:style-name="ce312" table:formula="of:=[.$BK190]*([.$AR192]/8)" office:value-type="float" office:value="0" calcext:value-type="float">
            <text:p>0.00</text:p>
          </table:table-cell>
          <table:table-cell table:style-name="ce312"/>
          <table:table-cell table:style-name="ce317" table:formula="of:=[.$I190]+[.$M190]+[.$Q190]+[.$U190]+[.$Y190]+[.$AC190]+[.$AG190]" office:value-type="float" office:value="0" calcext:value-type="float">
            <text:p>0</text:p>
          </table:table-cell>
          <table:table-cell table:style-name="ce312"/>
          <table:table-cell table:style-name="ce312" table:formula="of:=[.$BO190]*([.$AR195]/8)" office:value-type="float" office:value="0" calcext:value-type="float">
            <text:p>0.00</text:p>
          </table:table-cell>
          <table:table-cell table:style-name="ce310"/>
          <table:table-cell table:style-name="ce331" table:formula="of:=[.$BC190]+[.$BI190]+[.$BM190]+[.$BQ190]+[.$BE190]" office:value-type="float" office:value="0" calcext:value-type="float">
            <text:p>0.00</text:p>
          </table:table-cell>
          <table:table-cell table:style-name="ce335"/>
          <table:table-cell table:style-name="ce313" table:formula="of:=[.$AM194]" office:value-type="float" office:value="0" calcext:value-type="float">
            <text:p>0.00</text:p>
          </table:table-cell>
          <table:table-cell table:style-name="ce313"/>
          <table:table-cell table:style-name="ce313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96:.$AD196])" office:value-type="float" office:value="0" calcext:value-type="float">
            <text:p>0.00</text:p>
          </table:table-cell>
          <table:table-cell table:style-name="ce345"/>
          <table:table-cell table:style-name="ce345" table:formula="of:=SUM([.$F197:.$AD197])" office:value-type="float" office:value="0" calcext:value-type="float">
            <text:p>0.00</text:p>
          </table:table-cell>
          <table:table-cell table:style-name="ce350"/>
          <table:table-cell table:style-name="ce25" table:formula="of:=[.BC190]+[.BE19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0])" office:value-type="string" office:string-value="REG = 0" calcext:value-type="string">
            <text:p>REG = 0</text:p>
          </table:table-cell>
          <table:table-cell table:style-name="ce230" table:formula="of:=CONCATENATE(&quot;OT = &quot;; [.BG19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0])" office:value-type="string" office:string-value="VAC = 0" calcext:value-type="string">
            <text:p>VAC = 0</text:p>
          </table:table-cell>
          <table:table-cell table:style-name="ce231" table:formula="of:=CONCATENATE(&quot;HOL = &quot;; [.BO19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8]&gt;0; [.BC19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02]" office:value-type="float" office:value="25" calcext:value-type="float">
            <text:p>25</text:p>
          </table:table-cell>
          <table:table-cell table:style-name="ce281"/>
          <table:table-cell table:style-name="ce302" table:formula="of:=[.B198]" office:value-type="float" office:value="0" calcext:value-type="float">
            <text:p>0</text:p>
          </table:table-cell>
          <table:table-cell table:style-name="ce302"/>
          <table:table-cell table:style-name="ce307" table:formula="of:=[.$F198]+[.$J198]+[.$N198]+[.$R198]+[.$V198]+[.$Z198]+[.$AD198]" office:value-type="float" office:value="0" calcext:value-type="float">
            <text:p>0.00</text:p>
          </table:table-cell>
          <table:table-cell table:style-name="ce310"/>
          <table:table-cell table:style-name="ce312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10"/>
          <table:table-cell table:style-name="ce313" table:formula="of:=[.BU198]" office:value-type="float" office:value="0" calcext:value-type="float">
            <text:p>0.00</text:p>
          </table:table-cell>
          <table:table-cell table:style-name="ce310"/>
          <table:table-cell table:style-name="ce317" table:formula="of:=[.$G198]+[.$K198]+[.$O198]+[.$S198]+[.$W198]+[.$AA198]+[.$AE198]" office:value-type="float" office:value="0" calcext:value-type="float">
            <text:p>0</text:p>
          </table:table-cell>
          <table:table-cell table:style-name="ce312"/>
          <table:table-cell table:style-name="ce312" table:formula="of:=IF([.$BA198]&gt;0;[.$BG198]*[.$CA198]/([.$BA198]+([.$BG19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8]+[.$L198]+[.$P198]+[.$T198]+[.$X198]+[.$AB198]+[.$AF198]" office:value-type="float" office:value="0" calcext:value-type="float">
            <text:p>0</text:p>
          </table:table-cell>
          <table:table-cell table:style-name="ce312"/>
          <table:table-cell table:style-name="ce312" table:formula="of:=[.$BK198]*([.$AR200]/8)" office:value-type="float" office:value="0" calcext:value-type="float">
            <text:p>0.00</text:p>
          </table:table-cell>
          <table:table-cell table:style-name="ce312"/>
          <table:table-cell table:style-name="ce317" table:formula="of:=[.$I198]+[.$M198]+[.$Q198]+[.$U198]+[.$Y198]+[.$AC198]+[.$AG198]" office:value-type="float" office:value="0" calcext:value-type="float">
            <text:p>0</text:p>
          </table:table-cell>
          <table:table-cell table:style-name="ce312"/>
          <table:table-cell table:style-name="ce312" table:formula="of:=[.$BO198]*([.$AR203]/8)" office:value-type="float" office:value="0" calcext:value-type="float">
            <text:p>0.00</text:p>
          </table:table-cell>
          <table:table-cell table:style-name="ce310"/>
          <table:table-cell table:style-name="ce331" table:formula="of:=[.$BC198]+[.$BI198]+[.$BM198]+[.$BQ198]+[.$BE198]" office:value-type="float" office:value="0" calcext:value-type="float">
            <text:p>0.00</text:p>
          </table:table-cell>
          <table:table-cell table:style-name="ce335"/>
          <table:table-cell table:style-name="ce313" table:formula="of:=[.$AM202]" office:value-type="float" office:value="0" calcext:value-type="float">
            <text:p>0.00</text:p>
          </table:table-cell>
          <table:table-cell table:style-name="ce313"/>
          <table:table-cell table:style-name="ce313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04:.$AD204])" office:value-type="float" office:value="0" calcext:value-type="float">
            <text:p>0.00</text:p>
          </table:table-cell>
          <table:table-cell table:style-name="ce345"/>
          <table:table-cell table:style-name="ce345" table:formula="of:=SUM([.$F205:.$AD205])" office:value-type="float" office:value="0" calcext:value-type="float">
            <text:p>0.00</text:p>
          </table:table-cell>
          <table:table-cell table:style-name="ce350"/>
          <table:table-cell table:style-name="ce25" table:formula="of:=[.BC198]+[.BE19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8])" office:value-type="string" office:string-value="REG = 0" calcext:value-type="string">
            <text:p>REG = 0</text:p>
          </table:table-cell>
          <table:table-cell table:style-name="ce230" table:formula="of:=CONCATENATE(&quot;OT = &quot;; [.BG19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8])" office:value-type="string" office:string-value="VAC = 0" calcext:value-type="string">
            <text:p>VAC = 0</text:p>
          </table:table-cell>
          <table:table-cell table:style-name="ce231" table:formula="of:=CONCATENATE(&quot;HOL = &quot;; [.BO19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06]&gt;0; [.BC20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0]" office:value-type="float" office:value="26" calcext:value-type="float">
            <text:p>26</text:p>
          </table:table-cell>
          <table:table-cell table:style-name="ce281"/>
          <table:table-cell table:style-name="ce302" table:formula="of:=[.B206]" office:value-type="float" office:value="0" calcext:value-type="float">
            <text:p>0</text:p>
          </table:table-cell>
          <table:table-cell table:style-name="ce302"/>
          <table:table-cell table:style-name="ce307" table:formula="of:=[.$F206]+[.$J206]+[.$N206]+[.$R206]+[.$V206]+[.$Z206]+[.$AD206]" office:value-type="float" office:value="0" calcext:value-type="float">
            <text:p>0.00</text:p>
          </table:table-cell>
          <table:table-cell table:style-name="ce310"/>
          <table:table-cell table:style-name="ce312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10"/>
          <table:table-cell table:style-name="ce313" table:formula="of:=[.BU206]" office:value-type="float" office:value="0" calcext:value-type="float">
            <text:p>0.00</text:p>
          </table:table-cell>
          <table:table-cell table:style-name="ce310"/>
          <table:table-cell table:style-name="ce317" table:formula="of:=[.$G206]+[.$K206]+[.$O206]+[.$S206]+[.$W206]+[.$AA206]+[.$AE206]" office:value-type="float" office:value="0" calcext:value-type="float">
            <text:p>0</text:p>
          </table:table-cell>
          <table:table-cell table:style-name="ce312"/>
          <table:table-cell table:style-name="ce312" table:formula="of:=IF([.$BA206]&gt;0;[.$BG206]*[.$CA206]/([.$BA206]+([.$BG20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06]+[.$L206]+[.$P206]+[.$T206]+[.$X206]+[.$AB206]+[.$AF206]" office:value-type="float" office:value="0" calcext:value-type="float">
            <text:p>0</text:p>
          </table:table-cell>
          <table:table-cell table:style-name="ce312"/>
          <table:table-cell table:style-name="ce312" table:formula="of:=[.$BK206]*([.$AR208]/8)" office:value-type="float" office:value="0" calcext:value-type="float">
            <text:p>0.00</text:p>
          </table:table-cell>
          <table:table-cell table:style-name="ce312"/>
          <table:table-cell table:style-name="ce317" table:formula="of:=[.$I206]+[.$M206]+[.$Q206]+[.$U206]+[.$Y206]+[.$AC206]+[.$AG206]" office:value-type="float" office:value="0" calcext:value-type="float">
            <text:p>0</text:p>
          </table:table-cell>
          <table:table-cell table:style-name="ce312"/>
          <table:table-cell table:style-name="ce312" table:formula="of:=[.$BO206]*([.$AR211]/8)" office:value-type="float" office:value="0" calcext:value-type="float">
            <text:p>0.00</text:p>
          </table:table-cell>
          <table:table-cell table:style-name="ce310"/>
          <table:table-cell table:style-name="ce331" table:formula="of:=[.$BC206]+[.$BI206]+[.$BM206]+[.$BQ206]+[.$BE206]" office:value-type="float" office:value="0" calcext:value-type="float">
            <text:p>0.00</text:p>
          </table:table-cell>
          <table:table-cell table:style-name="ce335"/>
          <table:table-cell table:style-name="ce313" table:formula="of:=[.$AM210]" office:value-type="float" office:value="0" calcext:value-type="float">
            <text:p>0.00</text:p>
          </table:table-cell>
          <table:table-cell table:style-name="ce313"/>
          <table:table-cell table:style-name="ce313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12:.$AD212])" office:value-type="float" office:value="0" calcext:value-type="float">
            <text:p>0.00</text:p>
          </table:table-cell>
          <table:table-cell table:style-name="ce345"/>
          <table:table-cell table:style-name="ce345" table:formula="of:=SUM([.$F213:.$AD213])" office:value-type="float" office:value="0" calcext:value-type="float">
            <text:p>0.00</text:p>
          </table:table-cell>
          <table:table-cell table:style-name="ce350"/>
          <table:table-cell table:style-name="ce25" table:formula="of:=[.BC206]+[.BE20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06])" office:value-type="string" office:string-value="REG = 0" calcext:value-type="string">
            <text:p>REG = 0</text:p>
          </table:table-cell>
          <table:table-cell table:style-name="ce230" table:formula="of:=CONCATENATE(&quot;OT = &quot;; [.BG20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06])" office:value-type="string" office:string-value="VAC = 0" calcext:value-type="string">
            <text:p>VAC = 0</text:p>
          </table:table-cell>
          <table:table-cell table:style-name="ce231" table:formula="of:=CONCATENATE(&quot;HOL = &quot;; [.BO20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14]&gt;0; [.BC21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8]" office:value-type="float" office:value="27" calcext:value-type="float">
            <text:p>27</text:p>
          </table:table-cell>
          <table:table-cell table:style-name="ce281"/>
          <table:table-cell table:style-name="ce302" table:formula="of:=[.B214]" office:value-type="float" office:value="0" calcext:value-type="float">
            <text:p>0</text:p>
          </table:table-cell>
          <table:table-cell table:style-name="ce302"/>
          <table:table-cell table:style-name="ce307" table:formula="of:=[.$F214]+[.$J214]+[.$N214]+[.$R214]+[.$V214]+[.$Z214]+[.$AD214]" office:value-type="float" office:value="0" calcext:value-type="float">
            <text:p>0.00</text:p>
          </table:table-cell>
          <table:table-cell table:style-name="ce310"/>
          <table:table-cell table:style-name="ce312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10"/>
          <table:table-cell table:style-name="ce313" table:formula="of:=[.BU214]" office:value-type="float" office:value="0" calcext:value-type="float">
            <text:p>0.00</text:p>
          </table:table-cell>
          <table:table-cell table:style-name="ce310"/>
          <table:table-cell table:style-name="ce317" table:formula="of:=[.$G214]+[.$K214]+[.$O214]+[.$S214]+[.$W214]+[.$AA214]+[.$AE214]" office:value-type="float" office:value="0" calcext:value-type="float">
            <text:p>0</text:p>
          </table:table-cell>
          <table:table-cell table:style-name="ce312"/>
          <table:table-cell table:style-name="ce312" table:formula="of:=IF([.$BA214]&gt;0;[.$BG214]*[.$CA214]/([.$BA214]+([.$BG2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14]+[.$L214]+[.$P214]+[.$T214]+[.$X214]+[.$AB214]+[.$AF214]" office:value-type="float" office:value="0" calcext:value-type="float">
            <text:p>0</text:p>
          </table:table-cell>
          <table:table-cell table:style-name="ce312"/>
          <table:table-cell table:style-name="ce312" table:formula="of:=[.$BK214]*([.$AR216]/8)" office:value-type="float" office:value="0" calcext:value-type="float">
            <text:p>0.00</text:p>
          </table:table-cell>
          <table:table-cell table:style-name="ce312"/>
          <table:table-cell table:style-name="ce317" table:formula="of:=[.$I214]+[.$M214]+[.$Q214]+[.$U214]+[.$Y214]+[.$AC214]+[.$AG214]" office:value-type="float" office:value="0" calcext:value-type="float">
            <text:p>0</text:p>
          </table:table-cell>
          <table:table-cell table:style-name="ce312"/>
          <table:table-cell table:style-name="ce312" table:formula="of:=[.$BO214]*([.$AR219]/8)" office:value-type="float" office:value="0" calcext:value-type="float">
            <text:p>0.00</text:p>
          </table:table-cell>
          <table:table-cell table:style-name="ce310"/>
          <table:table-cell table:style-name="ce331" table:formula="of:=[.$BC214]+[.$BI214]+[.$BM214]+[.$BQ214]+[.$BE214]" office:value-type="float" office:value="0" calcext:value-type="float">
            <text:p>0.00</text:p>
          </table:table-cell>
          <table:table-cell table:style-name="ce335"/>
          <table:table-cell table:style-name="ce313" table:formula="of:=[.$AM218]" office:value-type="float" office:value="0" calcext:value-type="float">
            <text:p>0.00</text:p>
          </table:table-cell>
          <table:table-cell table:style-name="ce313"/>
          <table:table-cell table:style-name="ce313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0:.$AD220])" office:value-type="float" office:value="0" calcext:value-type="float">
            <text:p>0.00</text:p>
          </table:table-cell>
          <table:table-cell table:style-name="ce345"/>
          <table:table-cell table:style-name="ce345" table:formula="of:=SUM([.$F221:.$AD221])" office:value-type="float" office:value="0" calcext:value-type="float">
            <text:p>0.00</text:p>
          </table:table-cell>
          <table:table-cell table:style-name="ce350"/>
          <table:table-cell table:style-name="ce25" table:formula="of:=[.BC214]+[.BE21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14])" office:value-type="string" office:string-value="REG = 0" calcext:value-type="string">
            <text:p>REG = 0</text:p>
          </table:table-cell>
          <table:table-cell table:style-name="ce230" table:formula="of:=CONCATENATE(&quot;OT = &quot;; [.BG2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14])" office:value-type="string" office:string-value="VAC = 0" calcext:value-type="string">
            <text:p>VAC = 0</text:p>
          </table:table-cell>
          <table:table-cell table:style-name="ce231" table:formula="of:=CONCATENATE(&quot;HOL = &quot;; [.BO21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22]&gt;0; [.BC22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26]" office:value-type="float" office:value="28" calcext:value-type="float">
            <text:p>28</text:p>
          </table:table-cell>
          <table:table-cell table:style-name="ce281"/>
          <table:table-cell table:style-name="ce302" table:formula="of:=[.B222]" office:value-type="float" office:value="0" calcext:value-type="float">
            <text:p>0</text:p>
          </table:table-cell>
          <table:table-cell table:style-name="ce302"/>
          <table:table-cell table:style-name="ce307" table:formula="of:=[.$F222]+[.$J222]+[.$N222]+[.$R222]+[.$V222]+[.$Z222]+[.$AD222]" office:value-type="float" office:value="0" calcext:value-type="float">
            <text:p>0.00</text:p>
          </table:table-cell>
          <table:table-cell table:style-name="ce310"/>
          <table:table-cell table:style-name="ce312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10"/>
          <table:table-cell table:style-name="ce313" table:formula="of:=[.BU222]" office:value-type="float" office:value="0" calcext:value-type="float">
            <text:p>0.00</text:p>
          </table:table-cell>
          <table:table-cell table:style-name="ce310"/>
          <table:table-cell table:style-name="ce317" table:formula="of:=[.$G222]+[.$K222]+[.$O222]+[.$S222]+[.$W222]+[.$AA222]+[.$AE222]" office:value-type="float" office:value="0" calcext:value-type="float">
            <text:p>0</text:p>
          </table:table-cell>
          <table:table-cell table:style-name="ce312"/>
          <table:table-cell table:style-name="ce312" table:formula="of:=IF([.$BA222]&gt;0;[.$BG222]*[.$CA222]/([.$BA222]+([.$BG22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22]+[.$L222]+[.$P222]+[.$T222]+[.$X222]+[.$AB222]+[.$AF222]" office:value-type="float" office:value="0" calcext:value-type="float">
            <text:p>0</text:p>
          </table:table-cell>
          <table:table-cell table:style-name="ce312"/>
          <table:table-cell table:style-name="ce312" table:formula="of:=[.$BK222]*([.$AR224]/8)" office:value-type="float" office:value="0" calcext:value-type="float">
            <text:p>0.00</text:p>
          </table:table-cell>
          <table:table-cell table:style-name="ce312"/>
          <table:table-cell table:style-name="ce317" table:formula="of:=[.$I222]+[.$M222]+[.$Q222]+[.$U222]+[.$Y222]+[.$AC222]+[.$AG222]" office:value-type="float" office:value="0" calcext:value-type="float">
            <text:p>0</text:p>
          </table:table-cell>
          <table:table-cell table:style-name="ce312"/>
          <table:table-cell table:style-name="ce312" table:formula="of:=[.$BO222]*([.$AR227]/8)" office:value-type="float" office:value="0" calcext:value-type="float">
            <text:p>0.00</text:p>
          </table:table-cell>
          <table:table-cell table:style-name="ce310"/>
          <table:table-cell table:style-name="ce331" table:formula="of:=[.$BC222]+[.$BI222]+[.$BM222]+[.$BQ222]+[.$BE222]" office:value-type="float" office:value="0" calcext:value-type="float">
            <text:p>0.00</text:p>
          </table:table-cell>
          <table:table-cell table:style-name="ce335"/>
          <table:table-cell table:style-name="ce313" table:formula="of:=[.$AM226]" office:value-type="float" office:value="0" calcext:value-type="float">
            <text:p>0.00</text:p>
          </table:table-cell>
          <table:table-cell table:style-name="ce313"/>
          <table:table-cell table:style-name="ce313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8:.$AD228])" office:value-type="float" office:value="0" calcext:value-type="float">
            <text:p>0.00</text:p>
          </table:table-cell>
          <table:table-cell table:style-name="ce345"/>
          <table:table-cell table:style-name="ce345" table:formula="of:=SUM([.$F229:.$AD229])" office:value-type="float" office:value="0" calcext:value-type="float">
            <text:p>0.00</text:p>
          </table:table-cell>
          <table:table-cell table:style-name="ce350"/>
          <table:table-cell table:style-name="ce25" table:formula="of:=[.BC222]+[.BE22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22])" office:value-type="string" office:string-value="REG = 0" calcext:value-type="string">
            <text:p>REG = 0</text:p>
          </table:table-cell>
          <table:table-cell table:style-name="ce230" table:formula="of:=CONCATENATE(&quot;OT = &quot;; [.BG2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22])" office:value-type="string" office:string-value="VAC = 0" calcext:value-type="string">
            <text:p>VAC = 0</text:p>
          </table:table-cell>
          <table:table-cell table:style-name="ce231" table:formula="of:=CONCATENATE(&quot;HOL = &quot;; [.BO22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0]&gt;0; [.BC23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34]" office:value-type="float" office:value="29" calcext:value-type="float">
            <text:p>29</text:p>
          </table:table-cell>
          <table:table-cell table:style-name="ce281"/>
          <table:table-cell table:style-name="ce302" table:formula="of:=[.B230]" office:value-type="float" office:value="0" calcext:value-type="float">
            <text:p>0</text:p>
          </table:table-cell>
          <table:table-cell table:style-name="ce302"/>
          <table:table-cell table:style-name="ce307" table:formula="of:=[.$F230]+[.$J230]+[.$N230]+[.$R230]+[.$V230]+[.$Z230]+[.$AD230]" office:value-type="float" office:value="0" calcext:value-type="float">
            <text:p>0.00</text:p>
          </table:table-cell>
          <table:table-cell table:style-name="ce310"/>
          <table:table-cell table:style-name="ce312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10"/>
          <table:table-cell table:style-name="ce313" table:formula="of:=[.BU230]" office:value-type="float" office:value="0" calcext:value-type="float">
            <text:p>0.00</text:p>
          </table:table-cell>
          <table:table-cell table:style-name="ce310"/>
          <table:table-cell table:style-name="ce317" table:formula="of:=[.$G230]+[.$K230]+[.$O230]+[.$S230]+[.$W230]+[.$AA230]+[.$AE230]" office:value-type="float" office:value="0" calcext:value-type="float">
            <text:p>0</text:p>
          </table:table-cell>
          <table:table-cell table:style-name="ce312"/>
          <table:table-cell table:style-name="ce312" table:formula="of:=IF([.$BA230]&gt;0;[.$BG230]*[.$CA230]/([.$BA230]+([.$BG2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0]+[.$L230]+[.$P230]+[.$T230]+[.$X230]+[.$AB230]+[.$AF230]" office:value-type="float" office:value="0" calcext:value-type="float">
            <text:p>0</text:p>
          </table:table-cell>
          <table:table-cell table:style-name="ce312"/>
          <table:table-cell table:style-name="ce312" table:formula="of:=[.$BK230]*([.$AR232]/8)" office:value-type="float" office:value="0" calcext:value-type="float">
            <text:p>0.00</text:p>
          </table:table-cell>
          <table:table-cell table:style-name="ce312"/>
          <table:table-cell table:style-name="ce317" table:formula="of:=[.$I230]+[.$M230]+[.$Q230]+[.$U230]+[.$Y230]+[.$AC230]+[.$AG230]" office:value-type="float" office:value="0" calcext:value-type="float">
            <text:p>0</text:p>
          </table:table-cell>
          <table:table-cell table:style-name="ce312"/>
          <table:table-cell table:style-name="ce312" table:formula="of:=[.$BO230]*([.$AR235]/8)" office:value-type="float" office:value="0" calcext:value-type="float">
            <text:p>0.00</text:p>
          </table:table-cell>
          <table:table-cell table:style-name="ce310"/>
          <table:table-cell table:style-name="ce331" table:formula="of:=[.$BC230]+[.$BI230]+[.$BM230]+[.$BQ230]+[.$BE230]" office:value-type="float" office:value="0" calcext:value-type="float">
            <text:p>0.00</text:p>
          </table:table-cell>
          <table:table-cell table:style-name="ce335"/>
          <table:table-cell table:style-name="ce313" table:formula="of:=[.$AM234]" office:value-type="float" office:value="0" calcext:value-type="float">
            <text:p>0.00</text:p>
          </table:table-cell>
          <table:table-cell table:style-name="ce313"/>
          <table:table-cell table:style-name="ce313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36:.$AD236])" office:value-type="float" office:value="0" calcext:value-type="float">
            <text:p>0.00</text:p>
          </table:table-cell>
          <table:table-cell table:style-name="ce345"/>
          <table:table-cell table:style-name="ce345" table:formula="of:=SUM([.$F237:.$AD237])" office:value-type="float" office:value="0" calcext:value-type="float">
            <text:p>0.00</text:p>
          </table:table-cell>
          <table:table-cell table:style-name="ce350"/>
          <table:table-cell table:style-name="ce25" table:formula="of:=[.BC230]+[.BE23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0])" office:value-type="string" office:string-value="REG = 0" calcext:value-type="string">
            <text:p>REG = 0</text:p>
          </table:table-cell>
          <table:table-cell table:style-name="ce230" table:formula="of:=CONCATENATE(&quot;OT = &quot;; [.BG23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0])" office:value-type="string" office:string-value="VAC = 0" calcext:value-type="string">
            <text:p>VAC = 0</text:p>
          </table:table-cell>
          <table:table-cell table:style-name="ce231" table:formula="of:=CONCATENATE(&quot;HOL = &quot;; [.BO23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8]&gt;0; [.BC23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42]" office:value-type="float" office:value="30" calcext:value-type="float">
            <text:p>30</text:p>
          </table:table-cell>
          <table:table-cell table:style-name="ce281"/>
          <table:table-cell table:style-name="ce302" table:formula="of:=[.B238]" office:value-type="float" office:value="0" calcext:value-type="float">
            <text:p>0</text:p>
          </table:table-cell>
          <table:table-cell table:style-name="ce302"/>
          <table:table-cell table:style-name="ce307" table:formula="of:=[.$F238]+[.$J238]+[.$N238]+[.$R238]+[.$V238]+[.$Z238]+[.$AD238]" office:value-type="float" office:value="0" calcext:value-type="float">
            <text:p>0.00</text:p>
          </table:table-cell>
          <table:table-cell table:style-name="ce310"/>
          <table:table-cell table:style-name="ce312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10"/>
          <table:table-cell table:style-name="ce313" table:formula="of:=[.BU238]" office:value-type="float" office:value="0" calcext:value-type="float">
            <text:p>0.00</text:p>
          </table:table-cell>
          <table:table-cell table:style-name="ce310"/>
          <table:table-cell table:style-name="ce317" table:formula="of:=[.$G238]+[.$K238]+[.$O238]+[.$S238]+[.$W238]+[.$AA238]+[.$AE238]" office:value-type="float" office:value="0" calcext:value-type="float">
            <text:p>0</text:p>
          </table:table-cell>
          <table:table-cell table:style-name="ce312"/>
          <table:table-cell table:style-name="ce312" table:formula="of:=IF([.$BA238]&gt;0;[.$BG238]*[.$CA238]/([.$BA238]+([.$BG2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8]+[.$L238]+[.$P238]+[.$T238]+[.$X238]+[.$AB238]+[.$AF238]" office:value-type="float" office:value="0" calcext:value-type="float">
            <text:p>0</text:p>
          </table:table-cell>
          <table:table-cell table:style-name="ce312"/>
          <table:table-cell table:style-name="ce312" table:formula="of:=[.$BK238]*([.$AR240]/8)" office:value-type="float" office:value="0" calcext:value-type="float">
            <text:p>0.00</text:p>
          </table:table-cell>
          <table:table-cell table:style-name="ce312"/>
          <table:table-cell table:style-name="ce317" table:formula="of:=[.$I238]+[.$M238]+[.$Q238]+[.$U238]+[.$Y238]+[.$AC238]+[.$AG238]" office:value-type="float" office:value="0" calcext:value-type="float">
            <text:p>0</text:p>
          </table:table-cell>
          <table:table-cell table:style-name="ce312"/>
          <table:table-cell table:style-name="ce312" table:formula="of:=[.$BO238]*([.$AR243]/8)" office:value-type="float" office:value="0" calcext:value-type="float">
            <text:p>0.00</text:p>
          </table:table-cell>
          <table:table-cell table:style-name="ce310"/>
          <table:table-cell table:style-name="ce331" table:formula="of:=[.$BC238]+[.$BI238]+[.$BM238]+[.$BQ238]+[.$BE238]" office:value-type="float" office:value="0" calcext:value-type="float">
            <text:p>0.00</text:p>
          </table:table-cell>
          <table:table-cell table:style-name="ce335"/>
          <table:table-cell table:style-name="ce313" table:formula="of:=[.$AM242]" office:value-type="float" office:value="0" calcext:value-type="float">
            <text:p>0.00</text:p>
          </table:table-cell>
          <table:table-cell table:style-name="ce313"/>
          <table:table-cell table:style-name="ce313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44:.$AD244])" office:value-type="float" office:value="0" calcext:value-type="float">
            <text:p>0.00</text:p>
          </table:table-cell>
          <table:table-cell table:style-name="ce345"/>
          <table:table-cell table:style-name="ce345" table:formula="of:=SUM([.$F245:.$AD245])" office:value-type="float" office:value="0" calcext:value-type="float">
            <text:p>0.00</text:p>
          </table:table-cell>
          <table:table-cell table:style-name="ce350"/>
          <table:table-cell table:style-name="ce25" table:formula="of:=[.BC238]+[.BE23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8])" office:value-type="string" office:string-value="REG = 0" calcext:value-type="string">
            <text:p>REG = 0</text:p>
          </table:table-cell>
          <table:table-cell table:style-name="ce230" table:formula="of:=CONCATENATE(&quot;OT = &quot;; [.BG2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8])" office:value-type="string" office:string-value="VAC = 0" calcext:value-type="string">
            <text:p>VAC = 0</text:p>
          </table:table-cell>
          <table:table-cell table:style-name="ce231" table:formula="of:=CONCATENATE(&quot;HOL = &quot;; [.BO23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46]&gt;0; [.BC24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0]" office:value-type="float" office:value="31" calcext:value-type="float">
            <text:p>31</text:p>
          </table:table-cell>
          <table:table-cell table:style-name="ce281"/>
          <table:table-cell table:style-name="ce302" table:formula="of:=[.B246]" office:value-type="float" office:value="0" calcext:value-type="float">
            <text:p>0</text:p>
          </table:table-cell>
          <table:table-cell table:style-name="ce302"/>
          <table:table-cell table:style-name="ce307" table:formula="of:=[.$F246]+[.$J246]+[.$N246]+[.$R246]+[.$V246]+[.$Z246]+[.$AD246]" office:value-type="float" office:value="0" calcext:value-type="float">
            <text:p>0.00</text:p>
          </table:table-cell>
          <table:table-cell table:style-name="ce310"/>
          <table:table-cell table:style-name="ce312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10"/>
          <table:table-cell table:style-name="ce313" table:formula="of:=[.BU246]" office:value-type="float" office:value="0" calcext:value-type="float">
            <text:p>0.00</text:p>
          </table:table-cell>
          <table:table-cell table:style-name="ce310"/>
          <table:table-cell table:style-name="ce317" table:formula="of:=[.$G246]+[.$K246]+[.$O246]+[.$S246]+[.$W246]+[.$AA246]+[.$AE246]" office:value-type="float" office:value="0" calcext:value-type="float">
            <text:p>0</text:p>
          </table:table-cell>
          <table:table-cell table:style-name="ce312"/>
          <table:table-cell table:style-name="ce312" table:formula="of:=IF([.$BA246]&gt;0;[.$BG246]*[.$CA246]/([.$BA246]+([.$BG2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46]+[.$L246]+[.$P246]+[.$T246]+[.$X246]+[.$AB246]+[.$AF246]" office:value-type="float" office:value="0" calcext:value-type="float">
            <text:p>0</text:p>
          </table:table-cell>
          <table:table-cell table:style-name="ce312"/>
          <table:table-cell table:style-name="ce312" table:formula="of:=[.$BK246]*([.$AR248]/8)" office:value-type="float" office:value="0" calcext:value-type="float">
            <text:p>0.00</text:p>
          </table:table-cell>
          <table:table-cell table:style-name="ce312"/>
          <table:table-cell table:style-name="ce317" table:formula="of:=[.$I246]+[.$M246]+[.$Q246]+[.$U246]+[.$Y246]+[.$AC246]+[.$AG246]" office:value-type="float" office:value="0" calcext:value-type="float">
            <text:p>0</text:p>
          </table:table-cell>
          <table:table-cell table:style-name="ce312"/>
          <table:table-cell table:style-name="ce312" table:formula="of:=[.$BO246]*([.$AR251]/8)" office:value-type="float" office:value="0" calcext:value-type="float">
            <text:p>0.00</text:p>
          </table:table-cell>
          <table:table-cell table:style-name="ce310"/>
          <table:table-cell table:style-name="ce331" table:formula="of:=[.$BC246]+[.$BI246]+[.$BM246]+[.$BQ246]+[.$BE246]" office:value-type="float" office:value="0" calcext:value-type="float">
            <text:p>0.00</text:p>
          </table:table-cell>
          <table:table-cell table:style-name="ce335"/>
          <table:table-cell table:style-name="ce313" table:formula="of:=[.$AM250]" office:value-type="float" office:value="0" calcext:value-type="float">
            <text:p>0.00</text:p>
          </table:table-cell>
          <table:table-cell table:style-name="ce313"/>
          <table:table-cell table:style-name="ce313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52:.$AD252])" office:value-type="float" office:value="0" calcext:value-type="float">
            <text:p>0.00</text:p>
          </table:table-cell>
          <table:table-cell table:style-name="ce345"/>
          <table:table-cell table:style-name="ce345" table:formula="of:=SUM([.$F253:.$AD253])" office:value-type="float" office:value="0" calcext:value-type="float">
            <text:p>0.00</text:p>
          </table:table-cell>
          <table:table-cell table:style-name="ce350"/>
          <table:table-cell table:style-name="ce25" table:formula="of:=[.BC246]+[.BE24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46])" office:value-type="string" office:string-value="REG = 0" calcext:value-type="string">
            <text:p>REG = 0</text:p>
          </table:table-cell>
          <table:table-cell table:style-name="ce230" table:formula="of:=CONCATENATE(&quot;OT = &quot;; [.BG2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46])" office:value-type="string" office:string-value="VAC = 0" calcext:value-type="string">
            <text:p>VAC = 0</text:p>
          </table:table-cell>
          <table:table-cell table:style-name="ce231" table:formula="of:=CONCATENATE(&quot;HOL = &quot;; [.BO24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54]&gt;0; [.BC25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8]" office:value-type="float" office:value="32" calcext:value-type="float">
            <text:p>32</text:p>
          </table:table-cell>
          <table:table-cell table:style-name="ce281"/>
          <table:table-cell table:style-name="ce302" table:formula="of:=[.B254]" office:value-type="float" office:value="0" calcext:value-type="float">
            <text:p>0</text:p>
          </table:table-cell>
          <table:table-cell table:style-name="ce302"/>
          <table:table-cell table:style-name="ce307" table:formula="of:=[.$F254]+[.$J254]+[.$N254]+[.$R254]+[.$V254]+[.$Z254]+[.$AD254]" office:value-type="float" office:value="0" calcext:value-type="float">
            <text:p>0.00</text:p>
          </table:table-cell>
          <table:table-cell table:style-name="ce310"/>
          <table:table-cell table:style-name="ce312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10"/>
          <table:table-cell table:style-name="ce313" table:formula="of:=[.BU254]" office:value-type="float" office:value="0" calcext:value-type="float">
            <text:p>0.00</text:p>
          </table:table-cell>
          <table:table-cell table:style-name="ce310"/>
          <table:table-cell table:style-name="ce317" table:formula="of:=[.$G254]+[.$K254]+[.$O254]+[.$S254]+[.$W254]+[.$AA254]+[.$AE254]" office:value-type="float" office:value="0" calcext:value-type="float">
            <text:p>0</text:p>
          </table:table-cell>
          <table:table-cell table:style-name="ce312"/>
          <table:table-cell table:style-name="ce312" table:formula="of:=IF([.$BA254]&gt;0;[.$BG254]*[.$CA254]/([.$BA254]+([.$BG2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54]+[.$L254]+[.$P254]+[.$T254]+[.$X254]+[.$AB254]+[.$AF254]" office:value-type="float" office:value="0" calcext:value-type="float">
            <text:p>0</text:p>
          </table:table-cell>
          <table:table-cell table:style-name="ce312"/>
          <table:table-cell table:style-name="ce312" table:formula="of:=[.$BK254]*([.$AR256]/8)" office:value-type="float" office:value="0" calcext:value-type="float">
            <text:p>0.00</text:p>
          </table:table-cell>
          <table:table-cell table:style-name="ce312"/>
          <table:table-cell table:style-name="ce317" table:formula="of:=[.$I254]+[.$M254]+[.$Q254]+[.$U254]+[.$Y254]+[.$AC254]+[.$AG254]" office:value-type="float" office:value="0" calcext:value-type="float">
            <text:p>0</text:p>
          </table:table-cell>
          <table:table-cell table:style-name="ce312"/>
          <table:table-cell table:style-name="ce312" table:formula="of:=[.$BO254]*([.$AR259]/8)" office:value-type="float" office:value="0" calcext:value-type="float">
            <text:p>0.00</text:p>
          </table:table-cell>
          <table:table-cell table:style-name="ce310"/>
          <table:table-cell table:style-name="ce331" table:formula="of:=[.$BC254]+[.$BI254]+[.$BM254]+[.$BQ254]+[.$BE254]" office:value-type="float" office:value="0" calcext:value-type="float">
            <text:p>0.00</text:p>
          </table:table-cell>
          <table:table-cell table:style-name="ce335"/>
          <table:table-cell table:style-name="ce313" table:formula="of:=[.$AM258]" office:value-type="float" office:value="0" calcext:value-type="float">
            <text:p>0.00</text:p>
          </table:table-cell>
          <table:table-cell table:style-name="ce313"/>
          <table:table-cell table:style-name="ce313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60:.$AD260])" office:value-type="float" office:value="0" calcext:value-type="float">
            <text:p>0.00</text:p>
          </table:table-cell>
          <table:table-cell table:style-name="ce345"/>
          <table:table-cell table:style-name="ce345" table:formula="of:=SUM([.$F261:.$AD261])" office:value-type="float" office:value="0" calcext:value-type="float">
            <text:p>0.00</text:p>
          </table:table-cell>
          <table:table-cell table:style-name="ce350"/>
          <table:table-cell table:style-name="ce25" table:formula="of:=[.BC254]+[.BE25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54])" office:value-type="string" office:string-value="REG = 0" calcext:value-type="string">
            <text:p>REG = 0</text:p>
          </table:table-cell>
          <table:table-cell table:style-name="ce230" table:formula="of:=CONCATENATE(&quot;OT = &quot;; [.BG254])" office:value-type="string" office:string-value="OT = 0" calcext:value-type="string">
            <text:p>OT = 0</text:p>
          </table:table-cell>
          <table:table-cell table:style-name="ce250" office:value-type="string" calcext:value-type="string" table:number-columns-spanned="1" table:number-rows-spanned="2">
            <text:p>Prod <text:s/>% =</text:p>
          </table:table-cell>
          <table:table-cell table:style-name="ce262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54])" office:value-type="string" office:string-value="VAC = 0" calcext:value-type="string">
            <text:p>VAC = 0</text:p>
          </table:table-cell>
          <table:table-cell table:style-name="ce231" table:formula="of:=CONCATENATE(&quot;HOL = &quot;; [.BO25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</table:table-row>
        <table:table-row table:style-name="ro9">
          <table:table-cell table:style-name="ce2"/>
          <table:table-cell table:style-name="ce24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4" table:number-columns-repeated="810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5" table:number-columns-repeated="810"/>
        </table:table-row>
        <table:table-row table:style-name="ro9">
          <table:table-cell table:style-name="ce2"/>
          <table:table-cell table:style-name="ce26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6" table:number-columns-repeated="810"/>
        </table:table-row>
        <table:table-row table:style-name="ro9" table:number-rows-repeated="1047843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AND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AND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AND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AND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AND                        ([.F6]+[.G6]&gt;0))                           OR                           (([.H6]+[.I6]&gt;0)                        AND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AND                        ([.F6]+[.G6]&gt;0))                           OR                           (([.H6]+[.I6]&gt;0)                        AND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 OR 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8" table:default-cell-style-name="ce430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32"/>
        <table:table-column table:style-name="co42" table:number-columns-repeated="221" table:default-cell-style-name="ce232"/>
        <table:table-column table:style-name="co42" table:default-cell-style-name="ce365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91"/>
            <table:table-cell table:style-name="ce24" table:number-columns-repeated="2"/>
            <table:table-cell table:style-name="ce409" office:value-type="string" calcext:value-type="string">
              <text:p>DIV :</text:p>
            </table:table-cell>
            <table:table-cell table:style-name="ce415" table:content-validation-name="val5" table:formula="of:=[$'Weekly Payroll Report'.$I$3]" office:value-type="float" office:value="77" calcext:value-type="float" table:number-columns-spanned="2" table:number-rows-spanned="1">
              <text:p>77</text:p>
            </table:table-cell>
            <table:covered-table-cell table:style-name="ce418"/>
            <table:table-cell table:style-name="ce419"/>
            <table:table-cell table:style-name="ce420" office:value-type="string" calcext:value-type="string" table:number-columns-spanned="2" table:number-rows-spanned="1">
              <text:p>O.M.:</text:p>
            </table:table-cell>
            <table:covered-table-cell table:style-name="ce431"/>
            <table:table-cell table:style-name="ce438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8"/>
            <table:covered-table-cell table:style-name="ce439"/>
            <table:table-cell table:style-name="ce441"/>
            <table:table-cell table:style-name="ce446" office:value-type="string" calcext:value-type="string" table:number-columns-spanned="3" table:number-rows-spanned="1">
              <text:p>WEEK ENDING :</text:p>
            </table:table-cell>
            <table:covered-table-cell table:style-name="ce447"/>
            <table:covered-table-cell table:style-name="ce448"/>
            <table:table-cell table:style-name="ce449" table:formula="of:=['Weekly Payroll Report'.AM3]" office:value-type="date" office:date-value="2021-09-24" calcext:value-type="date" table:number-columns-spanned="3" table:number-rows-spanned="1">
              <text:p>09/24/21</text:p>
            </table:table-cell>
            <table:covered-table-cell table:number-columns-repeated="2" table:style-name="ce450"/>
            <table:table-cell table:style-name="ce24"/>
            <table:table-cell table:style-name="ce391"/>
            <table:table-cell table:style-name="ce24" table:number-columns-repeated="3"/>
            <table:table-cell table:style-name="ce391"/>
            <table:table-cell table:style-name="ce24" table:number-columns-repeated="2"/>
            <table:table-cell table:style-name="ce264" office:value-type="string" calcext:value-type="string">
              <text:p>American National Skyline, Inc.</text:p>
            </table:table-cell>
            <table:table-cell table:style-name="ce1"/>
            <table:table-cell table:style-name="ce334" table:number-columns-repeated="223"/>
            <table:table-cell table:style-name="ce461"/>
            <table:table-cell table:number-columns-repeated="766"/>
          </table:table-row>
          <table:table-row table:style-name="ro13">
            <table:table-cell table:style-name="ce3"/>
            <table:table-cell table:style-name="ce367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2"/>
            <table:table-cell table:style-name="ce421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232"/>
            <table:table-cell table:number-columns-repeated="223"/>
            <table:table-cell table:style-name="ce232"/>
            <table:table-cell table:style-name="ce118" table:number-columns-repeated="765"/>
            <table:table-cell table:style-name="ce468"/>
          </table:table-row>
          <table:table-row table:style-name="ro9">
            <table:table-cell table:style-name="ce4"/>
            <table:table-cell table:style-name="ce375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92"/>
            <table:table-cell table:style-name="ce393" table:formula="of:=[.I3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M3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402"/>
            <table:covered-table-cell table:style-name="ce407"/>
            <table:covered-table-cell table:style-name="ce422"/>
            <table:table-cell table:style-name="ce432" table:formula="of:=[.Q3]-1" office:value-type="date" office:date-value="2021-09-20" calcext:value-type="date" table:number-columns-spanned="4" table:number-rows-spanned="1">
              <text:p>Mon - 09/20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U3]-1" office:value-type="date" office:date-value="2021-09-21" calcext:value-type="date" table:number-columns-spanned="4" table:number-rows-spanned="1">
              <text:p>Tue - 09/21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Y3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AC3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'Weekly Payroll Report'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402"/>
            <table:covered-table-cell table:number-columns-repeated="2" table:style-name="ce407"/>
            <table:table-cell table:number-columns-repeated="991"/>
          </table:table-row>
          <table:table-row table:style-name="ro9">
            <table:table-cell table:style-name="ce4"/>
            <table:table-cell table:style-name="ce376" table:number-columns-spanned="3" table:number-rows-spanned="1"/>
            <table:covered-table-cell table:number-columns-repeated="2" table:style-name="ce192"/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23" office:value-type="string" calcext:value-type="string">
              <text:p>VOL</text:p>
            </table:table-cell>
            <table:table-cell table:style-name="ce433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52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70"/>
          <table:table-cell table:style-name="ce377" table:formula="of:=['Weekly Payroll Report'.B6]" office:value-type="string" office:string-value="TYLER CORRADI" calcext:value-type="string" table:number-columns-spanned="3" table:number-rows-spanned="8">
            <text:p>TYLER CORRADI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458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0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:.L12])" office:value-type="float" office:value="0" calcext:value-type="float">
            <text:p>0.00</text:p>
          </table:covered-table-cell>
          <table:table-cell table:style-name="ce436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:.P12])" office:value-type="float" office:value="0" calcext:value-type="float">
            <text:p>0.00</text:p>
          </table:covered-table-cell>
          <table:table-cell table:style-name="ce397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:.T12])" office:value-type="float" office:value="0" calcext:value-type="float">
            <text:p>0.00</text:p>
          </table:covered-table-cell>
          <table:table-cell table:style-name="ce397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:.X12])" office:value-type="float" office:value="0" calcext:value-type="float">
            <text:p>0.00</text:p>
          </table:covered-table-cell>
          <table:table-cell table:style-name="ce397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:.AB12])" office:value-type="float" office:value="0" calcext:value-type="float">
            <text:p>0.00</text:p>
          </table:covered-table-cell>
          <table:table-cell table:style-name="ce451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:.AF12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14]=&quot;&quot;;&quot;&quot;;['Weekly Payroll Report'.B14])" office:value-type="string" office:string-value="AARON CROPPER" calcext:value-type="string" table:number-columns-spanned="3" table:number-rows-spanned="8">
            <text:p>AARON CROPPER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:.L21])" office:value-type="float" office:value="0" calcext:value-type="float">
            <text:p>0.00</text:p>
          </table:covered-table-cell>
          <table:table-cell table:style-name="ce436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:.P21])" office:value-type="float" office:value="0" calcext:value-type="float">
            <text:p>0.00</text:p>
          </table:covered-table-cell>
          <table:table-cell table:style-name="ce397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:.T21])" office:value-type="float" office:value="0" calcext:value-type="float">
            <text:p>0.00</text:p>
          </table:covered-table-cell>
          <table:table-cell table:style-name="ce397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:.X21])" office:value-type="float" office:value="0" calcext:value-type="float">
            <text:p>0.00</text:p>
          </table:covered-table-cell>
          <table:table-cell table:style-name="ce397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:.AB21])" office:value-type="float" office:value="0" calcext:value-type="float">
            <text:p>0.00</text:p>
          </table:covered-table-cell>
          <table:table-cell table:style-name="ce451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:.AF21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22]=&quot;&quot;;&quot;&quot;;['Weekly Payroll Report'.B22])" office:value-type="string" office:string-value="ANTHONY DEARTH" calcext:value-type="string" table:number-columns-spanned="3" table:number-rows-spanned="8">
            <text:p>ANTHONY DEARTH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:.L30])" office:value-type="float" office:value="0" calcext:value-type="float">
            <text:p>0.00</text:p>
          </table:covered-table-cell>
          <table:table-cell table:style-name="ce436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:.P30])" office:value-type="float" office:value="0" calcext:value-type="float">
            <text:p>0.00</text:p>
          </table:covered-table-cell>
          <table:table-cell table:style-name="ce397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:.T30])" office:value-type="float" office:value="0" calcext:value-type="float">
            <text:p>0.00</text:p>
          </table:covered-table-cell>
          <table:table-cell table:style-name="ce397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:.X30])" office:value-type="float" office:value="0" calcext:value-type="float">
            <text:p>0.00</text:p>
          </table:covered-table-cell>
          <table:table-cell table:style-name="ce397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:.AB30])" office:value-type="float" office:value="0" calcext:value-type="float">
            <text:p>0.00</text:p>
          </table:covered-table-cell>
          <table:table-cell table:style-name="ce451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:.AF30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['Weekly Payroll Report'.B30]" office:value-type="string" office:string-value="OMAR DIAZ" calcext:value-type="string" table:number-columns-spanned="3" table:number-rows-spanned="8">
            <text:p>OMAR DIAZ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32:.L39])" office:value-type="float" office:value="0" calcext:value-type="float">
            <text:p>0.00</text:p>
          </table:covered-table-cell>
          <table:table-cell table:style-name="ce436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32:.P39])" office:value-type="float" office:value="0" calcext:value-type="float">
            <text:p>0.00</text:p>
          </table:covered-table-cell>
          <table:table-cell table:style-name="ce397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32:.T39])" office:value-type="float" office:value="0" calcext:value-type="float">
            <text:p>0.00</text:p>
          </table:covered-table-cell>
          <table:table-cell table:style-name="ce397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32:.X39])" office:value-type="float" office:value="0" calcext:value-type="float">
            <text:p>0.00</text:p>
          </table:covered-table-cell>
          <table:table-cell table:style-name="ce397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32:.AB39])" office:value-type="float" office:value="0" calcext:value-type="float">
            <text:p>0.00</text:p>
          </table:covered-table-cell>
          <table:table-cell table:style-name="ce451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32:.AF39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14">
          <table:table-cell table:style-name="ce370"/>
          <table:table-cell table:style-name="ce383" table:formula="of:=['Weekly Payroll Report'.B38]" office:value-type="string" office:string-value="ADRIANNA KAMPMAN" calcext:value-type="string" table:number-columns-spanned="3" table:number-rows-spanned="8">
            <text:p>ADRIANNA KAMPMAN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41:.L48])" office:value-type="float" office:value="0" calcext:value-type="float">
            <text:p>0.00</text:p>
          </table:covered-table-cell>
          <table:table-cell table:style-name="ce436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41:.P48])" office:value-type="float" office:value="0" calcext:value-type="float">
            <text:p>0.00</text:p>
          </table:covered-table-cell>
          <table:table-cell table:style-name="ce397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41:.T48])" office:value-type="float" office:value="0" calcext:value-type="float">
            <text:p>0.00</text:p>
          </table:covered-table-cell>
          <table:table-cell table:style-name="ce397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41:.X48])" office:value-type="float" office:value="0" calcext:value-type="float">
            <text:p>0.00</text:p>
          </table:covered-table-cell>
          <table:table-cell table:style-name="ce397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41:.AB48])" office:value-type="float" office:value="0" calcext:value-type="float">
            <text:p>0.00</text:p>
          </table:covered-table-cell>
          <table:table-cell table:style-name="ce451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41:.AF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46]" office:value-type="string" office:string-value="LEE KOCH" calcext:value-type="string" table:number-columns-spanned="3" table:number-rows-spanned="8">
            <text:p>LEE KOCH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0:.L57])" office:value-type="float" office:value="0" calcext:value-type="float">
            <text:p>0.00</text:p>
          </table:covered-table-cell>
          <table:table-cell table:style-name="ce436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0:.P57])" office:value-type="float" office:value="0" calcext:value-type="float">
            <text:p>0.00</text:p>
          </table:covered-table-cell>
          <table:table-cell table:style-name="ce397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0:.T57])" office:value-type="float" office:value="0" calcext:value-type="float">
            <text:p>0.00</text:p>
          </table:covered-table-cell>
          <table:table-cell table:style-name="ce397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0:.X57])" office:value-type="float" office:value="0" calcext:value-type="float">
            <text:p>0.00</text:p>
          </table:covered-table-cell>
          <table:table-cell table:style-name="ce397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0:.AB57])" office:value-type="float" office:value="0" calcext:value-type="float">
            <text:p>0.00</text:p>
          </table:covered-table-cell>
          <table:table-cell table:style-name="ce451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0:.AF5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54]" office:value-type="string" office:string-value="JONATHAN PERRY" calcext:value-type="string" table:number-columns-spanned="3" table:number-rows-spanned="8">
            <text:p>JONATHAN PERRY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9:.L66])" office:value-type="float" office:value="0" calcext:value-type="float">
            <text:p>0.00</text:p>
          </table:covered-table-cell>
          <table:table-cell table:style-name="ce436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9:.P66])" office:value-type="float" office:value="0" calcext:value-type="float">
            <text:p>0.00</text:p>
          </table:covered-table-cell>
          <table:table-cell table:style-name="ce397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9:.T66])" office:value-type="float" office:value="0" calcext:value-type="float">
            <text:p>0.00</text:p>
          </table:covered-table-cell>
          <table:table-cell table:style-name="ce397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9:.X66])" office:value-type="float" office:value="0" calcext:value-type="float">
            <text:p>0.00</text:p>
          </table:covered-table-cell>
          <table:table-cell table:style-name="ce397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9:.AB66])" office:value-type="float" office:value="0" calcext:value-type="float">
            <text:p>0.00</text:p>
          </table:covered-table-cell>
          <table:table-cell table:style-name="ce451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9:.AF6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62]" office:value-type="string" office:string-value="BRENNAN RASMUSSEN" calcext:value-type="string" table:number-columns-spanned="3" table:number-rows-spanned="8">
            <text:p>BRENNAN RASMUSSEN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68:.L75])" office:value-type="float" office:value="0" calcext:value-type="float">
            <text:p>0.00</text:p>
          </table:covered-table-cell>
          <table:table-cell table:style-name="ce436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68:.P75])" office:value-type="float" office:value="0" calcext:value-type="float">
            <text:p>0.00</text:p>
          </table:covered-table-cell>
          <table:table-cell table:style-name="ce397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68:.T75])" office:value-type="float" office:value="0" calcext:value-type="float">
            <text:p>0.00</text:p>
          </table:covered-table-cell>
          <table:table-cell table:style-name="ce397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68:.X75])" office:value-type="float" office:value="0" calcext:value-type="float">
            <text:p>0.00</text:p>
          </table:covered-table-cell>
          <table:table-cell table:style-name="ce397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68:.AB75])" office:value-type="float" office:value="0" calcext:value-type="float">
            <text:p>0.00</text:p>
          </table:covered-table-cell>
          <table:table-cell table:style-name="ce451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68:.AF7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0]" office:value-type="string" office:string-value="TED SOVEY" calcext:value-type="string" table:number-columns-spanned="3" table:number-rows-spanned="8">
            <text:p>TED SOVEY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40"/>
          <table:table-cell table:style-name="ce443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444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77:.L84])" office:value-type="float" office:value="0" calcext:value-type="float">
            <text:p>0.00</text:p>
          </table:covered-table-cell>
          <table:table-cell table:style-name="ce436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77:.P84])" office:value-type="float" office:value="0" calcext:value-type="float">
            <text:p>0.00</text:p>
          </table:covered-table-cell>
          <table:table-cell table:style-name="ce397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77:.T84])" office:value-type="float" office:value="0" calcext:value-type="float">
            <text:p>0.00</text:p>
          </table:covered-table-cell>
          <table:table-cell table:style-name="ce397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77:.X84])" office:value-type="float" office:value="0" calcext:value-type="float">
            <text:p>0.00</text:p>
          </table:covered-table-cell>
          <table:table-cell table:style-name="ce397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77:.AB84])" office:value-type="float" office:value="0" calcext:value-type="float">
            <text:p>0.00</text:p>
          </table:covered-table-cell>
          <table:table-cell table:style-name="ce451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77:.AF8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8]" office:value-type="string" office:string-value="STEVEN THOMAS" calcext:value-type="string" table:number-columns-spanned="3" table:number-rows-spanned="8">
            <text:p>STEVEN THOMAS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86:.L93])" office:value-type="float" office:value="0" calcext:value-type="float">
            <text:p>0.00</text:p>
          </table:covered-table-cell>
          <table:table-cell table:style-name="ce436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86:.P93])" office:value-type="float" office:value="0" calcext:value-type="float">
            <text:p>0.00</text:p>
          </table:covered-table-cell>
          <table:table-cell table:style-name="ce397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86:.T93])" office:value-type="float" office:value="0" calcext:value-type="float">
            <text:p>0.00</text:p>
          </table:covered-table-cell>
          <table:table-cell table:style-name="ce397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86:.X93])" office:value-type="float" office:value="0" calcext:value-type="float">
            <text:p>0.00</text:p>
          </table:covered-table-cell>
          <table:table-cell table:style-name="ce397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86:.AB93])" office:value-type="float" office:value="0" calcext:value-type="float">
            <text:p>0.00</text:p>
          </table:covered-table-cell>
          <table:table-cell table:style-name="ce451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86:.AF9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86]" office:value-type="string" office:string-value="JIM WATTS" calcext:value-type="string" table:number-columns-spanned="3" table:number-rows-spanned="8">
            <text:p>JIM WATTS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95:.L102])" office:value-type="float" office:value="0" calcext:value-type="float">
            <text:p>0.00</text:p>
          </table:covered-table-cell>
          <table:table-cell table:style-name="ce436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95:.P102])" office:value-type="float" office:value="0" calcext:value-type="float">
            <text:p>0.00</text:p>
          </table:covered-table-cell>
          <table:table-cell table:style-name="ce397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95:.T102])" office:value-type="float" office:value="0" calcext:value-type="float">
            <text:p>0.00</text:p>
          </table:covered-table-cell>
          <table:table-cell table:style-name="ce397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95:.X102])" office:value-type="float" office:value="0" calcext:value-type="float">
            <text:p>0.00</text:p>
          </table:covered-table-cell>
          <table:table-cell table:style-name="ce397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95:.AB102])" office:value-type="float" office:value="0" calcext:value-type="float">
            <text:p>0.00</text:p>
          </table:covered-table-cell>
          <table:table-cell table:style-name="ce451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95:.AF10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04:.L111])" office:value-type="float" office:value="0" calcext:value-type="float">
            <text:p>0.00</text:p>
          </table:covered-table-cell>
          <table:table-cell table:style-name="ce436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04:.P111])" office:value-type="float" office:value="0" calcext:value-type="float">
            <text:p>0.00</text:p>
          </table:covered-table-cell>
          <table:table-cell table:style-name="ce397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04:.T111])" office:value-type="float" office:value="0" calcext:value-type="float">
            <text:p>0.00</text:p>
          </table:covered-table-cell>
          <table:table-cell table:style-name="ce397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04:.X111])" office:value-type="float" office:value="0" calcext:value-type="float">
            <text:p>0.00</text:p>
          </table:covered-table-cell>
          <table:table-cell table:style-name="ce397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04:.AB111])" office:value-type="float" office:value="0" calcext:value-type="float">
            <text:p>0.00</text:p>
          </table:covered-table-cell>
          <table:table-cell table:style-name="ce451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04:.AF11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14:.L121])" office:value-type="float" office:value="0" calcext:value-type="float">
            <text:p>0.00</text:p>
          </table:covered-table-cell>
          <table:table-cell table:style-name="ce436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14:.P121])" office:value-type="float" office:value="0" calcext:value-type="float">
            <text:p>0.00</text:p>
          </table:covered-table-cell>
          <table:table-cell table:style-name="ce397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14:.T121])" office:value-type="float" office:value="0" calcext:value-type="float">
            <text:p>0.00</text:p>
          </table:covered-table-cell>
          <table:table-cell table:style-name="ce397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14:.X121])" office:value-type="float" office:value="0" calcext:value-type="float">
            <text:p>0.00</text:p>
          </table:covered-table-cell>
          <table:table-cell table:style-name="ce397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14:.AB121])" office:value-type="float" office:value="0" calcext:value-type="float">
            <text:p>0.00</text:p>
          </table:covered-table-cell>
          <table:table-cell table:style-name="ce451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14:.AF12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23:.L130])" office:value-type="float" office:value="0" calcext:value-type="float">
            <text:p>0.00</text:p>
          </table:covered-table-cell>
          <table:table-cell table:style-name="ce436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23:.P130])" office:value-type="float" office:value="0" calcext:value-type="float">
            <text:p>0.00</text:p>
          </table:covered-table-cell>
          <table:table-cell table:style-name="ce397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23:.T130])" office:value-type="float" office:value="0" calcext:value-type="float">
            <text:p>0.00</text:p>
          </table:covered-table-cell>
          <table:table-cell table:style-name="ce397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23:.X130])" office:value-type="float" office:value="0" calcext:value-type="float">
            <text:p>0.00</text:p>
          </table:covered-table-cell>
          <table:table-cell table:style-name="ce397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23:.AB130])" office:value-type="float" office:value="0" calcext:value-type="float">
            <text:p>0.00</text:p>
          </table:covered-table-cell>
          <table:table-cell table:style-name="ce451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23:.AF13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32:.L139])" office:value-type="float" office:value="0" calcext:value-type="float">
            <text:p>0.00</text:p>
          </table:covered-table-cell>
          <table:table-cell table:style-name="ce436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32:.P139])" office:value-type="float" office:value="0" calcext:value-type="float">
            <text:p>0.00</text:p>
          </table:covered-table-cell>
          <table:table-cell table:style-name="ce397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32:.T139])" office:value-type="float" office:value="0" calcext:value-type="float">
            <text:p>0.00</text:p>
          </table:covered-table-cell>
          <table:table-cell table:style-name="ce397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32:.X139])" office:value-type="float" office:value="0" calcext:value-type="float">
            <text:p>0.00</text:p>
          </table:covered-table-cell>
          <table:table-cell table:style-name="ce397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32:.AB139])" office:value-type="float" office:value="0" calcext:value-type="float">
            <text:p>0.00</text:p>
          </table:covered-table-cell>
          <table:table-cell table:style-name="ce451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32:.AF13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1:.L148])" office:value-type="float" office:value="0" calcext:value-type="float">
            <text:p>0.00</text:p>
          </table:covered-table-cell>
          <table:table-cell table:style-name="ce436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1:.P148])" office:value-type="float" office:value="0" calcext:value-type="float">
            <text:p>0.00</text:p>
          </table:covered-table-cell>
          <table:table-cell table:style-name="ce397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1:.T148])" office:value-type="float" office:value="0" calcext:value-type="float">
            <text:p>0.00</text:p>
          </table:covered-table-cell>
          <table:table-cell table:style-name="ce397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1:.X148])" office:value-type="float" office:value="0" calcext:value-type="float">
            <text:p>0.00</text:p>
          </table:covered-table-cell>
          <table:table-cell table:style-name="ce397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1:.AB148])" office:value-type="float" office:value="0" calcext:value-type="float">
            <text:p>0.00</text:p>
          </table:covered-table-cell>
          <table:table-cell table:style-name="ce451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1:.AF1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51:.L158])" office:value-type="float" office:value="0" calcext:value-type="float">
            <text:p>0.00</text:p>
          </table:covered-table-cell>
          <table:table-cell table:style-name="ce436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51:.P158])" office:value-type="float" office:value="0" calcext:value-type="float">
            <text:p>0.00</text:p>
          </table:covered-table-cell>
          <table:table-cell table:style-name="ce397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51:.T158])" office:value-type="float" office:value="0" calcext:value-type="float">
            <text:p>0.00</text:p>
          </table:covered-table-cell>
          <table:table-cell table:style-name="ce397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51:.X158])" office:value-type="float" office:value="0" calcext:value-type="float">
            <text:p>0.00</text:p>
          </table:covered-table-cell>
          <table:table-cell table:style-name="ce397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51:.AB158])" office:value-type="float" office:value="0" calcext:value-type="float">
            <text:p>0.00</text:p>
          </table:covered-table-cell>
          <table:table-cell table:style-name="ce451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51:.AF15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0:.L167])" office:value-type="float" office:value="0" calcext:value-type="float">
            <text:p>0.00</text:p>
          </table:covered-table-cell>
          <table:table-cell table:style-name="ce436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0:.P167])" office:value-type="float" office:value="0" calcext:value-type="float">
            <text:p>0.00</text:p>
          </table:covered-table-cell>
          <table:table-cell table:style-name="ce397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0:.T167])" office:value-type="float" office:value="0" calcext:value-type="float">
            <text:p>0.00</text:p>
          </table:covered-table-cell>
          <table:table-cell table:style-name="ce397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0:.X167])" office:value-type="float" office:value="0" calcext:value-type="float">
            <text:p>0.00</text:p>
          </table:covered-table-cell>
          <table:table-cell table:style-name="ce397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0:.AB167])" office:value-type="float" office:value="0" calcext:value-type="float">
            <text:p>0.00</text:p>
          </table:covered-table-cell>
          <table:table-cell table:style-name="ce451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0:.AF16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9:.L176])" office:value-type="float" office:value="0" calcext:value-type="float">
            <text:p>0.00</text:p>
          </table:covered-table-cell>
          <table:table-cell table:style-name="ce436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9:.P176])" office:value-type="float" office:value="0" calcext:value-type="float">
            <text:p>0.00</text:p>
          </table:covered-table-cell>
          <table:table-cell table:style-name="ce397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9:.T176])" office:value-type="float" office:value="0" calcext:value-type="float">
            <text:p>0.00</text:p>
          </table:covered-table-cell>
          <table:table-cell table:style-name="ce397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9:.X176])" office:value-type="float" office:value="0" calcext:value-type="float">
            <text:p>0.00</text:p>
          </table:covered-table-cell>
          <table:table-cell table:style-name="ce397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9:.AB176])" office:value-type="float" office:value="0" calcext:value-type="float">
            <text:p>0.00</text:p>
          </table:covered-table-cell>
          <table:table-cell table:style-name="ce451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9:.AF17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78:.L185])" office:value-type="float" office:value="0" calcext:value-type="float">
            <text:p>0.00</text:p>
          </table:covered-table-cell>
          <table:table-cell table:style-name="ce436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78:.P185])" office:value-type="float" office:value="0" calcext:value-type="float">
            <text:p>0.00</text:p>
          </table:covered-table-cell>
          <table:table-cell table:style-name="ce397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78:.T185])" office:value-type="float" office:value="0" calcext:value-type="float">
            <text:p>0.00</text:p>
          </table:covered-table-cell>
          <table:table-cell table:style-name="ce397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78:.X185])" office:value-type="float" office:value="0" calcext:value-type="float">
            <text:p>0.00</text:p>
          </table:covered-table-cell>
          <table:table-cell table:style-name="ce397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78:.AB185])" office:value-type="float" office:value="0" calcext:value-type="float">
            <text:p>0.00</text:p>
          </table:covered-table-cell>
          <table:table-cell table:style-name="ce451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78:.AF18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88:.L195])" office:value-type="float" office:value="0" calcext:value-type="float">
            <text:p>0.00</text:p>
          </table:covered-table-cell>
          <table:table-cell table:style-name="ce436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88:.P195])" office:value-type="float" office:value="0" calcext:value-type="float">
            <text:p>0.00</text:p>
          </table:covered-table-cell>
          <table:table-cell table:style-name="ce397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88:.T195])" office:value-type="float" office:value="0" calcext:value-type="float">
            <text:p>0.00</text:p>
          </table:covered-table-cell>
          <table:table-cell table:style-name="ce397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88:.X195])" office:value-type="float" office:value="0" calcext:value-type="float">
            <text:p>0.00</text:p>
          </table:covered-table-cell>
          <table:table-cell table:style-name="ce397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88:.AB195])" office:value-type="float" office:value="0" calcext:value-type="float">
            <text:p>0.00</text:p>
          </table:covered-table-cell>
          <table:table-cell table:style-name="ce451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88:.AF19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97:.L204])" office:value-type="float" office:value="0" calcext:value-type="float">
            <text:p>0.00</text:p>
          </table:covered-table-cell>
          <table:table-cell table:style-name="ce436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97:.P204])" office:value-type="float" office:value="0" calcext:value-type="float">
            <text:p>0.00</text:p>
          </table:covered-table-cell>
          <table:table-cell table:style-name="ce397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97:.T204])" office:value-type="float" office:value="0" calcext:value-type="float">
            <text:p>0.00</text:p>
          </table:covered-table-cell>
          <table:table-cell table:style-name="ce397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97:.X204])" office:value-type="float" office:value="0" calcext:value-type="float">
            <text:p>0.00</text:p>
          </table:covered-table-cell>
          <table:table-cell table:style-name="ce397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97:.AB204])" office:value-type="float" office:value="0" calcext:value-type="float">
            <text:p>0.00</text:p>
          </table:covered-table-cell>
          <table:table-cell table:style-name="ce451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97:.AF20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06:.L213])" office:value-type="float" office:value="0" calcext:value-type="float">
            <text:p>0.00</text:p>
          </table:covered-table-cell>
          <table:table-cell table:style-name="ce436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06:.P213])" office:value-type="float" office:value="0" calcext:value-type="float">
            <text:p>0.00</text:p>
          </table:covered-table-cell>
          <table:table-cell table:style-name="ce397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06:.T213])" office:value-type="float" office:value="0" calcext:value-type="float">
            <text:p>0.00</text:p>
          </table:covered-table-cell>
          <table:table-cell table:style-name="ce397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06:.X213])" office:value-type="float" office:value="0" calcext:value-type="float">
            <text:p>0.00</text:p>
          </table:covered-table-cell>
          <table:table-cell table:style-name="ce397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06:.AB213])" office:value-type="float" office:value="0" calcext:value-type="float">
            <text:p>0.00</text:p>
          </table:covered-table-cell>
          <table:table-cell table:style-name="ce451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06:.AF21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15:.L222])" office:value-type="float" office:value="0" calcext:value-type="float">
            <text:p>0.00</text:p>
          </table:covered-table-cell>
          <table:table-cell table:style-name="ce436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15:.P222])" office:value-type="float" office:value="0" calcext:value-type="float">
            <text:p>0.00</text:p>
          </table:covered-table-cell>
          <table:table-cell table:style-name="ce397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15:.T222])" office:value-type="float" office:value="0" calcext:value-type="float">
            <text:p>0.00</text:p>
          </table:covered-table-cell>
          <table:table-cell table:style-name="ce397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15:.X222])" office:value-type="float" office:value="0" calcext:value-type="float">
            <text:p>0.00</text:p>
          </table:covered-table-cell>
          <table:table-cell table:style-name="ce397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15:.AB222])" office:value-type="float" office:value="0" calcext:value-type="float">
            <text:p>0.00</text:p>
          </table:covered-table-cell>
          <table:table-cell table:style-name="ce451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15:.AF22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25:.L232])" office:value-type="float" office:value="0" calcext:value-type="float">
            <text:p>0.00</text:p>
          </table:covered-table-cell>
          <table:table-cell table:style-name="ce436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25:.P232])" office:value-type="float" office:value="0" calcext:value-type="float">
            <text:p>0.00</text:p>
          </table:covered-table-cell>
          <table:table-cell table:style-name="ce397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25:.T232])" office:value-type="float" office:value="0" calcext:value-type="float">
            <text:p>0.00</text:p>
          </table:covered-table-cell>
          <table:table-cell table:style-name="ce397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25:.X232])" office:value-type="float" office:value="0" calcext:value-type="float">
            <text:p>0.00</text:p>
          </table:covered-table-cell>
          <table:table-cell table:style-name="ce397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25:.AB232])" office:value-type="float" office:value="0" calcext:value-type="float">
            <text:p>0.00</text:p>
          </table:covered-table-cell>
          <table:table-cell table:style-name="ce451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25:.AF23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4:.L241])" office:value-type="float" office:value="0" calcext:value-type="float">
            <text:p>0.00</text:p>
          </table:covered-table-cell>
          <table:table-cell table:style-name="ce436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4:.P241])" office:value-type="float" office:value="0" calcext:value-type="float">
            <text:p>0.00</text:p>
          </table:covered-table-cell>
          <table:table-cell table:style-name="ce397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4:.T241])" office:value-type="float" office:value="0" calcext:value-type="float">
            <text:p>0.00</text:p>
          </table:covered-table-cell>
          <table:table-cell table:style-name="ce397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4:.X241])" office:value-type="float" office:value="0" calcext:value-type="float">
            <text:p>0.00</text:p>
          </table:covered-table-cell>
          <table:table-cell table:style-name="ce397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4:.AB241])" office:value-type="float" office:value="0" calcext:value-type="float">
            <text:p>0.00</text:p>
          </table:covered-table-cell>
          <table:table-cell table:style-name="ce451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4:.AF24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43:.L250])" office:value-type="float" office:value="0" calcext:value-type="float">
            <text:p>0.00</text:p>
          </table:covered-table-cell>
          <table:table-cell table:style-name="ce436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43:.P250])" office:value-type="float" office:value="0" calcext:value-type="float">
            <text:p>0.00</text:p>
          </table:covered-table-cell>
          <table:table-cell table:style-name="ce397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43:.T250])" office:value-type="float" office:value="0" calcext:value-type="float">
            <text:p>0.00</text:p>
          </table:covered-table-cell>
          <table:table-cell table:style-name="ce397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43:.X250])" office:value-type="float" office:value="0" calcext:value-type="float">
            <text:p>0.00</text:p>
          </table:covered-table-cell>
          <table:table-cell table:style-name="ce397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43:.AB250])" office:value-type="float" office:value="0" calcext:value-type="float">
            <text:p>0.00</text:p>
          </table:covered-table-cell>
          <table:table-cell table:style-name="ce451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43:.AF25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52:.L259])" office:value-type="float" office:value="0" calcext:value-type="float">
            <text:p>0.00</text:p>
          </table:covered-table-cell>
          <table:table-cell table:style-name="ce436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52:.P259])" office:value-type="float" office:value="0" calcext:value-type="float">
            <text:p>0.00</text:p>
          </table:covered-table-cell>
          <table:table-cell table:style-name="ce397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52:.T259])" office:value-type="float" office:value="0" calcext:value-type="float">
            <text:p>0.00</text:p>
          </table:covered-table-cell>
          <table:table-cell table:style-name="ce397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52:.X259])" office:value-type="float" office:value="0" calcext:value-type="float">
            <text:p>0.00</text:p>
          </table:covered-table-cell>
          <table:table-cell table:style-name="ce397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52:.AB259])" office:value-type="float" office:value="0" calcext:value-type="float">
            <text:p>0.00</text:p>
          </table:covered-table-cell>
          <table:table-cell table:style-name="ce451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52:.AF25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62:.L269])" office:value-type="float" office:value="0" calcext:value-type="float">
            <text:p>0.00</text:p>
          </table:covered-table-cell>
          <table:table-cell table:style-name="ce436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62:.P269])" office:value-type="float" office:value="0" calcext:value-type="float">
            <text:p>0.00</text:p>
          </table:covered-table-cell>
          <table:table-cell table:style-name="ce397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62:.T269])" office:value-type="float" office:value="0" calcext:value-type="float">
            <text:p>0.00</text:p>
          </table:covered-table-cell>
          <table:table-cell table:style-name="ce397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62:.X269])" office:value-type="float" office:value="0" calcext:value-type="float">
            <text:p>0.00</text:p>
          </table:covered-table-cell>
          <table:table-cell table:style-name="ce397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62:.AB269])" office:value-type="float" office:value="0" calcext:value-type="float">
            <text:p>0.00</text:p>
          </table:covered-table-cell>
          <table:table-cell table:style-name="ce451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62:.AF26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71:.L278])" office:value-type="float" office:value="0" calcext:value-type="float">
            <text:p>0.00</text:p>
          </table:covered-table-cell>
          <table:table-cell table:style-name="ce436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71:.P278])" office:value-type="float" office:value="0" calcext:value-type="float">
            <text:p>0.00</text:p>
          </table:covered-table-cell>
          <table:table-cell table:style-name="ce397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71:.T278])" office:value-type="float" office:value="0" calcext:value-type="float">
            <text:p>0.00</text:p>
          </table:covered-table-cell>
          <table:table-cell table:style-name="ce397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71:.X278])" office:value-type="float" office:value="0" calcext:value-type="float">
            <text:p>0.00</text:p>
          </table:covered-table-cell>
          <table:table-cell table:style-name="ce397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71:.AB278])" office:value-type="float" office:value="0" calcext:value-type="float">
            <text:p>0.00</text:p>
          </table:covered-table-cell>
          <table:table-cell table:style-name="ce451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71:.AF27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0:.L287])" office:value-type="float" office:value="0" calcext:value-type="float">
            <text:p>0.00</text:p>
          </table:covered-table-cell>
          <table:table-cell table:style-name="ce436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0:.P287])" office:value-type="float" office:value="0" calcext:value-type="float">
            <text:p>0.00</text:p>
          </table:covered-table-cell>
          <table:table-cell table:style-name="ce397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0:.T287])" office:value-type="float" office:value="0" calcext:value-type="float">
            <text:p>0.00</text:p>
          </table:covered-table-cell>
          <table:table-cell table:style-name="ce397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0:.X287])" office:value-type="float" office:value="0" calcext:value-type="float">
            <text:p>0.00</text:p>
          </table:covered-table-cell>
          <table:table-cell table:style-name="ce397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0:.AB287])" office:value-type="float" office:value="0" calcext:value-type="float">
            <text:p>0.00</text:p>
          </table:covered-table-cell>
          <table:table-cell table:style-name="ce451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0:.AF28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9:.L296])" office:value-type="float" office:value="0" calcext:value-type="float">
            <text:p>0.00</text:p>
          </table:covered-table-cell>
          <table:table-cell table:style-name="ce436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9:.P296])" office:value-type="float" office:value="0" calcext:value-type="float">
            <text:p>0.00</text:p>
          </table:covered-table-cell>
          <table:table-cell table:style-name="ce397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9:.T296])" office:value-type="float" office:value="0" calcext:value-type="float">
            <text:p>0.00</text:p>
          </table:covered-table-cell>
          <table:table-cell table:style-name="ce397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9:.X296])" office:value-type="float" office:value="0" calcext:value-type="float">
            <text:p>0.00</text:p>
          </table:covered-table-cell>
          <table:table-cell table:style-name="ce397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9:.AB296])" office:value-type="float" office:value="0" calcext:value-type="float">
            <text:p>0.00</text:p>
          </table:covered-table-cell>
          <table:table-cell table:style-name="ce451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9:.AF29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 table:number-columns-repeated="6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2"/>
          <table:table-cell table:style-name="ce428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232"/>
          <table:table-cell table:number-columns-repeated="223"/>
          <table:table-cell table:style-name="ce232"/>
          <table:table-cell table:style-name="ce25" table:number-columns-repeated="765"/>
          <table:table-cell table:style-name="ce470"/>
        </table:table-row>
        <table:table-row table:style-name="ro9">
          <table:table-cell table:style-name="ce2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2"/>
          <table:table-cell table:style-name="ce429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232"/>
          <table:table-cell table:number-columns-repeated="223"/>
          <table:table-cell table:style-name="ce232"/>
          <table:table-cell table:style-name="ce26" table:number-columns-repeated="765"/>
          <table:table-cell table:style-name="ce471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74"/>
          <table:table-cell table:number-columns-repeated="1022"/>
        </table:table-row>
        <table:table-row table:style-name="ro9" table:number-rows-repeated="152">
          <table:table-cell table:style-name="ce374"/>
          <table:table-cell table:number-columns-repeated="35"/>
          <table:table-cell table:style-name="ce335" table:number-columns-repeated="220"/>
          <table:table-cell table:style-name="ce464"/>
          <table:table-cell table:number-columns-repeated="766"/>
        </table:table-row>
        <table:table-row table:style-name="ro9" table:number-rows-repeated="2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table:table-row table:style-name="ro9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office:forms form:automatic-focus="false" form:apply-design-mode="false"/>
        <table:table-column table:style-name="co51" table:default-cell-style-name="ce480"/>
        <table:table-column table:style-name="co52" table:default-cell-style-name="ce498"/>
        <table:table-column table:style-name="co36" table:default-cell-style-name="ce498"/>
        <table:table-column table:style-name="co53" table:default-cell-style-name="ce498"/>
        <table:table-column table:style-name="co36" table:default-cell-style-name="ce498"/>
        <table:table-column table:style-name="co54" table:default-cell-style-name="ce498"/>
        <table:table-column table:style-name="co55" table:default-cell-style-name="ce498"/>
        <table:table-column table:style-name="co56" table:default-cell-style-name="ce575"/>
        <table:table-column table:style-name="co57" table:default-cell-style-name="ce498"/>
        <table:table-column table:style-name="co58" table:default-cell-style-name="ce498"/>
        <table:table-column table:style-name="co59" table:default-cell-style-name="ce498"/>
        <table:table-column table:style-name="co56" table:default-cell-style-name="ce575"/>
        <table:table-column table:style-name="co36" table:default-cell-style-name="ce498"/>
        <table:table-column table:style-name="co56" table:default-cell-style-name="ce498"/>
        <table:table-column table:style-name="co60" table:default-cell-style-name="ce498"/>
        <table:table-column table:style-name="co61" table:default-cell-style-name="ce498"/>
        <table:table-column table:style-name="co55" table:default-cell-style-name="ce498"/>
        <table:table-column table:style-name="co62" table:default-cell-style-name="ce575"/>
        <table:table-column table:style-name="co60" table:default-cell-style-name="ce498"/>
        <table:table-column table:style-name="co63" table:default-cell-style-name="ce660"/>
        <table:table-column table:style-name="co36" table:default-cell-style-name="ce498"/>
        <table:table-column table:style-name="co64" table:default-cell-style-name="ce498"/>
        <table:table-column table:style-name="co36" table:default-cell-style-name="ce498"/>
        <table:table-column table:style-name="co65" table:default-cell-style-name="ce498"/>
        <table:table-column table:style-name="co36" table:default-cell-style-name="ce498"/>
        <table:table-column table:style-name="co66" table:default-cell-style-name="ce660"/>
        <table:table-column table:style-name="co36" table:default-cell-style-name="ce498"/>
        <table:table-column table:style-name="co67" table:default-cell-style-name="ce660"/>
        <table:table-column table:style-name="co36" table:default-cell-style-name="ce498"/>
        <table:table-column table:style-name="co68" table:default-cell-style-name="ce660"/>
        <table:table-column table:style-name="co55" table:default-cell-style-name="ce498"/>
        <table:table-column table:style-name="co69" table:default-cell-style-name="ce660"/>
        <table:table-column table:style-name="co70" table:default-cell-style-name="ce498"/>
        <table:table-column table:style-name="co71" table:default-cell-style-name="ce754"/>
        <table:table-column table:style-name="co70" table:default-cell-style-name="ce498"/>
        <table:table-column table:style-name="co72" table:default-cell-style-name="ce754"/>
        <table:table-column table:style-name="co70" table:default-cell-style-name="ce480"/>
        <table:table-column table:style-name="co73" table:default-cell-style-name="ce773"/>
        <table:table-column table:style-name="co42" table:number-columns-repeated="986" table:default-cell-style-name="ce498"/>
        <table:table-row table:style-name="ro15">
          <table:table-cell table:style-name="ce472"/>
          <table:table-cell table:style-name="ce481" office:value-type="string" calcext:value-type="string">
            <text:p>cdsc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 office:value-type="string" calcext:value-type="string">
            <text:p>American National Skyline, Inc.</text:p>
          </table:table-cell>
          <table:table-cell table:style-name="ce676"/>
          <table:table-cell table:style-name="ce560"/>
          <table:table-cell table:style-name="ce513"/>
          <table:table-cell table:style-name="ce560"/>
          <table:table-cell table:style-name="ce697"/>
          <table:table-cell table:style-name="ce709"/>
          <table:table-cell table:style-name="ce697"/>
          <table:table-cell table:style-name="ce728"/>
          <table:table-cell table:style-name="ce697"/>
          <table:table-cell table:style-name="ce560"/>
          <table:table-cell table:style-name="ce513"/>
          <table:table-cell table:style-name="ce757"/>
          <table:table-cell table:style-name="ce760"/>
          <table:table-cell table:style-name="ce766"/>
          <table:table-cell table:style-name="ce513" table:number-columns-repeated="985"/>
          <table:table-cell table:style-name="ce778"/>
        </table:table-row>
        <table:table-row table:style-name="ro15">
          <table:table-cell table:style-name="ce472"/>
          <table:table-cell table:style-name="ce482" office:value-type="string" calcext:value-type="string">
            <text:p>Note : This sheet is automatically generated. <text:s/>Please do not modify it.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/>
          <table:table-cell table:style-name="ce677"/>
          <table:table-cell table:style-name="ce682"/>
          <table:table-cell table:style-name="ce496"/>
          <table:table-cell table:style-name="ce682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68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 office:value-type="string" calcext:value-type="string">
            <text:p>Division :</text:p>
          </table:table-cell>
          <table:table-cell table:style-name="ce1246"/>
          <table:table-cell table:style-name="ce605" table:content-validation-name="val5" table:formula="of:=[$'Weekly Payroll Report'.$I$3]" office:value-type="float" office:value="77" calcext:value-type="float">
            <text:p>77</text:p>
          </table:table-cell>
          <table:table-cell table:style-name="ce1246"/>
          <table:table-cell table:style-name="ce588" office:value-type="string" calcext:value-type="string">
            <text:p>O.M.:</text:p>
          </table:table-cell>
          <table:table-cell table:style-name="ce621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70"/>
          <table:covered-table-cell table:number-columns-repeated="2" table:style-name="ce1246"/>
          <table:table-cell table:style-name="ce1395" office:value-type="string" calcext:value-type="string" table:number-columns-spanned="3" table:number-rows-spanned="1">
            <text:p>Week Ending :</text:p>
          </table:table-cell>
          <table:covered-table-cell table:style-name="ce1407"/>
          <table:covered-table-cell table:style-name="ce1408"/>
          <table:table-cell table:style-name="ce1370"/>
          <table:table-cell table:style-name="ce664" table:formula="of:=['Weekly Payroll Report'.AM3]" office:value-type="date" office:date-value="2021-09-24" calcext:value-type="date">
            <text:p>09/24/21</text:p>
          </table:table-cell>
          <table:table-cell table:style-name="ce678"/>
          <table:table-cell table:style-name="ce682" table:number-columns-repeated="3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/>
          <table:table-cell table:style-name="ce1246"/>
          <table:table-cell table:style-name="ce606" table:content-validation-name="val5"/>
          <table:table-cell table:style-name="ce1246"/>
          <table:table-cell table:style-name="ce588"/>
          <table:table-cell table:style-name="ce622"/>
          <table:table-cell table:style-name="ce1370" table:number-columns-repeated="2"/>
          <table:table-cell table:style-name="ce1246" table:number-columns-repeated="2"/>
          <table:table-cell table:style-name="ce1395"/>
          <table:table-cell table:style-name="ce1407"/>
          <table:table-cell table:style-name="ce1408"/>
          <table:table-cell table:style-name="ce1370"/>
          <table:table-cell table:style-name="ce665"/>
          <table:table-cell table:style-name="ce483"/>
          <table:table-cell table:style-name="ce683" table:number-columns-repeated="3"/>
          <table:table-cell table:style-name="ce698"/>
          <table:table-cell table:style-name="ce710"/>
          <table:table-cell table:style-name="ce698"/>
          <table:table-cell table:style-name="ce730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6">
          <table:table-cell table:style-name="ce473"/>
          <table:table-cell table:style-name="ce484" office:value-type="string" calcext:value-type="string">
            <text:p>Row</text:p>
          </table:table-cell>
          <table:table-cell table:style-name="ce501"/>
          <table:table-cell table:style-name="ce514" office:value-type="string" calcext:value-type="string">
            <text:p>Employee Name </text:p>
          </table:table-cell>
          <table:table-cell table:style-name="ce525"/>
          <table:table-cell table:style-name="ce536" office:value-type="string" calcext:value-type="string">
            <text:p>Regular </text:p>
            <text:p>Hours</text:p>
          </table:table-cell>
          <table:table-cell table:style-name="ce549"/>
          <table:table-cell table:style-name="ce536" office:value-type="string" calcext:value-type="string">
            <text:p>Regular </text:p>
            <text:p>Pay</text:p>
          </table:table-cell>
          <table:table-cell table:style-name="ce576"/>
          <table:table-cell table:style-name="ce589" office:value-type="string" calcext:value-type="string">
            <text:p>Expenses</text:p>
          </table:table-cell>
          <table:table-cell table:style-name="ce594"/>
          <table:table-cell table:style-name="ce607" office:value-type="string" calcext:value-type="string">
            <text:p>O.T. </text:p>
            <text:p>Hours</text:p>
          </table:table-cell>
          <table:table-cell table:style-name="ce618"/>
          <table:table-cell table:style-name="ce536" office:value-type="string" calcext:value-type="string">
            <text:p>O.T. </text:p>
            <text:p>Pay</text:p>
          </table:table-cell>
          <table:table-cell table:style-name="ce576"/>
          <table:table-cell table:style-name="ce625" office:value-type="string" calcext:value-type="string">
            <text:p>Vac </text:p>
            <text:p>Hours</text:p>
          </table:table-cell>
          <table:table-cell table:style-name="ce618"/>
          <table:table-cell table:style-name="ce536" office:value-type="string" calcext:value-type="string">
            <text:p>Vac</text:p>
            <text:p>Pay</text:p>
          </table:table-cell>
          <table:table-cell table:style-name="ce638"/>
          <table:table-cell table:style-name="ce625" office:value-type="string" calcext:value-type="string">
            <text:p>Hol </text:p>
            <text:p>Hours</text:p>
          </table:table-cell>
          <table:table-cell table:style-name="ce618"/>
          <table:table-cell table:style-name="ce536" office:value-type="string" calcext:value-type="string">
            <text:p>Hol</text:p>
            <text:p>Pay</text:p>
          </table:table-cell>
          <table:table-cell table:style-name="ce576"/>
          <table:table-cell table:style-name="ce666" office:value-type="string" calcext:value-type="string">
            <text:p>Gross</text:p>
            <text:p>Pay</text:p>
          </table:table-cell>
          <table:table-cell table:style-name="ce679"/>
          <table:table-cell table:style-name="ce684" office:value-type="string" calcext:value-type="string">
            <text:p>Exp</text:p>
            <text:p>Smt'd</text:p>
          </table:table-cell>
          <table:table-cell table:style-name="ce694"/>
          <table:table-cell table:style-name="ce696" office:value-type="string" calcext:value-type="string">
            <text:p>Exp</text:p>
            <text:p>Allw'd</text:p>
          </table:table-cell>
          <table:table-cell table:style-name="ce699"/>
          <table:table-cell table:style-name="ce711" office:value-type="string" calcext:value-type="string">
            <text:p>VOL</text:p>
          </table:table-cell>
          <table:table-cell table:style-name="ce720"/>
          <table:table-cell table:style-name="ce711" office:value-type="string" calcext:value-type="string">
            <text:p>D/L</text:p>
          </table:table-cell>
          <table:table-cell table:style-name="ce736"/>
          <table:table-cell table:style-name="ce745" office:value-type="string" calcext:value-type="string">
            <text:p>Prod</text:p>
          </table:table-cell>
          <table:table-cell table:style-name="ce755"/>
          <table:table-cell table:style-name="ce758"/>
          <table:table-cell table:style-name="ce762"/>
          <table:table-cell table:style-name="ce768"/>
          <table:table-cell table:style-name="ce774" table:number-columns-repeated="120"/>
          <table:table-cell table:style-name="ce777" table:number-columns-repeated="865"/>
          <table:table-cell table:style-name="ce779"/>
        </table:table-row>
        <table:table-row table:style-name="ro15">
          <table:table-cell table:style-name="ce474"/>
          <table:table-cell table:style-name="ce485" table:formula="of:=[$'Weekly Payroll Report'.$AW$6]" office:value-type="float" office:value="1" calcext:value-type="float">
            <text:p>1</text:p>
          </table:table-cell>
          <table:table-cell table:style-name="ce502"/>
          <table:table-cell table:style-name="ce515" table:formula="of:=[$'Weekly Payroll Report'.$AY$6]" office:value-type="string" office:string-value="TYLER CORRADI" calcext:value-type="string">
            <text:p>TYLER CORRADI</text:p>
          </table:table-cell>
          <table:table-cell table:style-name="ce526"/>
          <table:table-cell table:style-name="ce537" table:formula="of:=[$'Weekly Payroll Report'.$BA$6]" office:value-type="float" office:value="24" calcext:value-type="float">
            <text:p>24</text:p>
          </table:table-cell>
          <table:table-cell table:style-name="ce550"/>
          <table:table-cell table:style-name="ce562" table:formula="of:=[$'Weekly Payroll Report'.$BC$6]" office:value-type="float" office:value="540" calcext:value-type="float">
            <text:p>540.00</text:p>
          </table:table-cell>
          <table:table-cell table:style-name="ce577"/>
          <table:table-cell table:style-name="ce590" table:formula="of:=[$'Weekly Payroll Report'.$BE$6]" office:value-type="float" office:value="0" calcext:value-type="float">
            <text:p>0.00</text:p>
          </table:table-cell>
          <table:table-cell table:style-name="ce595"/>
          <table:table-cell table:style-name="ce608" table:formula="of:=[$'Weekly Payroll Report'.$BG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6]" office:value-type="float" office:value="0" calcext:value-type="float">
            <text:p>0.00</text:p>
          </table:table-cell>
          <table:table-cell table:style-name="ce577"/>
          <table:table-cell table:style-name="ce626" table:formula="of:=[$'Weekly Payroll Report'.$BK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6]" office:value-type="float" office:value="0" calcext:value-type="float">
            <text:p>0.00</text:p>
          </table:table-cell>
          <table:table-cell table:style-name="ce577"/>
          <table:table-cell table:style-name="ce667" table:formula="of:=[$'Weekly Payroll Report'.$BS$6]" office:value-type="float" office:value="540" calcext:value-type="float">
            <text:p>540.00</text:p>
          </table:table-cell>
          <table:table-cell table:style-name="ce680"/>
          <table:table-cell table:style-name="ce685" table:formula="of:=[$'Weekly Payroll Report'.$BU$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6]" office:value-type="float" office:value="0" calcext:value-type="float">
            <text:p>0.00</text:p>
          </table:table-cell>
          <table:table-cell table:style-name="ce559"/>
          <table:table-cell table:style-name="ce731" table:formula="of:=[$'Weekly Payroll Report'.$CA$6]" office:value-type="float" office:value="540" calcext:value-type="float">
            <text:p>540.00</text:p>
          </table:table-cell>
          <table:table-cell table:style-name="ce687"/>
          <table:table-cell table:style-name="ce746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6"/>
          <table:table-cell table:style-name="ce759"/>
          <table:table-cell table:style-name="ce763"/>
          <table:table-cell table:style-name="ce769"/>
          <table:table-cell table:style-name="ce775" table:number-columns-repeated="6"/>
          <table:table-cell table:style-name="ce756" table:number-columns-repeated="8"/>
          <table:table-cell table:style-name="ce763"/>
          <table:table-cell table:style-name="ce769"/>
          <table:table-cell table:style-name="ce495" table:number-columns-repeated="104"/>
          <table:table-cell table:style-name="ce494" table:number-columns-repeated="865"/>
          <table:table-cell table:style-name="ce780"/>
        </table:table-row>
        <table:table-row table:style-name="ro15">
          <table:table-cell table:style-name="ce475"/>
          <table:table-cell table:style-name="ce486" table:formula="of:=[$'Weekly Payroll Report'.$AW$14]" office:value-type="float" office:value="2" calcext:value-type="float">
            <text:p>2</text:p>
          </table:table-cell>
          <table:table-cell table:style-name="ce503"/>
          <table:table-cell table:style-name="ce516" table:formula="of:=[$'Weekly Payroll Report'.$AY$14]" office:value-type="string" office:string-value="AARON CROPPER" calcext:value-type="string">
            <text:p>AARON CROPPER</text:p>
          </table:table-cell>
          <table:table-cell table:style-name="ce527"/>
          <table:table-cell table:style-name="ce538" table:formula="of:=[$'Weekly Payroll Report'.$BA$14]" office:value-type="float" office:value="16" calcext:value-type="float">
            <text:p>16</text:p>
          </table:table-cell>
          <table:table-cell table:style-name="ce551"/>
          <table:table-cell table:style-name="ce563" table:formula="of:=[$'Weekly Payroll Report'.$BC$14]" office:value-type="float" office:value="246" calcext:value-type="float">
            <text:p>246.00</text:p>
          </table:table-cell>
          <table:table-cell table:style-name="ce578"/>
          <table:table-cell table:style-name="ce591" table:formula="of:=[$'Weekly Payroll Report'.$BE$14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4]" office:value-type="float" office:value="256" calcext:value-type="float">
            <text:p>256.00</text:p>
          </table:table-cell>
          <table:table-cell table:style-name="ce551"/>
          <table:table-cell table:style-name="ce686" table:formula="of:=[$'Weekly Payroll Report'.$BU$14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14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4]" office:value-type="float" office:value="256" calcext:value-type="float">
            <text:p>256.00</text:p>
          </table:table-cell>
          <table:table-cell table:style-name="ce737"/>
          <table:table-cell table:style-name="ce747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]" office:value-type="float" office:value="3" calcext:value-type="float">
            <text:p>3</text:p>
          </table:table-cell>
          <table:table-cell table:style-name="ce504"/>
          <table:table-cell table:style-name="ce517" table:formula="of:=[$'Weekly Payroll Report'.$AY$22]" office:value-type="string" office:string-value="ANTHONY DEARTH" calcext:value-type="string">
            <text:p>ANTHONY DEARTH</text:p>
          </table:table-cell>
          <table:table-cell table:style-name="ce528"/>
          <table:table-cell table:style-name="ce539" table:formula="of:=[$'Weekly Payroll Report'.$BA$22]" office:value-type="float" office:value="32" calcext:value-type="float">
            <text:p>32</text:p>
          </table:table-cell>
          <table:table-cell table:style-name="ce550"/>
          <table:table-cell table:style-name="ce564" table:formula="of:=[$'Weekly Payroll Report'.$BC$22]" office:value-type="float" office:value="576" calcext:value-type="float">
            <text:p>576.00</text:p>
          </table:table-cell>
          <table:table-cell table:style-name="ce577"/>
          <table:table-cell table:style-name="ce590" table:formula="of:=[$'Weekly Payroll Report'.$BE$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]" office:value-type="float" office:value="576" calcext:value-type="float">
            <text:p>576.00</text:p>
          </table:table-cell>
          <table:table-cell table:style-name="ce550"/>
          <table:table-cell table:style-name="ce687" table:formula="of:=[$'Weekly Payroll Report'.$BU$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]" office:value-type="float" office:value="0" calcext:value-type="float">
            <text:p>0.00</text:p>
          </table:table-cell>
          <table:table-cell table:style-name="ce713"/>
          <table:table-cell table:style-name="ce733" table:formula="of:=[$'Weekly Payroll Report'.$CA$22]" office:value-type="float" office:value="576" calcext:value-type="float">
            <text:p>576.00</text:p>
          </table:table-cell>
          <table:table-cell table:style-name="ce738"/>
          <table:table-cell table:style-name="ce746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30]" office:value-type="float" office:value="4" calcext:value-type="float">
            <text:p>4</text:p>
          </table:table-cell>
          <table:table-cell table:style-name="ce503"/>
          <table:table-cell table:style-name="ce516" table:formula="of:=[$'Weekly Payroll Report'.$AY$30]" office:value-type="string" office:string-value="OMAR DIAZ" calcext:value-type="string">
            <text:p>OMAR DIAZ</text:p>
          </table:table-cell>
          <table:table-cell table:style-name="ce527"/>
          <table:table-cell table:style-name="ce538" table:formula="of:=[$'Weekly Payroll Report'.$BA$30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30]" office:value-type="float" office:value="1221.77" calcext:value-type="float">
            <text:p>1,221.77</text:p>
          </table:table-cell>
          <table:table-cell table:style-name="ce578"/>
          <table:table-cell table:style-name="ce591" table:formula="of:=[$'Weekly Payroll Report'.$BE$30]" office:value-type="float" office:value="48.23" calcext:value-type="float">
            <text:p>48.23</text:p>
          </table:table-cell>
          <table:table-cell table:style-name="ce596"/>
          <table:table-cell table:style-name="ce609" table:formula="of:=[$'Weekly Payroll Report'.$BG$30]" office:value-type="float" office:value="8" calcext:value-type="float">
            <text:p>8</text:p>
          </table:table-cell>
          <table:table-cell table:style-name="ce563"/>
          <table:table-cell table:style-name="ce563" table:formula="of:=[$'Weekly Payroll Report'.$BI$30]" office:value-type="float" office:value="381" calcext:value-type="float">
            <text:p>381.00</text:p>
          </table:table-cell>
          <table:table-cell table:style-name="ce578"/>
          <table:table-cell table:style-name="ce627" table:formula="of:=[$'Weekly Payroll Report'.$BK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30]" office:value-type="float" office:value="1651" calcext:value-type="float">
            <text:p>1,651.00</text:p>
          </table:table-cell>
          <table:table-cell table:style-name="ce551"/>
          <table:table-cell table:style-name="ce686" table:formula="of:=[$'Weekly Payroll Report'.$BU$30]" office:value-type="float" office:value="48.23" calcext:value-type="float">
            <text:p>48.23</text:p>
          </table:table-cell>
          <table:table-cell table:style-name="ce686"/>
          <table:table-cell table:style-name="ce686" table:formula="of:=[$'Weekly Payroll Report'.$BW$30]" office:value-type="float" office:value="48.23" calcext:value-type="float">
            <text:p>48.23</text:p>
          </table:table-cell>
          <table:table-cell table:style-name="ce701"/>
          <table:table-cell table:style-name="ce712" table:formula="of:=[$'Weekly Payroll Report'.$BY$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30]" office:value-type="float" office:value="1651" calcext:value-type="float">
            <text:p>1,651.00</text:p>
          </table:table-cell>
          <table:table-cell table:style-name="ce737"/>
          <table:table-cell table:style-name="ce747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38]" office:value-type="float" office:value="5" calcext:value-type="float">
            <text:p>5</text:p>
          </table:table-cell>
          <table:table-cell table:style-name="ce505"/>
          <table:table-cell table:style-name="ce518" table:formula="of:=[$'Weekly Payroll Report'.$AY$38]" office:value-type="string" office:string-value="ADRIANNA KAMPMAN" calcext:value-type="string">
            <text:p>ADRIANNA KAMPMAN</text:p>
          </table:table-cell>
          <table:table-cell table:style-name="ce529"/>
          <table:table-cell table:style-name="ce540" table:formula="of:=[$'Weekly Payroll Report'.$BA$38]" office:value-type="float" office:value="32" calcext:value-type="float">
            <text:p>32</text:p>
          </table:table-cell>
          <table:table-cell table:style-name="ce552"/>
          <table:table-cell table:style-name="ce565" table:formula="of:=[$'Weekly Payroll Report'.$BC$38]" office:value-type="float" office:value="552" calcext:value-type="float">
            <text:p>552.00</text:p>
          </table:table-cell>
          <table:table-cell table:style-name="ce579"/>
          <table:table-cell table:style-name="ce592" table:formula="of:=[$'Weekly Payroll Report'.$BE$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38]" office:value-type="float" office:value="552" calcext:value-type="float">
            <text:p>552.00</text:p>
          </table:table-cell>
          <table:table-cell table:style-name="ce552"/>
          <table:table-cell table:style-name="ce688" table:formula="of:=[$'Weekly Payroll Report'.$BU$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38]" office:value-type="float" office:value="0" calcext:value-type="float">
            <text:p>0.00</text:p>
          </table:table-cell>
          <table:table-cell table:style-name="ce714"/>
          <table:table-cell table:style-name="ce734" table:formula="of:=[$'Weekly Payroll Report'.$CA$38]" office:value-type="float" office:value="552" calcext:value-type="float">
            <text:p>552.00</text:p>
          </table:table-cell>
          <table:table-cell table:style-name="ce739"/>
          <table:table-cell table:style-name="ce748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9" table:formula="of:=[$'Weekly Payroll Report'.$AW$46]" office:value-type="float" office:value="6" calcext:value-type="float">
            <text:p>6</text:p>
          </table:table-cell>
          <table:table-cell table:style-name="ce506"/>
          <table:table-cell table:style-name="ce519" table:formula="of:=[$'Weekly Payroll Report'.$AY$46]" office:value-type="string" office:string-value="LEE KOCH" calcext:value-type="string">
            <text:p>LEE KOCH</text:p>
          </table:table-cell>
          <table:table-cell table:style-name="ce530"/>
          <table:table-cell table:style-name="ce541" table:formula="of:=[$'Weekly Payroll Report'.$BA$46]" office:value-type="float" office:value="24" calcext:value-type="float">
            <text:p>24</text:p>
          </table:table-cell>
          <table:table-cell table:style-name="ce553"/>
          <table:table-cell table:style-name="ce566" table:formula="of:=[$'Weekly Payroll Report'.$BC$46]" office:value-type="float" office:value="470" calcext:value-type="float">
            <text:p>470.00</text:p>
          </table:table-cell>
          <table:table-cell table:style-name="ce580"/>
          <table:table-cell table:style-name="ce590" table:formula="of:=[$'Weekly Payroll Report'.$BE$46]" office:value-type="float" office:value="10" calcext:value-type="float">
            <text:p>10.00</text:p>
          </table:table-cell>
          <table:table-cell table:style-name="ce598"/>
          <table:table-cell table:style-name="ce612" table:formula="of:=[$'Weekly Payroll Report'.$BG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I$46]" office:value-type="float" office:value="0" calcext:value-type="float">
            <text:p>0.00</text:p>
          </table:table-cell>
          <table:table-cell table:style-name="ce580"/>
          <table:table-cell table:style-name="ce630" table:formula="of:=[$'Weekly Payroll Report'.$BK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M$46]" office:value-type="float" office:value="0" calcext:value-type="float">
            <text:p>0.00</text:p>
          </table:table-cell>
          <table:table-cell table:style-name="ce643"/>
          <table:table-cell table:style-name="ce654" table:formula="of:=[$'Weekly Payroll Report'.$BO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Q$46]" office:value-type="float" office:value="0" calcext:value-type="float">
            <text:p>0.00</text:p>
          </table:table-cell>
          <table:table-cell table:style-name="ce580"/>
          <table:table-cell table:style-name="ce671" table:formula="of:=[$'Weekly Payroll Report'.$BS$46]" office:value-type="float" office:value="480" calcext:value-type="float">
            <text:p>480.00</text:p>
          </table:table-cell>
          <table:table-cell table:style-name="ce553"/>
          <table:table-cell table:style-name="ce689" table:formula="of:=[$'Weekly Payroll Report'.$BU$46]" office:value-type="float" office:value="10" calcext:value-type="float">
            <text:p>10.00</text:p>
          </table:table-cell>
          <table:table-cell table:style-name="ce689"/>
          <table:table-cell table:style-name="ce689" table:formula="of:=[$'Weekly Payroll Report'.$BW$46]" office:value-type="float" office:value="10" calcext:value-type="float">
            <text:p>10.00</text:p>
          </table:table-cell>
          <table:table-cell table:style-name="ce704"/>
          <table:table-cell table:style-name="ce715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15" table:formula="of:=[$'Weekly Payroll Report'.$CA$46]" office:value-type="float" office:value="480" calcext:value-type="float">
            <text:p>480.00</text:p>
          </table:table-cell>
          <table:table-cell table:style-name="ce740"/>
          <table:table-cell table:style-name="ce746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54]" office:value-type="float" office:value="7" calcext:value-type="float">
            <text:p>7</text:p>
          </table:table-cell>
          <table:table-cell table:style-name="ce503"/>
          <table:table-cell table:style-name="ce516" table:formula="of:=[$'Weekly Payroll Report'.$AY$54]" office:value-type="string" office:string-value="JONATHAN PERRY" calcext:value-type="string">
            <text:p>JONATHAN PERRY</text:p>
          </table:table-cell>
          <table:table-cell table:style-name="ce527"/>
          <table:table-cell table:style-name="ce538" table:formula="of:=[$'Weekly Payroll Report'.$BA$54]" office:value-type="float" office:value="8" calcext:value-type="float">
            <text:p>8</text:p>
          </table:table-cell>
          <table:table-cell table:style-name="ce551"/>
          <table:table-cell table:style-name="ce563" table:formula="of:=[$'Weekly Payroll Report'.$BC$54]" office:value-type="float" office:value="128" calcext:value-type="float">
            <text:p>128.00</text:p>
          </table:table-cell>
          <table:table-cell table:style-name="ce578"/>
          <table:table-cell table:style-name="ce591" table:formula="of:=[$'Weekly Payroll Report'.$BE$5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5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5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5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54]" office:value-type="float" office:value="128" calcext:value-type="float">
            <text:p>128.00</text:p>
          </table:table-cell>
          <table:table-cell table:style-name="ce551"/>
          <table:table-cell table:style-name="ce686" table:formula="of:=[$'Weekly Payroll Report'.$BU$5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5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5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54]" office:value-type="float" office:value="128" calcext:value-type="float">
            <text:p>128.00</text:p>
          </table:table-cell>
          <table:table-cell table:style-name="ce737"/>
          <table:table-cell table:style-name="ce747" table:formula="of:=IF([.AD12]&gt;0;IF([.X12]&gt;0; [.X12]/[.AD12];1);IF([.X12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0" table:formula="of:=[$'Weekly Payroll Report'.$AW$62]" office:value-type="float" office:value="8" calcext:value-type="float">
            <text:p>8</text:p>
          </table:table-cell>
          <table:table-cell table:style-name="ce507"/>
          <table:table-cell table:style-name="ce520" table:formula="of:=[$'Weekly Payroll Report'.$AY$62]" office:value-type="string" office:string-value="BRENNAN RASMUSSEN" calcext:value-type="string">
            <text:p>BRENNAN RASMUSSEN</text:p>
          </table:table-cell>
          <table:table-cell table:style-name="ce531"/>
          <table:table-cell table:style-name="ce542" table:formula="of:=[$'Weekly Payroll Report'.$BA$62]" office:value-type="float" office:value="27.5" calcext:value-type="float">
            <text:p>27.5</text:p>
          </table:table-cell>
          <table:table-cell table:style-name="ce554"/>
          <table:table-cell table:style-name="ce567" table:formula="of:=[$'Weekly Payroll Report'.$BC$62]" office:value-type="float" office:value="478" calcext:value-type="float">
            <text:p>478.00</text:p>
          </table:table-cell>
          <table:table-cell table:style-name="ce581"/>
          <table:table-cell table:style-name="ce590" table:formula="of:=[$'Weekly Payroll Report'.$BE$62]" office:value-type="float" office:value="0" calcext:value-type="float">
            <text:p>0.00</text:p>
          </table:table-cell>
          <table:table-cell table:style-name="ce599"/>
          <table:table-cell table:style-name="ce613" table:formula="of:=[$'Weekly Payroll Report'.$BG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I$62]" office:value-type="float" office:value="0" calcext:value-type="float">
            <text:p>0.00</text:p>
          </table:table-cell>
          <table:table-cell table:style-name="ce581"/>
          <table:table-cell table:style-name="ce631" table:formula="of:=[$'Weekly Payroll Report'.$BK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M$62]" office:value-type="float" office:value="0" calcext:value-type="float">
            <text:p>0.00</text:p>
          </table:table-cell>
          <table:table-cell table:style-name="ce644"/>
          <table:table-cell table:style-name="ce655" table:formula="of:=[$'Weekly Payroll Report'.$BO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Q$62]" office:value-type="float" office:value="0" calcext:value-type="float">
            <text:p>0.00</text:p>
          </table:table-cell>
          <table:table-cell table:style-name="ce581"/>
          <table:table-cell table:style-name="ce672" table:formula="of:=[$'Weekly Payroll Report'.$BS$62]" office:value-type="float" office:value="478" calcext:value-type="float">
            <text:p>478.00</text:p>
          </table:table-cell>
          <table:table-cell table:style-name="ce554"/>
          <table:table-cell table:style-name="ce690" table:formula="of:=[$'Weekly Payroll Report'.$BU$62]" office:value-type="float" office:value="0" calcext:value-type="float">
            <text:p>0.00</text:p>
          </table:table-cell>
          <table:table-cell table:style-name="ce690"/>
          <table:table-cell table:style-name="ce690" table:formula="of:=[$'Weekly Payroll Report'.$BW$62]" office:value-type="float" office:value="0" calcext:value-type="float">
            <text:p>0.00</text:p>
          </table:table-cell>
          <table:table-cell table:style-name="ce705"/>
          <table:table-cell table:style-name="ce716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6" table:formula="of:=[$'Weekly Payroll Report'.$CA$62]" office:value-type="float" office:value="478" calcext:value-type="float">
            <text:p>478.00</text:p>
          </table:table-cell>
          <table:table-cell table:style-name="ce738"/>
          <table:table-cell table:style-name="ce746" table:formula="of:=IF([.AD13]&gt;0;IF([.X13]&gt;0; [.X13]/[.AD13];1);IF([.X13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70]" office:value-type="float" office:value="9" calcext:value-type="float">
            <text:p>9</text:p>
          </table:table-cell>
          <table:table-cell table:style-name="ce503"/>
          <table:table-cell table:style-name="ce516" table:formula="of:=[$'Weekly Payroll Report'.$AY$70]" office:value-type="string" office:string-value="TED SOVEY" calcext:value-type="string">
            <text:p>TED SOVEY</text:p>
          </table:table-cell>
          <table:table-cell table:style-name="ce527"/>
          <table:table-cell table:style-name="ce538" table:formula="of:=[$'Weekly Payroll Report'.$BA$70]" office:value-type="float" office:value="24" calcext:value-type="float">
            <text:p>24</text:p>
          </table:table-cell>
          <table:table-cell table:style-name="ce551"/>
          <table:table-cell table:style-name="ce563" table:formula="of:=[$'Weekly Payroll Report'.$BC$70]" office:value-type="float" office:value="438" calcext:value-type="float">
            <text:p>438.00</text:p>
          </table:table-cell>
          <table:table-cell table:style-name="ce578"/>
          <table:table-cell table:style-name="ce591" table:formula="of:=[$'Weekly Payroll Report'.$BE$7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7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7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7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70]" office:value-type="float" office:value="438" calcext:value-type="float">
            <text:p>438.00</text:p>
          </table:table-cell>
          <table:table-cell table:style-name="ce551"/>
          <table:table-cell table:style-name="ce686" table:formula="of:=[$'Weekly Payroll Report'.$BU$7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7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7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70]" office:value-type="float" office:value="438" calcext:value-type="float">
            <text:p>438.00</text:p>
          </table:table-cell>
          <table:table-cell table:style-name="ce737"/>
          <table:table-cell table:style-name="ce747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1" table:formula="of:=[$'Weekly Payroll Report'.$AW$78]" office:value-type="float" office:value="10" calcext:value-type="float">
            <text:p>10</text:p>
          </table:table-cell>
          <table:table-cell table:style-name="ce508"/>
          <table:table-cell table:style-name="ce521" table:formula="of:=[$'Weekly Payroll Report'.$AY$78]" office:value-type="string" office:string-value="STEVEN THOMAS" calcext:value-type="string">
            <text:p>STEVEN THOMAS</text:p>
          </table:table-cell>
          <table:table-cell table:style-name="ce532"/>
          <table:table-cell table:style-name="ce543" table:formula="of:=[$'Weekly Payroll Report'.$BA$78]" office:value-type="float" office:value="38.5" calcext:value-type="float">
            <text:p>38.5</text:p>
          </table:table-cell>
          <table:table-cell table:style-name="ce555"/>
          <table:table-cell table:style-name="ce568" table:formula="of:=[$'Weekly Payroll Report'.$BC$78]" office:value-type="float" office:value="914" calcext:value-type="float">
            <text:p>914.00</text:p>
          </table:table-cell>
          <table:table-cell table:style-name="ce582"/>
          <table:table-cell table:style-name="ce592" table:formula="of:=[$'Weekly Payroll Report'.$BE$78]" office:value-type="float" office:value="10" calcext:value-type="float">
            <text:p>10.00</text:p>
          </table:table-cell>
          <table:table-cell table:style-name="ce600"/>
          <table:table-cell table:style-name="ce614" table:formula="of:=[$'Weekly Payroll Report'.$BG$78]" office:value-type="float" office:value="8" calcext:value-type="float">
            <text:p>8</text:p>
          </table:table-cell>
          <table:table-cell table:style-name="ce568"/>
          <table:table-cell table:style-name="ce568" table:formula="of:=[$'Weekly Payroll Report'.$BI$78]" office:value-type="float" office:value="288" calcext:value-type="float">
            <text:p>288.00</text:p>
          </table:table-cell>
          <table:table-cell table:style-name="ce582"/>
          <table:table-cell table:style-name="ce632" table:formula="of:=[$'Weekly Payroll Report'.$BK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M$78]" office:value-type="float" office:value="0" calcext:value-type="float">
            <text:p>0.00</text:p>
          </table:table-cell>
          <table:table-cell table:style-name="ce645"/>
          <table:table-cell table:style-name="ce656" table:formula="of:=[$'Weekly Payroll Report'.$BO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Q$78]" office:value-type="float" office:value="0" calcext:value-type="float">
            <text:p>0.00</text:p>
          </table:table-cell>
          <table:table-cell table:style-name="ce582"/>
          <table:table-cell table:style-name="ce673" table:formula="of:=[$'Weekly Payroll Report'.$BS$78]" office:value-type="float" office:value="1212" calcext:value-type="float">
            <text:p>1,212.00</text:p>
          </table:table-cell>
          <table:table-cell table:style-name="ce555"/>
          <table:table-cell table:style-name="ce691" table:formula="of:=[$'Weekly Payroll Report'.$BU$78]" office:value-type="float" office:value="10" calcext:value-type="float">
            <text:p>10.00</text:p>
          </table:table-cell>
          <table:table-cell table:style-name="ce691"/>
          <table:table-cell table:style-name="ce691" table:formula="of:=[$'Weekly Payroll Report'.$BW$78]" office:value-type="float" office:value="10" calcext:value-type="float">
            <text:p>10.00</text:p>
          </table:table-cell>
          <table:table-cell table:style-name="ce706"/>
          <table:table-cell table:style-name="ce717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7" table:formula="of:=[$'Weekly Payroll Report'.$CA$78]" office:value-type="float" office:value="1212" calcext:value-type="float">
            <text:p>1,212.00</text:p>
          </table:table-cell>
          <table:table-cell table:style-name="ce739"/>
          <table:table-cell table:style-name="ce748" table:formula="of:=IF([.AD15]&gt;0;IF([.X15]&gt;0; [.X15]/[.AD15];1);IF([.X15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86]" office:value-type="float" office:value="11" calcext:value-type="float">
            <text:p>11</text:p>
          </table:table-cell>
          <table:table-cell table:style-name="ce509"/>
          <table:table-cell table:style-name="ce515" table:formula="of:=[$'Weekly Payroll Report'.$AY$86]" office:value-type="string" office:string-value="JIM WATTS" calcext:value-type="string">
            <text:p>JIM WATTS</text:p>
          </table:table-cell>
          <table:table-cell table:style-name="ce526"/>
          <table:table-cell table:style-name="ce537" table:formula="of:=[$'Weekly Payroll Report'.$BA$86]" office:value-type="float" office:value="32" calcext:value-type="float">
            <text:p>32</text:p>
          </table:table-cell>
          <table:table-cell table:style-name="ce556"/>
          <table:table-cell table:style-name="ce562" table:formula="of:=[$'Weekly Payroll Report'.$BC$86]" office:value-type="float" office:value="512" calcext:value-type="float">
            <text:p>512.00</text:p>
          </table:table-cell>
          <table:table-cell table:style-name="ce583"/>
          <table:table-cell table:style-name="ce590" table:formula="of:=[$'Weekly Payroll Report'.$BE$8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8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8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8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86]" office:value-type="float" office:value="512" calcext:value-type="float">
            <text:p>512.00</text:p>
          </table:table-cell>
          <table:table-cell table:style-name="ce556"/>
          <table:table-cell table:style-name="ce685" table:formula="of:=[$'Weekly Payroll Report'.$BU$8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8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8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86]" office:value-type="float" office:value="512" calcext:value-type="float">
            <text:p>512.00</text:p>
          </table:table-cell>
          <table:table-cell table:style-name="ce740"/>
          <table:table-cell table:style-name="ce746" table:formula="of:=IF([.AD16]&gt;0;IF([.X16]&gt;0; [.X16]/[.AD16];1);IF([.X16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94]" office:value-type="float" office:value="12" calcext:value-type="float">
            <text:p>12</text:p>
          </table:table-cell>
          <table:table-cell table:style-name="ce503"/>
          <table:table-cell table:style-name="ce516" table:formula="of:=[$'Weekly Payroll Report'.$AY$9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9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9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9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9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9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9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9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9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9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9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94]" office:value-type="float" office:value="0" calcext:value-type="float">
            <text:p>0.00</text:p>
          </table:table-cell>
          <table:table-cell table:style-name="ce737"/>
          <table:table-cell table:style-name="ce747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02]" office:value-type="float" office:value="13" calcext:value-type="float">
            <text:p>13</text:p>
          </table:table-cell>
          <table:table-cell table:style-name="ce504"/>
          <table:table-cell table:style-name="ce517" table:formula="of:=[$'Weekly Payroll Report'.$AY$10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0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0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0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0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0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0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0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0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0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0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02]" office:value-type="float" office:value="0" calcext:value-type="float">
            <text:p>0.00</text:p>
          </table:table-cell>
          <table:table-cell table:style-name="ce738"/>
          <table:table-cell table:style-name="ce746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10]" office:value-type="float" office:value="14" calcext:value-type="float">
            <text:p>14</text:p>
          </table:table-cell>
          <table:table-cell table:style-name="ce503"/>
          <table:table-cell table:style-name="ce516" table:formula="of:=[$'Weekly Payroll Report'.$AY$11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1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1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1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1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1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1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1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1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1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1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10]" office:value-type="float" office:value="0" calcext:value-type="float">
            <text:p>0.00</text:p>
          </table:table-cell>
          <table:table-cell table:style-name="ce737"/>
          <table:table-cell table:style-name="ce747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18]" office:value-type="float" office:value="15" calcext:value-type="float">
            <text:p>15</text:p>
          </table:table-cell>
          <table:table-cell table:style-name="ce505"/>
          <table:table-cell table:style-name="ce518" table:formula="of:=[$'Weekly Payroll Report'.$AY$11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1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1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1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1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1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1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1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1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1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1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18]" office:value-type="float" office:value="0" calcext:value-type="float">
            <text:p>0.00</text:p>
          </table:table-cell>
          <table:table-cell table:style-name="ce739"/>
          <table:table-cell table:style-name="ce748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26]" office:value-type="float" office:value="16" calcext:value-type="float">
            <text:p>16</text:p>
          </table:table-cell>
          <table:table-cell table:style-name="ce509"/>
          <table:table-cell table:style-name="ce515" table:formula="of:=[$'Weekly Payroll Report'.$AY$12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2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2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2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2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2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2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2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2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2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2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26]" office:value-type="float" office:value="0" calcext:value-type="float">
            <text:p>0.00</text:p>
          </table:table-cell>
          <table:table-cell table:style-name="ce740"/>
          <table:table-cell table:style-name="ce746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34]" office:value-type="float" office:value="17" calcext:value-type="float">
            <text:p>17</text:p>
          </table:table-cell>
          <table:table-cell table:style-name="ce503"/>
          <table:table-cell table:style-name="ce516" table:formula="of:=[$'Weekly Payroll Report'.$AY$13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3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3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3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3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3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3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3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3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3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3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34]" office:value-type="float" office:value="0" calcext:value-type="float">
            <text:p>0.00</text:p>
          </table:table-cell>
          <table:table-cell table:style-name="ce737"/>
          <table:table-cell table:style-name="ce747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42]" office:value-type="float" office:value="18" calcext:value-type="float">
            <text:p>18</text:p>
          </table:table-cell>
          <table:table-cell table:style-name="ce504"/>
          <table:table-cell table:style-name="ce517" table:formula="of:=[$'Weekly Payroll Report'.$AY$14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4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4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4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4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4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4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4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4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4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4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42]" office:value-type="float" office:value="0" calcext:value-type="float">
            <text:p>0.00</text:p>
          </table:table-cell>
          <table:table-cell table:style-name="ce738"/>
          <table:table-cell table:style-name="ce746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50]" office:value-type="float" office:value="19" calcext:value-type="float">
            <text:p>19</text:p>
          </table:table-cell>
          <table:table-cell table:style-name="ce503"/>
          <table:table-cell table:style-name="ce516" table:formula="of:=[$'Weekly Payroll Report'.$AY$15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5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50]" office:value-type="float" office:value="0" calcext:value-type="float">
            <text:p>0.00</text:p>
          </table:table-cell>
          <table:table-cell table:style-name="ce737"/>
          <table:table-cell table:style-name="ce747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2" table:formula="of:=[$'Weekly Payroll Report'.$AW$158]" office:value-type="float" office:value="20" calcext:value-type="float">
            <text:p>20</text:p>
          </table:table-cell>
          <table:table-cell table:style-name="ce510"/>
          <table:table-cell table:style-name="ce522" table:formula="of:=[$'Weekly Payroll Report'.$AY$158]" office:value-type="float" office:value="0" calcext:value-type="float">
            <text:p>0</text:p>
          </table:table-cell>
          <table:table-cell table:style-name="ce533"/>
          <table:table-cell table:style-name="ce544" table:formula="of:=[$'Weekly Payroll Report'.$BA$158]" office:value-type="float" office:value="0" calcext:value-type="float">
            <text:p>0</text:p>
          </table:table-cell>
          <table:table-cell table:style-name="ce557"/>
          <table:table-cell table:style-name="ce569" table:formula="of:=[$'Weekly Payroll Report'.$BC$158]" office:value-type="float" office:value="0" calcext:value-type="float">
            <text:p>0.00</text:p>
          </table:table-cell>
          <table:table-cell table:style-name="ce584"/>
          <table:table-cell table:style-name="ce592" table:formula="of:=[$'Weekly Payroll Report'.$BE$158]" office:value-type="float" office:value="0" calcext:value-type="float">
            <text:p>0.00</text:p>
          </table:table-cell>
          <table:table-cell table:style-name="ce602"/>
          <table:table-cell table:style-name="ce615" table:formula="of:=[$'Weekly Payroll Report'.$BG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I$158]" office:value-type="float" office:value="0" calcext:value-type="float">
            <text:p>0.00</text:p>
          </table:table-cell>
          <table:table-cell table:style-name="ce584"/>
          <table:table-cell table:style-name="ce633" table:formula="of:=[$'Weekly Payroll Report'.$BK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M$158]" office:value-type="float" office:value="0" calcext:value-type="float">
            <text:p>0.00</text:p>
          </table:table-cell>
          <table:table-cell table:style-name="ce646"/>
          <table:table-cell table:style-name="ce657" table:formula="of:=[$'Weekly Payroll Report'.$BO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Q$158]" office:value-type="float" office:value="0" calcext:value-type="float">
            <text:p>0.00</text:p>
          </table:table-cell>
          <table:table-cell table:style-name="ce584"/>
          <table:table-cell table:style-name="ce674" table:formula="of:=[$'Weekly Payroll Report'.$BS$158]" office:value-type="float" office:value="0" calcext:value-type="float">
            <text:p>0.00</text:p>
          </table:table-cell>
          <table:table-cell table:style-name="ce557"/>
          <table:table-cell table:style-name="ce692" table:formula="of:=[$'Weekly Payroll Report'.$BU$158]" office:value-type="float" office:value="0" calcext:value-type="float">
            <text:p>0.00</text:p>
          </table:table-cell>
          <table:table-cell table:style-name="ce692"/>
          <table:table-cell table:style-name="ce692" table:formula="of:=[$'Weekly Payroll Report'.$BW$158]" office:value-type="float" office:value="0" calcext:value-type="float">
            <text:p>0.00</text:p>
          </table:table-cell>
          <table:table-cell table:style-name="ce707"/>
          <table:table-cell table:style-name="ce718" table:formula="of:=[$'Weekly Payroll Report'.$BY$158]" office:value-type="float" office:value="0" calcext:value-type="float">
            <text:p>0.00</text:p>
          </table:table-cell>
          <table:table-cell table:style-name="ce718"/>
          <table:table-cell table:style-name="ce718" table:formula="of:=[$'Weekly Payroll Report'.$CA$158]" office:value-type="float" office:value="0" calcext:value-type="float">
            <text:p>0.00</text:p>
          </table:table-cell>
          <table:table-cell table:style-name="ce741"/>
          <table:table-cell table:style-name="ce748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66]" office:value-type="float" office:value="21" calcext:value-type="float">
            <text:p>21</text:p>
          </table:table-cell>
          <table:table-cell table:style-name="ce509"/>
          <table:table-cell table:style-name="ce515" table:formula="of:=[$'Weekly Payroll Report'.$AY$16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6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6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6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6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6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6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6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6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6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6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66]" office:value-type="float" office:value="0" calcext:value-type="float">
            <text:p>0.00</text:p>
          </table:table-cell>
          <table:table-cell table:style-name="ce700"/>
          <table:table-cell table:style-name="ce746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74]" office:value-type="float" office:value="22" calcext:value-type="float">
            <text:p>22</text:p>
          </table:table-cell>
          <table:table-cell table:style-name="ce503"/>
          <table:table-cell table:style-name="ce516" table:formula="of:=[$'Weekly Payroll Report'.$AY$17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7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7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7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7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7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7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7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7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7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7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74]" office:value-type="float" office:value="0" calcext:value-type="float">
            <text:p>0.00</text:p>
          </table:table-cell>
          <table:table-cell table:style-name="ce737"/>
          <table:table-cell table:style-name="ce747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82]" office:value-type="float" office:value="23" calcext:value-type="float">
            <text:p>23</text:p>
          </table:table-cell>
          <table:table-cell table:style-name="ce504"/>
          <table:table-cell table:style-name="ce517" table:formula="of:=[$'Weekly Payroll Report'.$AY$18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8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8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8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8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8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8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8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8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8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8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82]" office:value-type="float" office:value="0" calcext:value-type="float">
            <text:p>0.00</text:p>
          </table:table-cell>
          <table:table-cell table:style-name="ce738"/>
          <table:table-cell table:style-name="ce746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90]" office:value-type="float" office:value="24" calcext:value-type="float">
            <text:p>24</text:p>
          </table:table-cell>
          <table:table-cell table:style-name="ce503"/>
          <table:table-cell table:style-name="ce516" table:formula="of:=[$'Weekly Payroll Report'.$AY$19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9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9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9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9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9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9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9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9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9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9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90]" office:value-type="float" office:value="0" calcext:value-type="float">
            <text:p>0.00</text:p>
          </table:table-cell>
          <table:table-cell table:style-name="ce737"/>
          <table:table-cell table:style-name="ce747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98]" office:value-type="float" office:value="25" calcext:value-type="float">
            <text:p>25</text:p>
          </table:table-cell>
          <table:table-cell table:style-name="ce505"/>
          <table:table-cell table:style-name="ce518" table:formula="of:=[$'Weekly Payroll Report'.$AY$19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9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9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9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9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9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9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9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9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9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9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98]" office:value-type="float" office:value="0" calcext:value-type="float">
            <text:p>0.00</text:p>
          </table:table-cell>
          <table:table-cell table:style-name="ce739"/>
          <table:table-cell table:style-name="ce748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06]" office:value-type="float" office:value="26" calcext:value-type="float">
            <text:p>26</text:p>
          </table:table-cell>
          <table:table-cell table:style-name="ce509"/>
          <table:table-cell table:style-name="ce515" table:formula="of:=[$'Weekly Payroll Report'.$AY$20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0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0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0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0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0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0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0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0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0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0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06]" office:value-type="float" office:value="0" calcext:value-type="float">
            <text:p>0.00</text:p>
          </table:table-cell>
          <table:table-cell table:style-name="ce740"/>
          <table:table-cell table:style-name="ce746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14]" office:value-type="float" office:value="27" calcext:value-type="float">
            <text:p>27</text:p>
          </table:table-cell>
          <table:table-cell table:style-name="ce503"/>
          <table:table-cell table:style-name="ce516" table:formula="of:=[$'Weekly Payroll Report'.$AY$21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1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1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1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1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1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1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14]" office:value-type="float" office:value="0" calcext:value-type="float">
            <text:p>0.00</text:p>
          </table:table-cell>
          <table:table-cell table:style-name="ce737"/>
          <table:table-cell table:style-name="ce747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2]" office:value-type="float" office:value="28" calcext:value-type="float">
            <text:p>28</text:p>
          </table:table-cell>
          <table:table-cell table:style-name="ce504"/>
          <table:table-cell table:style-name="ce517" table:formula="of:=[$'Weekly Payroll Report'.$AY$22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2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22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2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2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222]" office:value-type="float" office:value="0" calcext:value-type="float">
            <text:p>0.00</text:p>
          </table:table-cell>
          <table:table-cell table:style-name="ce738"/>
          <table:table-cell table:style-name="ce746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30]" office:value-type="float" office:value="29" calcext:value-type="float">
            <text:p>29</text:p>
          </table:table-cell>
          <table:table-cell table:style-name="ce503"/>
          <table:table-cell table:style-name="ce516" table:formula="of:=[$'Weekly Payroll Report'.$AY$23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3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3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3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3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3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3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30]" office:value-type="float" office:value="0" calcext:value-type="float">
            <text:p>0.00</text:p>
          </table:table-cell>
          <table:table-cell table:style-name="ce737"/>
          <table:table-cell table:style-name="ce747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238]" office:value-type="float" office:value="30" calcext:value-type="float">
            <text:p>30</text:p>
          </table:table-cell>
          <table:table-cell table:style-name="ce505"/>
          <table:table-cell table:style-name="ce518" table:formula="of:=[$'Weekly Payroll Report'.$AY$23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23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23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2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2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2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2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23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2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2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23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238]" office:value-type="float" office:value="0" calcext:value-type="float">
            <text:p>0.00</text:p>
          </table:table-cell>
          <table:table-cell table:style-name="ce739"/>
          <table:table-cell table:style-name="ce749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46]" office:value-type="float" office:value="31" calcext:value-type="float">
            <text:p>31</text:p>
          </table:table-cell>
          <table:table-cell table:style-name="ce509"/>
          <table:table-cell table:style-name="ce515" table:formula="of:=[$'Weekly Payroll Report'.$AY$24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4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4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4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4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4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4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4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4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4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4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46]" office:value-type="float" office:value="0" calcext:value-type="float">
            <text:p>0.00</text:p>
          </table:table-cell>
          <table:table-cell table:style-name="ce740"/>
          <table:table-cell table:style-name="ce746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7"/>
          <table:table-cell table:style-name="ce493" table:formula="of:=[$'Weekly Payroll Report'.$AW$254]" office:value-type="float" office:value="32" calcext:value-type="float">
            <text:p>32</text:p>
          </table:table-cell>
          <table:table-cell table:style-name="ce511"/>
          <table:table-cell table:style-name="ce523" table:formula="of:=[$'Weekly Payroll Report'.$AY$254]" office:value-type="float" office:value="0" calcext:value-type="float">
            <text:p>0</text:p>
          </table:table-cell>
          <table:table-cell table:style-name="ce534"/>
          <table:table-cell table:style-name="ce545" table:formula="of:=[$'Weekly Payroll Report'.$BA$254]" office:value-type="float" office:value="0" calcext:value-type="float">
            <text:p>0</text:p>
          </table:table-cell>
          <table:table-cell table:style-name="ce558"/>
          <table:table-cell table:style-name="ce570" table:formula="of:=[$'Weekly Payroll Report'.$BC$254]" office:value-type="float" office:value="0" calcext:value-type="float">
            <text:p>0.00</text:p>
          </table:table-cell>
          <table:table-cell table:style-name="ce585"/>
          <table:table-cell table:style-name="ce593" table:formula="of:=[$'Weekly Payroll Report'.$BE$254]" office:value-type="float" office:value="0" calcext:value-type="float">
            <text:p>0</text:p>
          </table:table-cell>
          <table:table-cell table:style-name="ce603"/>
          <table:table-cell table:style-name="ce593" table:formula="of:=[$'Weekly Payroll Report'.$BG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I$254]" office:value-type="float" office:value="0" calcext:value-type="float">
            <text:p>0.00</text:p>
          </table:table-cell>
          <table:table-cell table:style-name="ce585"/>
          <table:table-cell table:style-name="ce634" table:formula="of:=[$'Weekly Payroll Report'.$BK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M$254]" office:value-type="float" office:value="0" calcext:value-type="float">
            <text:p>0.00</text:p>
          </table:table-cell>
          <table:table-cell table:style-name="ce647"/>
          <table:table-cell table:style-name="ce658" table:formula="of:=[$'Weekly Payroll Report'.$BO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Q$254]" office:value-type="float" office:value="0" calcext:value-type="float">
            <text:p>0.00</text:p>
          </table:table-cell>
          <table:table-cell table:style-name="ce585"/>
          <table:table-cell table:style-name="ce675" table:formula="of:=[$'Weekly Payroll Report'.$BS$254]" office:value-type="float" office:value="0" calcext:value-type="float">
            <text:p>0.00</text:p>
          </table:table-cell>
          <table:table-cell table:style-name="ce558"/>
          <table:table-cell table:style-name="ce693" table:formula="of:=[$'Weekly Payroll Report'.$BU$254]" office:value-type="float" office:value="0" calcext:value-type="float">
            <text:p>0.00</text:p>
          </table:table-cell>
          <table:table-cell table:style-name="ce695"/>
          <table:table-cell table:style-name="ce693" table:formula="of:=[$'Weekly Payroll Report'.$BW$254]" office:value-type="float" office:value="0" calcext:value-type="float">
            <text:p>0.00</text:p>
          </table:table-cell>
          <table:table-cell table:style-name="ce708"/>
          <table:table-cell table:style-name="ce719" table:formula="of:=[$'Weekly Payroll Report'.$BY$254]" office:value-type="float" office:value="0" calcext:value-type="float">
            <text:p>0.00</text:p>
          </table:table-cell>
          <table:table-cell table:style-name="ce727"/>
          <table:table-cell table:style-name="ce719" table:formula="of:=[$'Weekly Payroll Report'.$CA$254]" office:value-type="float" office:value="0" calcext:value-type="float">
            <text:p>0.00</text:p>
          </table:table-cell>
          <table:table-cell table:style-name="ce738"/>
          <table:table-cell table:style-name="ce750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4"/>
          <table:table-cell table:style-name="ce776" table:number-columns-repeated="961"/>
          <table:table-cell table:style-name="ce782"/>
        </table:table-row>
        <table:table-row table:style-name="ro15">
          <table:table-cell table:style-name="ce474"/>
          <table:table-cell table:style-name="ce494"/>
          <table:table-cell table:style-name="ce512"/>
          <table:table-cell table:style-name="ce524"/>
          <table:table-cell table:style-name="ce535"/>
          <table:table-cell table:style-name="ce537" table:formula="of:=SUM([.F6:.F37])" office:value-type="float" office:value="298" calcext:value-type="float">
            <text:p>298</text:p>
          </table:table-cell>
          <table:table-cell table:style-name="ce559"/>
          <table:table-cell table:style-name="ce571" table:formula="of:=SUM([.H6:.H37])" office:value-type="float" office:value="6075.77" calcext:value-type="float">
            <text:p>6075.77</text:p>
          </table:table-cell>
          <table:table-cell table:style-name="ce586"/>
          <table:table-cell table:style-name="ce590" table:formula="of:=SUM([.J6:.J37])" office:value-type="float" office:value="78.23" calcext:value-type="float">
            <text:p>78.23</text:p>
          </table:table-cell>
          <table:table-cell table:style-name="ce604"/>
          <table:table-cell table:style-name="ce616" table:formula="of:=SUM([.L6:.L37])" office:value-type="float" office:value="16" calcext:value-type="float">
            <text:p>16</text:p>
          </table:table-cell>
          <table:table-cell table:style-name="ce559"/>
          <table:table-cell table:style-name="ce524" table:formula="of:=SUM([.N6:.N37])" office:value-type="float" office:value="669" calcext:value-type="float">
            <text:p>669.00</text:p>
          </table:table-cell>
          <table:table-cell table:style-name="ce623"/>
          <table:table-cell table:style-name="ce635" table:formula="of:=SUM([.P6:.P37])" office:value-type="float" office:value="0" calcext:value-type="float">
            <text:p>0.00</text:p>
          </table:table-cell>
          <table:table-cell table:style-name="ce636"/>
          <table:table-cell table:style-name="ce571" table:formula="of:=SUM([.R6:.R37])" office:value-type="float" office:value="0" calcext:value-type="float">
            <text:p>0</text:p>
          </table:table-cell>
          <table:table-cell table:style-name="ce623"/>
          <table:table-cell table:style-name="ce635" table:formula="of:=SUM([.T6:.T37])" office:value-type="float" office:value="0" calcext:value-type="float">
            <text:p>0.00</text:p>
          </table:table-cell>
          <table:table-cell table:style-name="ce636"/>
          <table:table-cell table:style-name="ce524" table:formula="of:=SUM([.V6:.V37])" office:value-type="float" office:value="0" calcext:value-type="float">
            <text:p>0.00</text:p>
          </table:table-cell>
          <table:table-cell table:style-name="ce623"/>
          <table:table-cell table:style-name="ce635" table:formula="of:=SUM([.X6:.X37])" office:value-type="float" office:value="6823" calcext:value-type="float">
            <text:p>6,823.00</text:p>
          </table:table-cell>
          <table:table-cell table:style-name="ce636"/>
          <table:table-cell table:style-name="ce524" table:formula="of:=SUM([.Z6:.Z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B6:.AB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D6:.AD37])" office:value-type="float" office:value="0" calcext:value-type="float">
            <text:p>0.00</text:p>
          </table:table-cell>
          <table:table-cell table:style-name="ce636"/>
          <table:table-cell table:style-name="ce524" table:formula="of:=SUM([.AF6:.AF37])" office:value-type="float" office:value="6823" calcext:value-type="float">
            <text:p>6,823.00</text:p>
          </table:table-cell>
          <table:table-cell table:style-name="ce738"/>
          <table:table-cell table:style-name="ce746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1"/>
          <table:table-cell table:style-name="ce495"/>
          <table:table-cell table:style-name="ce494" table:number-columns-repeated="984"/>
          <table:table-cell table:style-name="ce780"/>
        </table:table-row>
        <table:table-row table:style-name="ro15">
          <table:table-cell table:style-name="ce476"/>
          <table:table-cell table:style-name="ce495" table:number-columns-repeated="4"/>
          <table:table-cell table:style-name="ce546" table:number-columns-repeated="2"/>
          <table:table-cell table:style-name="ce572"/>
          <table:table-cell table:style-name="ce546" table:number-columns-repeated="3"/>
          <table:table-cell table:style-name="ce572"/>
          <table:table-cell table:style-name="ce546"/>
          <table:table-cell table:style-name="ce495" table:number-columns-repeated="4"/>
          <table:table-cell table:style-name="ce572"/>
          <table:table-cell table:style-name="ce495"/>
          <table:table-cell table:style-name="ce546"/>
          <table:table-cell table:style-name="ce495" table:number-columns-repeated="5"/>
          <table:table-cell table:style-name="ce546"/>
          <table:table-cell table:style-name="ce495"/>
          <table:table-cell table:style-name="ce546"/>
          <table:table-cell table:style-name="ce495"/>
          <table:table-cell table:style-name="ce546"/>
          <table:table-cell table:style-name="ce495"/>
          <table:table-cell table:style-name="ce735"/>
          <table:table-cell table:style-name="ce742"/>
          <table:table-cell table:style-name="ce751"/>
          <table:table-cell table:style-name="ce495"/>
          <table:table-cell table:style-name="ce751"/>
          <table:table-cell table:style-name="ce764"/>
          <table:table-cell table:style-name="ce771"/>
          <table:table-cell table:style-name="ce495" table:number-columns-repeated="985"/>
          <table:table-cell table:style-name="ce781"/>
        </table:table-row>
        <table:table-row table:style-name="ro9" table:number-rows-repeated="4">
          <table:table-cell table:style-name="ce478"/>
          <table:table-cell table:style-name="ce496" table:number-columns-repeated="4"/>
          <table:table-cell table:style-name="ce547" table:number-columns-repeated="2"/>
          <table:table-cell table:style-name="ce573"/>
          <table:table-cell table:style-name="ce547" table:number-columns-repeated="3"/>
          <table:table-cell table:style-name="ce573"/>
          <table:table-cell table:style-name="ce547"/>
          <table:table-cell table:style-name="ce496" table:number-columns-repeated="4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9" table:number-rows-repeated="2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 table:number-rows-repeated="124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>
          <table:table-cell table:style-name="ce479"/>
          <table:table-cell table:style-name="ce497" table:number-columns-repeated="6"/>
          <table:table-cell table:style-name="ce574"/>
          <table:table-cell table:style-name="ce497" table:number-columns-repeated="3"/>
          <table:table-cell table:style-name="ce574"/>
          <table:table-cell table:style-name="ce497" table:number-columns-repeated="5"/>
          <table:table-cell table:style-name="ce574"/>
          <table:table-cell table:style-name="ce497"/>
          <table:table-cell table:style-name="ce659"/>
          <table:table-cell table:style-name="ce497" table:number-columns-repeated="5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753"/>
          <table:table-cell table:style-name="ce497"/>
          <table:table-cell table:style-name="ce753"/>
          <table:table-cell table:style-name="ce765"/>
          <table:table-cell table:style-name="ce772"/>
          <table:table-cell table:style-name="ce497" table:number-columns-repeated="985"/>
          <table:table-cell table:style-name="ce784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1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1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1" fo:font-size="14pt" fo:font-weight="bold"/>
    </style:style>
    <style:style style:name="MT2" style:family="text">
      <style:text-properties style:font-name="Times New Roman" fo:font-weight="bold"/>
    </style:style>
    <style:style style:name="MT3" style:family="text">
      <style:text-properties style:font-name="Times New Roman1" fo:font-weight="bold"/>
    </style:style>
    <style:style style:name="MT4" style:family="text">
      <style:text-properties style:font-name="Times New Roman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07">00/00/0000</text:date></text:span><text:span text:style-name="MT3"><text:s text:c="2"/></text:span><text:span text:style-name="MT3"><text:time style:data-style-name="N2" text:time-value="11:30:13.417869927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1:30:13.41905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07">00/00/0000</text:date></text:span><text:span text:style-name="MT4"><text:s text:c="2"/></text:span><text:span text:style-name="MT4"><text:time style:data-style-name="N2" text:time-value="11:30:13.421030138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date style:data-style-name="N2" text:date-value="2022-04-07">00/00/0000</text:date><text:s/><text:time style:data-style-name="N2" text:time-value="11:30:13.422658644">00:00:00</text:time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15M54S</meta:editing-duration>
    <meta:editing-cycles>4</meta:editing-cycles>
    <meta:creation-date>2021-09-24T09:46:06.451000000</meta:creation-date>
    <dc:date>2022-04-07T11:31:54.987956192</dc:date>
    <meta:print-date>2021-09-24T10:14:50.964000000</meta:print-date>
    <meta:document-statistic meta:table-count="3" meta:cell-count="3889" meta:object-count="0"/>
  </office:meta>
</office:document-meta>
</file>